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542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542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91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542in" table:align="left" style:writing-mode="lr-tb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4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95in" table:align="left" style:writing-mode="lr-tb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4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95in" table:align="left" style:writing-mode="lr-tb"/>
    </style:style>
    <style:style style:name="Table5.A" style:family="table-column">
      <style:table-column-properties style:column-width="3.4625in"/>
    </style:style>
    <style:style style:name="Table5.B" style:family="table-column">
      <style:table-column-properties style:column-width="3.4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style:vertical-align="top" fo:padding="0.0382in" fo:border="0.1pt solid #000000" style:writing-mode="lr-tb"/>
    </style:style>
    <style:style style:name="Table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6.95in" table:align="left" style:writing-mode="lr-tb"/>
    </style:style>
    <style:style style:name="Table6.A" style:family="table-column">
      <style:table-column-properties style:column-width="3.4625in"/>
    </style:style>
    <style:style style:name="Table6.B" style:family="table-column">
      <style:table-column-properties style:column-width="3.4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.B1" style:family="table-cell">
      <style:table-cell-properties style:vertical-align="top" fo:padding="0.0382in" fo:border="0.1pt solid #000000" style:writing-mode="lr-tb"/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95in" table:align="left" style:writing-mode="lr-tb"/>
    </style:style>
    <style:style style:name="Table7.A" style:family="table-column">
      <style:table-column-properties style:column-width="3.4625in"/>
    </style:style>
    <style:style style:name="Table7.B" style:family="table-column">
      <style:table-column-properties style:column-width="3.4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.0382in" fo:border="0.1pt solid #000000" style:writing-mode="lr-tb"/>
    </style:style>
    <style:style style:name="Table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6.9472in" table:align="left" style:writing-mode="lr-tb"/>
    </style:style>
    <style:style style:name="Table8.A" style:family="table-column">
      <style:table-column-properties style:column-width="3.4625in"/>
    </style:style>
    <style:style style:name="Table8.B" style:family="table-column">
      <style:table-column-properties style:column-width="3.484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8.B1" style:family="table-cell">
      <style:table-cell-properties style:vertical-align="top" fo:padding="0.0382in" fo:border="0.1pt solid #000000" style:writing-mode="lr-tb"/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9472in" table:align="left" style:writing-mode="lr-tb"/>
    </style:style>
    <style:style style:name="Table9.A" style:family="table-column">
      <style:table-column-properties style:column-width="3.4625in"/>
    </style:style>
    <style:style style:name="Table9.B" style:family="table-column">
      <style:table-column-properties style:column-width="3.48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9.B1" style:family="table-cell">
      <style:table-cell-properties style:vertical-align="top" fo:padding="0.0382in" fo:border="0.1pt solid #000000" style:writing-mode="lr-tb"/>
    </style:style>
    <style:style style:name="Table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6.9472in" table:align="left" style:writing-mode="lr-tb"/>
    </style:style>
    <style:style style:name="Table10.A" style:family="table-column">
      <style:table-column-properties style:column-width="3.4625in"/>
    </style:style>
    <style:style style:name="Table10.B" style:family="table-column">
      <style:table-column-properties style:column-width="3.484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0.B1" style:family="table-cell">
      <style:table-cell-properties style:vertical-align="top" fo:padding="0.0382in" fo:border="0.1pt solid #000000" style:writing-mode="lr-tb"/>
    </style:style>
    <style:style style:name="Table1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6.9458in" table:align="left" style:writing-mode="lr-tb"/>
    </style:style>
    <style:style style:name="Table11.A" style:family="table-column">
      <style:table-column-properties style:column-width="3.4625in"/>
    </style:style>
    <style:style style:name="Table11.B" style:family="table-column">
      <style:table-column-properties style:column-width="3.483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style:vertical-align="top" fo:padding="0.0382in" fo:border="0.1pt solid #000000" style:writing-mode="lr-tb"/>
    </style:style>
    <style:style style:name="Table1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6.9472in" table:align="left" style:writing-mode="lr-tb"/>
    </style:style>
    <style:style style:name="Table12.A" style:family="table-column">
      <style:table-column-properties style:column-width="3.4625in"/>
    </style:style>
    <style:style style:name="Table12.B" style:family="table-column">
      <style:table-column-properties style:column-width="3.484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2.B1" style:family="table-cell">
      <style:table-cell-properties style:vertical-align="top" fo:padding="0.0382in" fo:border="0.1pt solid #000000" style:writing-mode="lr-tb"/>
    </style:style>
    <style:style style:name="Table1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6.9472in" table:align="left" style:writing-mode="lr-tb"/>
    </style:style>
    <style:style style:name="Table13.A" style:family="table-column">
      <style:table-column-properties style:column-width="3.4625in"/>
    </style:style>
    <style:style style:name="Table13.B" style:family="table-column">
      <style:table-column-properties style:column-width="3.4847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3.B1" style:family="table-cell">
      <style:table-cell-properties style:vertical-align="top" fo:padding="0.0382in" fo:border="0.1pt solid #000000" style:writing-mode="lr-tb"/>
    </style:style>
    <style:style style:name="Table1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4" style:family="table">
      <style:table-properties style:width="6.9458in" table:align="left" style:writing-mode="lr-tb"/>
    </style:style>
    <style:style style:name="Table14.A" style:family="table-column">
      <style:table-column-properties style:column-width="3.4625in"/>
    </style:style>
    <style:style style:name="Table14.B" style:family="table-column">
      <style:table-column-properties style:column-width="3.4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4.B1" style:family="table-cell">
      <style:table-cell-properties style:vertical-align="top" fo:padding="0.0382in" fo:border="0.1pt solid #000000" style:writing-mode="lr-tb"/>
    </style:style>
    <style:style style:name="Table1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6.9472in" table:align="left" style:writing-mode="lr-tb"/>
    </style:style>
    <style:style style:name="Table15.A" style:family="table-column">
      <style:table-column-properties style:column-width="3.4625in"/>
    </style:style>
    <style:style style:name="Table15.B" style:family="table-column">
      <style:table-column-properties style:column-width="3.4847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5.B1" style:family="table-cell">
      <style:table-cell-properties style:vertical-align="top" fo:padding="0.0382in" fo:border="0.1pt solid #000000" style:writing-mode="lr-tb"/>
    </style:style>
    <style:style style:name="Table1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6.9472in" table:align="left" style:writing-mode="lr-tb"/>
    </style:style>
    <style:style style:name="Table16.A" style:family="table-column">
      <style:table-column-properties style:column-width="3.4625in"/>
    </style:style>
    <style:style style:name="Table16.B" style:family="table-column">
      <style:table-column-properties style:column-width="3.4847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6.B1" style:family="table-cell">
      <style:table-cell-properties style:vertical-align="top" fo:padding="0.0382in" fo:border="0.1pt solid #000000" style:writing-mode="lr-tb"/>
    </style:style>
    <style:style style:name="Table1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6.9472in" table:align="left" style:writing-mode="lr-tb"/>
    </style:style>
    <style:style style:name="Table17.A" style:family="table-column">
      <style:table-column-properties style:column-width="3.4625in"/>
    </style:style>
    <style:style style:name="Table17.B" style:family="table-column">
      <style:table-column-properties style:column-width="3.484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7.B1" style:family="table-cell">
      <style:table-cell-properties style:vertical-align="top" fo:padding="0.0382in" fo:border="0.1pt solid #000000" style:writing-mode="lr-tb"/>
    </style:style>
    <style:style style:name="Table1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8" style:family="table">
      <style:table-properties style:width="6.9472in" table:align="left" style:writing-mode="lr-tb"/>
    </style:style>
    <style:style style:name="Table18.A" style:family="table-column">
      <style:table-column-properties style:column-width="3.4625in"/>
    </style:style>
    <style:style style:name="Table18.B" style:family="table-column">
      <style:table-column-properties style:column-width="3.4847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8.B1" style:family="table-cell">
      <style:table-cell-properties style:vertical-align="top" fo:padding="0.0382in" fo:border="0.1pt solid #000000" style:writing-mode="lr-tb"/>
    </style:style>
    <style:style style:name="Table1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9" style:family="table">
      <style:table-properties style:width="6.9472in" table:align="left" style:writing-mode="lr-tb"/>
    </style:style>
    <style:style style:name="Table19.A" style:family="table-column">
      <style:table-column-properties style:column-width="3.4625in"/>
    </style:style>
    <style:style style:name="Table19.B" style:family="table-column">
      <style:table-column-properties style:column-width="3.4847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9.B1" style:family="table-cell">
      <style:table-cell-properties style:vertical-align="top" fo:padding="0.0382in" fo:border="0.1pt solid #000000" style:writing-mode="lr-tb"/>
    </style:style>
    <style:style style:name="Table1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0" style:family="table">
      <style:table-properties style:width="6.9472in" table:align="left" style:writing-mode="lr-tb"/>
    </style:style>
    <style:style style:name="Table20.A" style:family="table-column">
      <style:table-column-properties style:column-width="3.4625in"/>
    </style:style>
    <style:style style:name="Table20.B" style:family="table-column">
      <style:table-column-properties style:column-width="3.484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0.B1" style:family="table-cell">
      <style:table-cell-properties style:vertical-align="top" fo:padding="0.0382in" fo:border="0.1pt solid #000000" style:writing-mode="lr-tb"/>
    </style:style>
    <style:style style:name="Table2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1" style:family="table">
      <style:table-properties style:width="6.9472in" table:align="left" style:writing-mode="lr-tb"/>
    </style:style>
    <style:style style:name="Table21.A" style:family="table-column">
      <style:table-column-properties style:column-width="3.4625in"/>
    </style:style>
    <style:style style:name="Table21.B" style:family="table-column">
      <style:table-column-properties style:column-width="3.4847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1.B1" style:family="table-cell">
      <style:table-cell-properties style:vertical-align="top" fo:padding="0.0382in" fo:border="0.1pt solid #000000" style:writing-mode="lr-tb"/>
    </style:style>
    <style:style style:name="Table2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6.9472in" table:align="left" style:writing-mode="lr-tb"/>
    </style:style>
    <style:style style:name="Table22.A" style:family="table-column">
      <style:table-column-properties style:column-width="3.4625in"/>
    </style:style>
    <style:style style:name="Table22.B" style:family="table-column">
      <style:table-column-properties style:column-width="3.4847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2.B1" style:family="table-cell">
      <style:table-cell-properties style:vertical-align="top" fo:padding="0.0382in" fo:border="0.1pt solid #000000" style:writing-mode="lr-tb"/>
    </style:style>
    <style:style style:name="Table2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6.9472in" table:align="left" style:writing-mode="lr-tb"/>
    </style:style>
    <style:style style:name="Table23.A" style:family="table-column">
      <style:table-column-properties style:column-width="3.4625in"/>
    </style:style>
    <style:style style:name="Table23.B" style:family="table-column">
      <style:table-column-properties style:column-width="3.4847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3.B1" style:family="table-cell">
      <style:table-cell-properties style:vertical-align="top" fo:padding="0.0382in" fo:border="0.1pt solid #000000" style:writing-mode="lr-tb"/>
    </style:style>
    <style:style style:name="Table2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6.9389in" table:align="left" style:writing-mode="lr-tb"/>
    </style:style>
    <style:style style:name="Table24.A" style:family="table-column">
      <style:table-column-properties style:column-width="3.4625in"/>
    </style:style>
    <style:style style:name="Table24.B" style:family="table-column">
      <style:table-column-properties style:column-width="3.476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4.B1" style:family="table-cell">
      <style:table-cell-properties style:vertical-align="top" fo:padding="0.0382in" fo:border="0.1pt solid #000000" style:writing-mode="lr-tb"/>
    </style:style>
    <style:style style:name="Table2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5" style:family="table">
      <style:table-properties style:width="6.9389in" table:align="left" style:writing-mode="lr-tb"/>
    </style:style>
    <style:style style:name="Table25.A" style:family="table-column">
      <style:table-column-properties style:column-width="3.4625in"/>
    </style:style>
    <style:style style:name="Table25.B" style:family="table-column">
      <style:table-column-properties style:column-width="3.476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5.B1" style:family="table-cell">
      <style:table-cell-properties style:vertical-align="top" fo:padding="0.0382in" fo:border="0.1pt solid #000000" style:writing-mode="lr-tb"/>
    </style:style>
    <style:style style:name="Table2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6" style:family="table">
      <style:table-properties style:width="6.9389in" table:align="left" style:writing-mode="lr-tb"/>
    </style:style>
    <style:style style:name="Table26.A" style:family="table-column">
      <style:table-column-properties style:column-width="3.4625in"/>
    </style:style>
    <style:style style:name="Table26.B" style:family="table-column">
      <style:table-column-properties style:column-width="3.476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6.B1" style:family="table-cell">
      <style:table-cell-properties style:vertical-align="top" fo:padding="0.0382in" fo:border="0.1pt solid #000000" style:writing-mode="lr-tb"/>
    </style:style>
    <style:style style:name="Table2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7" style:family="table">
      <style:table-properties style:width="6.9389in" table:align="left" style:writing-mode="lr-tb"/>
    </style:style>
    <style:style style:name="Table27.A" style:family="table-column">
      <style:table-column-properties style:column-width="3.4625in"/>
    </style:style>
    <style:style style:name="Table27.B" style:family="table-column">
      <style:table-column-properties style:column-width="3.476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7.B1" style:family="table-cell">
      <style:table-cell-properties style:vertical-align="top" fo:padding="0.0382in" fo:border="0.1pt solid #000000" style:writing-mode="lr-tb"/>
    </style:style>
    <style:style style:name="Table2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6.9389in" table:align="left" style:writing-mode="lr-tb"/>
    </style:style>
    <style:style style:name="Table28.A" style:family="table-column">
      <style:table-column-properties style:column-width="3.4625in"/>
    </style:style>
    <style:style style:name="Table28.B" style:family="table-column">
      <style:table-column-properties style:column-width="3.476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8.B1" style:family="table-cell">
      <style:table-cell-properties style:vertical-align="top" fo:padding="0.0382in" fo:border="0.1pt solid #000000" style:writing-mode="lr-tb"/>
    </style:style>
    <style:style style:name="Table2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6.9389in" table:align="left" style:writing-mode="lr-tb"/>
    </style:style>
    <style:style style:name="Table29.A" style:family="table-column">
      <style:table-column-properties style:column-width="3.4625in"/>
    </style:style>
    <style:style style:name="Table29.B" style:family="table-column">
      <style:table-column-properties style:column-width="3.476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9.B1" style:family="table-cell">
      <style:table-cell-properties style:vertical-align="top" fo:padding="0.0382in" fo:border="0.1pt solid #000000" style:writing-mode="lr-tb"/>
    </style:style>
    <style:style style:name="Table2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6.9389in" table:align="left" style:writing-mode="lr-tb"/>
    </style:style>
    <style:style style:name="Table30.A" style:family="table-column">
      <style:table-column-properties style:column-width="3.4625in"/>
    </style:style>
    <style:style style:name="Table30.B" style:family="table-column">
      <style:table-column-properties style:column-width="3.476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0.B1" style:family="table-cell">
      <style:table-cell-properties style:vertical-align="top" fo:padding="0.0382in" fo:border="0.1pt solid #000000" style:writing-mode="lr-tb"/>
    </style:style>
    <style:style style:name="Table3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6.9389in" table:align="left" style:writing-mode="lr-tb"/>
    </style:style>
    <style:style style:name="Table31.A" style:family="table-column">
      <style:table-column-properties style:column-width="3.4625in"/>
    </style:style>
    <style:style style:name="Table31.B" style:family="table-column">
      <style:table-column-properties style:column-width="3.476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1.B1" style:family="table-cell">
      <style:table-cell-properties style:vertical-align="top" fo:padding="0.0382in" fo:border="0.1pt solid #000000" style:writing-mode="lr-tb"/>
    </style:style>
    <style:style style:name="Table3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2" style:family="table">
      <style:table-properties style:width="6.9389in" table:align="left" style:writing-mode="lr-tb"/>
    </style:style>
    <style:style style:name="Table32.A" style:family="table-column">
      <style:table-column-properties style:column-width="3.4625in"/>
    </style:style>
    <style:style style:name="Table32.B" style:family="table-column">
      <style:table-column-properties style:column-width="3.476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2.B1" style:family="table-cell">
      <style:table-cell-properties style:vertical-align="top" fo:padding="0.0382in" fo:border="0.1pt solid #000000" style:writing-mode="lr-tb"/>
    </style:style>
    <style:style style:name="Table3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3" style:family="table">
      <style:table-properties style:width="6.9389in" table:align="left" style:writing-mode="lr-tb"/>
    </style:style>
    <style:style style:name="Table33.A" style:family="table-column">
      <style:table-column-properties style:column-width="3.4625in"/>
    </style:style>
    <style:style style:name="Table33.B" style:family="table-column">
      <style:table-column-properties style:column-width="3.476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3.B1" style:family="table-cell">
      <style:table-cell-properties style:vertical-align="top" fo:padding="0.0382in" fo:border="0.1pt solid #000000" style:writing-mode="lr-tb"/>
    </style:style>
    <style:style style:name="Table3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4" style:family="table">
      <style:table-properties style:width="6.9389in" table:align="left" style:writing-mode="lr-tb"/>
    </style:style>
    <style:style style:name="Table34.A" style:family="table-column">
      <style:table-column-properties style:column-width="3.4625in"/>
    </style:style>
    <style:style style:name="Table34.B" style:family="table-column">
      <style:table-column-properties style:column-width="3.476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4.B1" style:family="table-cell">
      <style:table-cell-properties style:vertical-align="top" fo:padding="0.0382in" fo:border="0.1pt solid #000000" style:writing-mode="lr-tb"/>
    </style:style>
    <style:style style:name="Table3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5" style:family="table">
      <style:table-properties style:width="6.9389in" table:align="left" style:writing-mode="lr-tb"/>
    </style:style>
    <style:style style:name="Table35.A" style:family="table-column">
      <style:table-column-properties style:column-width="3.4625in"/>
    </style:style>
    <style:style style:name="Table35.B" style:family="table-column">
      <style:table-column-properties style:column-width="3.476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5.B1" style:family="table-cell">
      <style:table-cell-properties style:vertical-align="top" fo:padding="0.0382in" fo:border="0.1pt solid #000000" style:writing-mode="lr-tb"/>
    </style:style>
    <style:style style:name="Table3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6" style:family="table">
      <style:table-properties style:width="6.9389in" table:align="left" style:writing-mode="lr-tb"/>
    </style:style>
    <style:style style:name="Table36.A" style:family="table-column">
      <style:table-column-properties style:column-width="3.4625in"/>
    </style:style>
    <style:style style:name="Table36.B" style:family="table-column">
      <style:table-column-properties style:column-width="3.476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6.B1" style:family="table-cell">
      <style:table-cell-properties style:vertical-align="top" fo:padding="0.0382in" fo:border="0.1pt solid #000000" style:writing-mode="lr-tb"/>
    </style:style>
    <style:style style:name="Table3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7" style:family="table">
      <style:table-properties style:width="6.9389in" table:align="left" style:writing-mode="lr-tb"/>
    </style:style>
    <style:style style:name="Table37.A" style:family="table-column">
      <style:table-column-properties style:column-width="3.4625in"/>
    </style:style>
    <style:style style:name="Table37.B" style:family="table-column">
      <style:table-column-properties style:column-width="3.476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7.B1" style:family="table-cell">
      <style:table-cell-properties style:vertical-align="top" fo:padding="0.0382in" fo:border="0.1pt solid #000000" style:writing-mode="lr-tb"/>
    </style:style>
    <style:style style:name="Table3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8" style:family="table">
      <style:table-properties style:width="6.9389in" table:align="left" style:writing-mode="lr-tb"/>
    </style:style>
    <style:style style:name="Table38.A" style:family="table-column">
      <style:table-column-properties style:column-width="3.4625in"/>
    </style:style>
    <style:style style:name="Table38.B" style:family="table-column">
      <style:table-column-properties style:column-width="3.476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8.B1" style:family="table-cell">
      <style:table-cell-properties style:vertical-align="top" fo:padding="0.0382in" fo:border="0.1pt solid #000000" style:writing-mode="lr-tb"/>
    </style:style>
    <style:style style:name="Table3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9" style:family="table">
      <style:table-properties style:width="6.9389in" table:align="left" style:writing-mode="lr-tb"/>
    </style:style>
    <style:style style:name="Table39.A" style:family="table-column">
      <style:table-column-properties style:column-width="3.4625in"/>
    </style:style>
    <style:style style:name="Table39.B" style:family="table-column">
      <style:table-column-properties style:column-width="3.476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9.B1" style:family="table-cell">
      <style:table-cell-properties style:vertical-align="top" fo:padding="0.0382in" fo:border="0.1pt solid #000000" style:writing-mode="lr-tb"/>
    </style:style>
    <style:style style:name="Table3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0" style:family="table">
      <style:table-properties style:width="6.9389in" table:align="left" style:writing-mode="lr-tb"/>
    </style:style>
    <style:style style:name="Table40.A" style:family="table-column">
      <style:table-column-properties style:column-width="3.4625in"/>
    </style:style>
    <style:style style:name="Table40.B" style:family="table-column">
      <style:table-column-properties style:column-width="3.476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0.B1" style:family="table-cell">
      <style:table-cell-properties style:vertical-align="top" fo:padding="0.0382in" fo:border="0.1pt solid #000000" style:writing-mode="lr-tb"/>
    </style:style>
    <style:style style:name="Table4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1" style:family="table">
      <style:table-properties style:width="6.9389in" table:align="left" style:writing-mode="lr-tb"/>
    </style:style>
    <style:style style:name="Table41.A" style:family="table-column">
      <style:table-column-properties style:column-width="3.4625in"/>
    </style:style>
    <style:style style:name="Table41.B" style:family="table-column">
      <style:table-column-properties style:column-width="3.476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1.B1" style:family="table-cell">
      <style:table-cell-properties style:vertical-align="top" fo:padding="0.0382in" fo:border="0.1pt solid #000000" style:writing-mode="lr-tb"/>
    </style:style>
    <style:style style:name="Table4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2" style:family="table">
      <style:table-properties style:width="6.9389in" table:align="left" style:writing-mode="lr-tb"/>
    </style:style>
    <style:style style:name="Table42.A" style:family="table-column">
      <style:table-column-properties style:column-width="3.4625in"/>
    </style:style>
    <style:style style:name="Table42.B" style:family="table-column">
      <style:table-column-properties style:column-width="3.476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2.B1" style:family="table-cell">
      <style:table-cell-properties style:vertical-align="top" fo:padding="0.0382in" fo:border="0.1pt solid #000000" style:writing-mode="lr-tb"/>
    </style:style>
    <style:style style:name="Table4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3" style:family="table">
      <style:table-properties style:width="6.9389in" table:align="left" style:writing-mode="lr-tb"/>
    </style:style>
    <style:style style:name="Table43.A" style:family="table-column">
      <style:table-column-properties style:column-width="3.4625in"/>
    </style:style>
    <style:style style:name="Table43.B" style:family="table-column">
      <style:table-column-properties style:column-width="3.476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3.B1" style:family="table-cell">
      <style:table-cell-properties style:vertical-align="top" fo:padding="0.0382in" fo:border="0.1pt solid #000000" style:writing-mode="lr-tb"/>
    </style:style>
    <style:style style:name="Table4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4" style:family="table">
      <style:table-properties style:width="6.9389in" table:align="left" style:writing-mode="lr-tb"/>
    </style:style>
    <style:style style:name="Table44.A" style:family="table-column">
      <style:table-column-properties style:column-width="3.4625in"/>
    </style:style>
    <style:style style:name="Table44.B" style:family="table-column">
      <style:table-column-properties style:column-width="3.476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4.B1" style:family="table-cell">
      <style:table-cell-properties style:vertical-align="top" fo:padding="0.0382in" fo:border="0.1pt solid #000000" style:writing-mode="lr-tb"/>
    </style:style>
    <style:style style:name="Table4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5" style:family="table">
      <style:table-properties style:width="6.9389in" table:align="left" style:writing-mode="lr-tb"/>
    </style:style>
    <style:style style:name="Table45.A" style:family="table-column">
      <style:table-column-properties style:column-width="3.4625in"/>
    </style:style>
    <style:style style:name="Table45.B" style:family="table-column">
      <style:table-column-properties style:column-width="3.476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5.B1" style:family="table-cell">
      <style:table-cell-properties style:vertical-align="top" fo:padding="0.0382in" fo:border="0.1pt solid #000000" style:writing-mode="lr-tb"/>
    </style:style>
    <style:style style:name="Table4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6" style:family="table">
      <style:table-properties style:width="6.9389in" table:align="left" style:writing-mode="lr-tb"/>
    </style:style>
    <style:style style:name="Table46.A" style:family="table-column">
      <style:table-column-properties style:column-width="3.4625in"/>
    </style:style>
    <style:style style:name="Table46.B" style:family="table-column">
      <style:table-column-properties style:column-width="3.476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6.B1" style:family="table-cell">
      <style:table-cell-properties style:vertical-align="top" fo:padding="0.0382in" fo:border="0.1pt solid #000000" style:writing-mode="lr-tb"/>
    </style:style>
    <style:style style:name="Table4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7" style:family="table">
      <style:table-properties style:width="6.9389in" table:align="left" style:writing-mode="lr-tb"/>
    </style:style>
    <style:style style:name="Table47.A" style:family="table-column">
      <style:table-column-properties style:column-width="3.4625in"/>
    </style:style>
    <style:style style:name="Table47.B" style:family="table-column">
      <style:table-column-properties style:column-width="3.476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7.B1" style:family="table-cell">
      <style:table-cell-properties style:vertical-align="top" fo:padding="0.0382in" fo:border="0.1pt solid #000000" style:writing-mode="lr-tb"/>
    </style:style>
    <style:style style:name="Table4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7.3" style:family="table-row">
      <style:table-row-properties style:min-row-height="0.1861in" fo:keep-together="auto"/>
    </style:style>
    <style:style style:name="Table48" style:family="table">
      <style:table-properties style:width="6.9389in" table:align="left" style:writing-mode="lr-tb"/>
    </style:style>
    <style:style style:name="Table48.A" style:family="table-column">
      <style:table-column-properties style:column-width="3.4625in"/>
    </style:style>
    <style:style style:name="Table48.B" style:family="table-column">
      <style:table-column-properties style:column-width="3.476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8.B1" style:family="table-cell">
      <style:table-cell-properties style:vertical-align="top" fo:padding="0.0382in" fo:border="0.1pt solid #000000" style:writing-mode="lr-tb"/>
    </style:style>
    <style:style style:name="Table4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9" style:family="table">
      <style:table-properties style:width="6.9389in" table:align="left" style:writing-mode="lr-tb"/>
    </style:style>
    <style:style style:name="Table49.A" style:family="table-column">
      <style:table-column-properties style:column-width="3.4625in"/>
    </style:style>
    <style:style style:name="Table49.B" style:family="table-column">
      <style:table-column-properties style:column-width="3.476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9.B1" style:family="table-cell">
      <style:table-cell-properties style:vertical-align="top" fo:padding="0.0382in" fo:border="0.1pt solid #000000" style:writing-mode="lr-tb"/>
    </style:style>
    <style:style style:name="Table4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0" style:family="table">
      <style:table-properties style:width="6.9389in" table:align="left" style:writing-mode="lr-tb"/>
    </style:style>
    <style:style style:name="Table50.A" style:family="table-column">
      <style:table-column-properties style:column-width="3.4625in"/>
    </style:style>
    <style:style style:name="Table50.B" style:family="table-column">
      <style:table-column-properties style:column-width="3.476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0.B1" style:family="table-cell">
      <style:table-cell-properties style:vertical-align="top" fo:padding="0.0382in" fo:border="0.1pt solid #000000" style:writing-mode="lr-tb"/>
    </style:style>
    <style:style style:name="Table5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1" style:family="table">
      <style:table-properties style:width="6.9306in" table:align="left" style:writing-mode="lr-tb"/>
    </style:style>
    <style:style style:name="Table51.A" style:family="table-column">
      <style:table-column-properties style:column-width="3.4625in"/>
    </style:style>
    <style:style style:name="Table51.B" style:family="table-column">
      <style:table-column-properties style:column-width="3.4681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1.B1" style:family="table-cell">
      <style:table-cell-properties style:vertical-align="top" fo:padding="0.0382in" fo:border="0.1pt solid #000000" style:writing-mode="lr-tb"/>
    </style:style>
    <style:style style:name="Table5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2" style:family="table">
      <style:table-properties style:width="6.9306in" table:align="left" style:writing-mode="lr-tb"/>
    </style:style>
    <style:style style:name="Table52.A" style:family="table-column">
      <style:table-column-properties style:column-width="3.4625in"/>
    </style:style>
    <style:style style:name="Table52.B" style:family="table-column">
      <style:table-column-properties style:column-width="3.4681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2.B1" style:family="table-cell">
      <style:table-cell-properties style:vertical-align="top" fo:padding="0.0382in" fo:border="0.1pt solid #000000" style:writing-mode="lr-tb"/>
    </style:style>
    <style:style style:name="Table5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3" style:family="table">
      <style:table-properties style:width="6.9306in" table:align="left" style:writing-mode="lr-tb"/>
    </style:style>
    <style:style style:name="Table53.A" style:family="table-column">
      <style:table-column-properties style:column-width="3.4625in"/>
    </style:style>
    <style:style style:name="Table53.B" style:family="table-column">
      <style:table-column-properties style:column-width="3.4681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3.B1" style:family="table-cell">
      <style:table-cell-properties style:vertical-align="top" fo:padding="0.0382in" fo:border="0.1pt solid #000000" style:writing-mode="lr-tb"/>
    </style:style>
    <style:style style:name="Table5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4" style:family="table">
      <style:table-properties style:width="6.9306in" table:align="left" style:writing-mode="lr-tb"/>
    </style:style>
    <style:style style:name="Table54.A" style:family="table-column">
      <style:table-column-properties style:column-width="3.4625in"/>
    </style:style>
    <style:style style:name="Table54.B" style:family="table-column">
      <style:table-column-properties style:column-width="3.4681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4.B1" style:family="table-cell">
      <style:table-cell-properties style:vertical-align="top" fo:padding="0.0382in" fo:border="0.1pt solid #000000" style:writing-mode="lr-tb"/>
    </style:style>
    <style:style style:name="Table5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5" style:family="table">
      <style:table-properties style:width="6.9306in" table:align="left" style:writing-mode="lr-tb"/>
    </style:style>
    <style:style style:name="Table55.A" style:family="table-column">
      <style:table-column-properties style:column-width="3.4625in"/>
    </style:style>
    <style:style style:name="Table55.B" style:family="table-column">
      <style:table-column-properties style:column-width="3.4681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5.B1" style:family="table-cell">
      <style:table-cell-properties style:vertical-align="top" fo:padding="0.0382in" fo:border="0.1pt solid #000000" style:writing-mode="lr-tb"/>
    </style:style>
    <style:style style:name="Table5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6" style:family="table">
      <style:table-properties style:width="6.9306in" table:align="left" style:writing-mode="lr-tb"/>
    </style:style>
    <style:style style:name="Table56.A" style:family="table-column">
      <style:table-column-properties style:column-width="3.4625in"/>
    </style:style>
    <style:style style:name="Table56.B" style:family="table-column">
      <style:table-column-properties style:column-width="3.4681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6.B1" style:family="table-cell">
      <style:table-cell-properties style:vertical-align="top" fo:padding="0.0382in" fo:border="0.1pt solid #000000" style:writing-mode="lr-tb"/>
    </style:style>
    <style:style style:name="Table5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7" style:family="table">
      <style:table-properties style:width="6.9306in" table:align="left" style:writing-mode="lr-tb"/>
    </style:style>
    <style:style style:name="Table57.A" style:family="table-column">
      <style:table-column-properties style:column-width="3.4625in"/>
    </style:style>
    <style:style style:name="Table57.B" style:family="table-column">
      <style:table-column-properties style:column-width="3.4681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7.B1" style:family="table-cell">
      <style:table-cell-properties style:vertical-align="top" fo:padding="0.0382in" fo:border="0.1pt solid #000000" style:writing-mode="lr-tb"/>
    </style:style>
    <style:style style:name="Table5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8" style:family="table">
      <style:table-properties style:width="6.9306in" table:align="left" style:writing-mode="lr-tb"/>
    </style:style>
    <style:style style:name="Table58.A" style:family="table-column">
      <style:table-column-properties style:column-width="3.4625in"/>
    </style:style>
    <style:style style:name="Table58.B" style:family="table-column">
      <style:table-column-properties style:column-width="3.4681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8.B1" style:family="table-cell">
      <style:table-cell-properties style:vertical-align="top" fo:padding="0.0382in" fo:border="0.1pt solid #000000" style:writing-mode="lr-tb"/>
    </style:style>
    <style:style style:name="Table5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9" style:family="table">
      <style:table-properties style:width="6.9306in" table:align="left" style:writing-mode="lr-tb"/>
    </style:style>
    <style:style style:name="Table59.A" style:family="table-column">
      <style:table-column-properties style:column-width="3.4625in"/>
    </style:style>
    <style:style style:name="Table59.B" style:family="table-column">
      <style:table-column-properties style:column-width="3.4681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9.B1" style:family="table-cell">
      <style:table-cell-properties style:vertical-align="top" fo:padding="0.0382in" fo:border="0.1pt solid #000000" style:writing-mode="lr-tb"/>
    </style:style>
    <style:style style:name="Table5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0" style:family="table">
      <style:table-properties style:width="6.9306in" table:align="left" style:writing-mode="lr-tb"/>
    </style:style>
    <style:style style:name="Table60.A" style:family="table-column">
      <style:table-column-properties style:column-width="3.4625in"/>
    </style:style>
    <style:style style:name="Table60.B" style:family="table-column">
      <style:table-column-properties style:column-width="3.4681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0.B1" style:family="table-cell">
      <style:table-cell-properties style:vertical-align="top" fo:padding="0.0382in" fo:border="0.1pt solid #000000" style:writing-mode="lr-tb"/>
    </style:style>
    <style:style style:name="Table6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1" style:family="table">
      <style:table-properties style:width="6.9389in" table:align="left" style:writing-mode="lr-tb"/>
    </style:style>
    <style:style style:name="Table61.A" style:family="table-column">
      <style:table-column-properties style:column-width="3.4625in"/>
    </style:style>
    <style:style style:name="Table61.B" style:family="table-column">
      <style:table-column-properties style:column-width="3.4764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1.B1" style:family="table-cell">
      <style:table-cell-properties style:vertical-align="top" fo:padding="0.0382in" fo:border="0.1pt solid #000000" style:writing-mode="lr-tb"/>
    </style:style>
    <style:style style:name="Table6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2" style:family="table">
      <style:table-properties style:width="6.9389in" table:align="left" style:writing-mode="lr-tb"/>
    </style:style>
    <style:style style:name="Table62.A" style:family="table-column">
      <style:table-column-properties style:column-width="3.4625in"/>
    </style:style>
    <style:style style:name="Table62.B" style:family="table-column">
      <style:table-column-properties style:column-width="3.476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2.B1" style:family="table-cell">
      <style:table-cell-properties style:vertical-align="top" fo:padding="0.0382in" fo:border="0.1pt solid #000000" style:writing-mode="lr-tb"/>
    </style:style>
    <style:style style:name="Table6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3" style:family="table">
      <style:table-properties style:width="6.9389in" table:align="left" style:writing-mode="lr-tb"/>
    </style:style>
    <style:style style:name="Table63.A" style:family="table-column">
      <style:table-column-properties style:column-width="3.4625in"/>
    </style:style>
    <style:style style:name="Table63.B" style:family="table-column">
      <style:table-column-properties style:column-width="3.476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3.B1" style:family="table-cell">
      <style:table-cell-properties style:vertical-align="top" fo:padding="0.0382in" fo:border="0.1pt solid #000000" style:writing-mode="lr-tb"/>
    </style:style>
    <style:style style:name="Table6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4" style:family="table">
      <style:table-properties style:width="6.9389in" table:align="left" style:writing-mode="lr-tb"/>
    </style:style>
    <style:style style:name="Table64.A" style:family="table-column">
      <style:table-column-properties style:column-width="3.4625in"/>
    </style:style>
    <style:style style:name="Table64.B" style:family="table-column">
      <style:table-column-properties style:column-width="3.4764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4.B1" style:family="table-cell">
      <style:table-cell-properties style:vertical-align="top" fo:padding="0.0382in" fo:border="0.1pt solid #000000" style:writing-mode="lr-tb"/>
    </style:style>
    <style:style style:name="Table6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5" style:family="table">
      <style:table-properties style:width="6.925in" table:align="margins" style:writing-mode="lr-tb"/>
    </style:style>
    <style:style style:name="Table65.A" style:family="table-column">
      <style:table-column-properties style:column-width="3.4625in" style:rel-column-width="32767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B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officeooo:paragraph-rsid="00121c3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b324c" style:font-weight-asian="bold" style:font-weight-complex="bold"/>
    </style:style>
    <style:style style:name="P7" style:family="paragraph" style:parent-style-name="Table_20_Contents">
      <style:text-properties officeooo:paragraph-rsid="001b6b0f"/>
    </style:style>
    <style:style style:name="P8" style:family="paragraph" style:parent-style-name="Table_20_Contents">
      <style:text-properties officeooo:paragraph-rsid="001de024"/>
    </style:style>
    <style:style style:name="P9" style:family="paragraph" style:parent-style-name="Table_20_Contents">
      <style:text-properties officeooo:paragraph-rsid="00268b2b"/>
    </style:style>
    <style:style style:name="P10" style:family="paragraph" style:parent-style-name="Table_20_Contents">
      <style:text-properties officeooo:paragraph-rsid="0029393a"/>
    </style:style>
    <style:style style:name="P11" style:family="paragraph" style:parent-style-name="Table_20_Contents">
      <style:text-properties officeooo:paragraph-rsid="002a2f12"/>
    </style:style>
    <style:style style:name="P12" style:family="paragraph" style:parent-style-name="Table_20_Contents">
      <style:text-properties officeooo:paragraph-rsid="002aa768"/>
    </style:style>
    <style:style style:name="P13" style:family="paragraph" style:parent-style-name="Table_20_Contents">
      <style:text-properties officeooo:paragraph-rsid="002b4e4a"/>
    </style:style>
    <style:style style:name="P14" style:family="paragraph" style:parent-style-name="Table_20_Contents">
      <style:text-properties officeooo:paragraph-rsid="002ff421"/>
    </style:style>
    <style:style style:name="P15" style:family="paragraph" style:parent-style-name="Table_20_Contents">
      <style:text-properties officeooo:paragraph-rsid="003198c8"/>
    </style:style>
    <style:style style:name="P16" style:family="paragraph" style:parent-style-name="Table_20_Contents">
      <style:text-properties officeooo:paragraph-rsid="00331470"/>
    </style:style>
    <style:style style:name="P17" style:family="paragraph" style:parent-style-name="Table_20_Contents">
      <style:text-properties officeooo:paragraph-rsid="003419bf"/>
    </style:style>
    <style:style style:name="P18" style:family="paragraph" style:parent-style-name="Table_20_Contents">
      <style:text-properties officeooo:paragraph-rsid="0037916f"/>
    </style:style>
    <style:style style:name="P19" style:family="paragraph" style:parent-style-name="Table_20_Contents">
      <style:text-properties officeooo:paragraph-rsid="00382385"/>
    </style:style>
    <style:style style:name="P20" style:family="paragraph" style:parent-style-name="Heading_20_2" style:master-page-name="Convert_20_1">
      <style:paragraph-properties style:page-number="auto" fo:break-before="page"/>
    </style:style>
    <style:style style:name="P21" style:family="paragraph" style:parent-style-name="Heading_20_2" style:master-page-name="Convert_20_3">
      <style:paragraph-properties style:page-number="auto" fo:break-before="page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Standard">
      <style:text-properties officeooo:paragraph-rsid="00170477"/>
    </style:style>
    <style:style style:name="P24" style:family="paragraph" style:parent-style-name="Standard">
      <style:text-properties officeooo:paragraph-rsid="001b324c"/>
    </style:style>
    <style:style style:name="P25" style:family="paragraph" style:parent-style-name="Standard">
      <style:text-properties officeooo:paragraph-rsid="00331470"/>
    </style:style>
    <style:style style:name="P26" style:family="paragraph" style:parent-style-name="Standard" style:master-page-name="Standard">
      <style:paragraph-properties style:page-number="auto"/>
      <style:text-properties officeooo:paragraph-rsid="00170477"/>
    </style:style>
    <style:style style:name="T1" style:family="text">
      <style:text-properties officeooo:rsid="00117127"/>
    </style:style>
    <style:style style:name="T2" style:family="text">
      <style:text-properties officeooo:rsid="00170477"/>
    </style:style>
    <style:style style:name="T3" style:family="text">
      <style:text-properties officeooo:rsid="001b324c"/>
    </style:style>
    <style:style style:name="T4" style:family="text">
      <style:text-properties officeooo:rsid="001b6b0f"/>
    </style:style>
    <style:style style:name="T5" style:family="text">
      <style:text-properties officeooo:rsid="003198c8"/>
    </style:style>
    <style:style style:name="T6" style:family="text">
      <style:text-properties officeooo:rsid="003314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graviax <text:span text:style-name="T1">T</text:span>est<text:span text:style-name="T1">s</text:span></text:h>
      <text:h text:style-name="Heading_20_2" text:outline-level="2">en-badstyle.xml</text:h>
      <text:p text:style-name="Standard">// Stressed 'And' before 'Therefore'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expected</text:p>
          </table:table-cell>
        </table:table-row>
        <table:table-row table:style-name="Table1.1">
          <table:table-cell table:style-name="Table1.A2" office:value-type="string">
            <text:p text:style-name="P4">I was tired and, therefore, I went to bed.</text:p>
          </table:table-cell>
          <table:table-cell table:style-name="Table1.B2" office:value-type="string">
            <text:p text:style-name="P2">I was tired and therefore I went to bed.</text:p>
          </table:table-cell>
        </table:table-row>
        <table:table-row table:style-name="Table1.1">
          <table:table-cell table:style-name="Table1.A2" office:value-type="string">
            <text:p text:style-name="P4">I had the money and,therefore, I bought it.</text:p>
          </table:table-cell>
          <table:table-cell table:style-name="Table1.B2" office:value-type="string">
            <text:p text:style-name="P2">I had the money and therefore I bought it.</text:p>
          </table:table-cell>
        </table:table-row>
        <table:table-row table:style-name="Table1.1">
          <table:table-cell table:style-name="Table1.A2" office:value-type="string">
            <text:p text:style-name="P4">it was broken and,therefore useless</text:p>
          </table:table-cell>
          <table:table-cell table:style-name="Table1.B2" office:value-type="string">
            <text:p text:style-name="P2">it was broken and therefore useless</text:p>
          </table:table-cell>
        </table:table-row>
      </table:table>
      <text:p text:style-name="Standard"/>
      <text:p text:style-name="Standard">// Double negativ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test</text:p>
          </table:table-cell>
          <table:table-cell table:style-name="Table2.B1" office:value-type="string">
            <text:p text:style-name="P1">expected</text:p>
          </table:table-cell>
        </table:table-row>
        <table:table-row table:style-name="Table2.1">
          <table:table-cell table:style-name="Table2.A2" office:value-type="string">
            <text:p text:style-name="P4">it wasn't not confusing</text:p>
          </table:table-cell>
          <table:table-cell table:style-name="Table2.B2" office:value-type="string">
            <text:p text:style-name="P2">it was confusing</text:p>
          </table:table-cell>
        </table:table-row>
        <table:table-row table:style-name="Table2.1">
          <table:table-cell table:style-name="Table2.A2" office:value-type="string">
            <text:p text:style-name="P4">they aren't not here</text:p>
          </table:table-cell>
          <table:table-cell table:style-name="Table2.B2" office:value-type="string">
            <text:p text:style-name="P2">they are here</text:p>
          </table:table-cell>
        </table:table-row>
      </table:table>
      <text:p text:style-name="Standard"/>
      <text:p text:style-name="Standard">// vowel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st</text:p>
          </table:table-cell>
          <table:table-cell table:style-name="Table3.B1" office:value-type="string">
            <text:p text:style-name="P1">expected</text:p>
          </table:table-cell>
        </table:table-row>
        <table:table-row table:style-name="Table3.1">
          <table:table-cell table:style-name="Table3.A2" office:value-type="string">
            <text:p text:style-name="P4">it was not unexpected</text:p>
          </table:table-cell>
          <table:table-cell table:style-name="Table3.B2" office:value-type="string">
            <text:p text:style-name="P4">it was expected</text:p>
          </table:table-cell>
        </table:table-row>
        <table:table-row table:style-name="Table3.1">
          <table:table-cell table:style-name="Table3.A2" office:value-type="string">
            <text:p text:style-name="P4">the team was not united</text:p>
          </table:table-cell>
          <table:table-cell table:style-name="Table3.B2" office:value-type="string">
            <text:p text:style-name="P4">the team was not united</text:p>
          </table:table-cell>
        </table:table-row>
        <table:table-row table:style-name="Table3.1">
          <table:table-cell table:style-name="Table3.A2" office:value-type="string">
            <text:p text:style-name="P4">it is not an unappealing idea</text:p>
          </table:table-cell>
          <table:table-cell table:style-name="Table3.B2" office:value-type="string">
            <text:p text:style-name="P4">it is an appealing idea</text:p>
          </table:table-cell>
        </table:table-row>
      </table:table>
      <text:p text:style-name="Standard"/>
      <text:p text:style-name="Standard">// consonan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test</text:p>
          </table:table-cell>
          <table:table-cell table:style-name="Table4.B1" office:value-type="string">
            <text:p text:style-name="P1">expected</text:p>
          </table:table-cell>
        </table:table-row>
        <table:table-row table:style-name="Table4.1">
          <table:table-cell table:style-name="Table4.A2" office:value-type="string">
            <text:p text:style-name="P2">a not undeserving recipient</text:p>
          </table:table-cell>
          <table:table-cell table:style-name="Table4.B2" office:value-type="string">
            <text:p text:style-name="P2">a deserving recipient</text:p>
          </table:table-cell>
        </table:table-row>
        <table:table-row table:style-name="Table4.1">
          <table:table-cell table:style-name="Table4.A2" office:value-type="string">
            <text:p text:style-name="P2">it is not underdeveloped</text:p>
          </table:table-cell>
          <table:table-cell table:style-name="Table4.B2" office:value-type="string">
            <text:p text:style-name="P2">it is not underdeveloped</text:p>
          </table:table-cell>
        </table:table-row>
        <table:table-row table:style-name="Table4.1">
          <table:table-cell table:style-name="Table4.A2" office:value-type="string">
            <text:p text:style-name="P2">she is not an uncultured person</text:p>
          </table:table-cell>
          <table:table-cell table:style-name="Table4.B2" office:value-type="string">
            <text:p text:style-name="P2">she is a cultured person</text:p>
          </table:table-cell>
        </table:table-row>
        <table:table-row table:style-name="Table4.1">
          <table:table-cell table:style-name="Table4.A2" office:value-type="string">
            <text:p text:style-name="P2">it was not an unprovoked attack</text:p>
          </table:table-cell>
          <table:table-cell table:style-name="Table4.B2" office:value-type="string">
            <text:p text:style-name="P2">it was a provoked attack</text:p>
          </table:table-cell>
        </table:table-row>
      </table:table>
      <text:p text:style-name="Standard"/>
      <text:p text:style-name="Standard">// have to have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test</text:p>
          </table:table-cell>
          <table:table-cell table:style-name="Table5.B1" office:value-type="string">
            <text:p text:style-name="P1">expected</text:p>
          </table:table-cell>
        </table:table-row>
        <table:table-row table:style-name="Table5.1">
          <table:table-cell table:style-name="Table5.A2" office:value-type="string">
            <text:p text:style-name="P2">I have to have a rest.</text:p>
          </table:table-cell>
          <table:table-cell table:style-name="Table5.B2" office:value-type="string">
            <text:p text:style-name="P2">I must have a rest</text:p>
          </table:table-cell>
        </table:table-row>
        <table:table-row table:style-name="Table5.1">
          <table:table-cell table:style-name="Table5.A2" office:value-type="string">
            <text:p text:style-name="P2">He had to have a rest.</text:p>
          </table:table-cell>
          <table:table-cell table:style-name="Table5.B2" office:value-type="string">
            <text:p text:style-name="P2">He had to have a rest.</text:p>
          </table:table-cell>
        </table:table-row>
      </table:table>
      <text:p text:style-name="Standard"/>
      <text:p text:style-name="Standard">// comparing absolute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test</text:p>
          </table:table-cell>
          <table:table-cell table:style-name="Table6.B1" office:value-type="string">
            <text:p text:style-name="P1">expected</text:p>
          </table:table-cell>
        </table:table-row>
        <table:table-row table:style-name="Table6.1">
          <table:table-cell table:style-name="Table6.A2" office:value-type="string">
            <text:p text:style-name="P2">It seems completely infinite</text:p>
          </table:table-cell>
          <table:table-cell table:style-name="Table6.B2" office:value-type="string">
            <text:p text:style-name="P2">It seems infinite.</text:p>
          </table:table-cell>
        </table:table-row>
        <table:table-row table:style-name="Table6.1">
          <table:table-cell table:style-name="Table6.A2" office:value-type="string">
            <text:p text:style-name="P2">The situation was totally perfect.</text:p>
          </table:table-cell>
          <table:table-cell table:style-name="Table6.B2" office:value-type="string">
            <text:p text:style-name="P2">The situation was perfect.</text:p>
          </table:table-cell>
        </table:table-row>
        <table:table-row table:style-name="Table6.1">
          <table:table-cell table:style-name="Table6.A2" office:value-type="string">
            <text:p text:style-name="P2">She was extremely pregnant.</text:p>
          </table:table-cell>
          <table:table-cell table:style-name="Table6.B2" office:value-type="string">
            <text:p text:style-name="P2">She was pregnant.</text:p>
          </table:table-cell>
        </table:table-row>
        <text:soft-page-break/>
        <table:table-row table:style-name="Table6.1">
          <table:table-cell table:style-name="Table6.A2" office:value-type="string">
            <text:p text:style-name="P2">He was very dead.</text:p>
          </table:table-cell>
          <table:table-cell table:style-name="Table6.B2" office:value-type="string">
            <text:p text:style-name="P2">He was dead</text:p>
          </table:table-cell>
        </table:table-row>
        <table:table-row table:style-name="Table6.1">
          <table:table-cell table:style-name="Table6.A2" office:value-type="string">
            <text:p text:style-name="P2">It seemed more than perfect.</text:p>
          </table:table-cell>
          <table:table-cell table:style-name="Table6.B2" office:value-type="string">
            <text:p text:style-name="P2">It seemed perfect.</text:p>
          </table:table-cell>
        </table:table-row>
        <table:table-row table:style-name="Table6.1">
          <table:table-cell table:style-name="Table6.A2" office:value-type="string">
            <text:p text:style-name="P2">They were incredibly whole.</text:p>
          </table:table-cell>
          <table:table-cell table:style-name="Table6.B2" office:value-type="string">
            <text:p text:style-name="P2">They were whole.</text:p>
          </table:table-cell>
        </table:table-row>
        <table:table-row table:style-name="Table6.1">
          <table:table-cell table:style-name="Table6.A2" office:value-type="string">
            <text:p text:style-name="P2">She was almost omniscient.</text:p>
          </table:table-cell>
          <table:table-cell table:style-name="Table6.B2" office:value-type="string">
            <text:p text:style-name="P2">She was omniscient.</text:p>
          </table:table-cell>
        </table:table-row>
        <table:table-row table:style-name="Table6.1">
          <table:table-cell table:style-name="Table6.A2" office:value-type="string">
            <text:p text:style-name="P2">It was not quite true.</text:p>
          </table:table-cell>
          <table:table-cell table:style-name="Table6.B2" office:value-type="string">
            <text:p text:style-name="P2">It was not true.</text:p>
          </table:table-cell>
        </table:table-row>
        <table:table-row table:style-name="Table6.1">
          <table:table-cell table:style-name="Table6.A2" office:value-type="string">
            <text:p text:style-name="P2">It was a highly professional effort.</text:p>
          </table:table-cell>
          <table:table-cell table:style-name="Table6.B2" office:value-type="string">
            <text:p text:style-name="P2">It was a professional effort.</text:p>
          </table:table-cell>
        </table:table-row>
        <table:table-row table:style-name="Table6.1">
          <table:table-cell table:style-name="Table6.A2" office:value-type="string">
            <text:p text:style-name="P2">It was a little bit illegal.</text:p>
          </table:table-cell>
          <table:table-cell table:style-name="Table6.B2" office:value-type="string">
            <text:p text:style-name="P2">It was illegal.</text:p>
          </table:table-cell>
        </table:table-row>
        <table:table-row table:style-name="Table6.1">
          <table:table-cell table:style-name="Table6.A2" office:value-type="string">
            <text:p text:style-name="P2">You look a little pregnant.</text:p>
          </table:table-cell>
          <table:table-cell table:style-name="Table6.B2" office:value-type="string">
            <text:p text:style-name="P2">You look pregnant.</text:p>
          </table:table-cell>
        </table:table-row>
      </table:table>
      <text:p text:style-name="P5"/>
      <text:p text:style-name="Standard">// like -&gt; as if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test</text:p>
          </table:table-cell>
          <table:table-cell table:style-name="Table7.B1" office:value-type="string">
            <text:p text:style-name="P1">expected</text:p>
          </table:table-cell>
        </table:table-row>
        <table:table-row table:style-name="Table7.1">
          <table:table-cell table:style-name="Table7.A2" office:value-type="string">
            <text:p text:style-name="P2">I remember it like it was yesterday</text:p>
          </table:table-cell>
          <table:table-cell table:style-name="Table7.B2" office:value-type="string">
            <text:p text:style-name="P2">I remember it as if it were yesterday.</text:p>
          </table:table-cell>
        </table:table-row>
      </table:table>
      <text:h text:style-name="P20" text:outline-level="2">en-redundancies.xml</text:h>
      <text:p text:style-name="Standard">// return back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test</text:p>
          </table:table-cell>
          <table:table-cell table:style-name="Table8.B1" office:value-type="string">
            <text:p text:style-name="P3">expected</text:p>
          </table:table-cell>
        </table:table-row>
        <table:table-row table:style-name="Table8.1">
          <table:table-cell table:style-name="Table8.A2" office:value-type="string">
            <text:p text:style-name="P2">you must return back immediately</text:p>
          </table:table-cell>
          <table:table-cell table:style-name="Table8.B2" office:value-type="string">
            <text:p text:style-name="P2">you must return immediately</text:p>
          </table:table-cell>
        </table:table-row>
        <table:table-row table:style-name="Table8.1">
          <table:table-cell table:style-name="Table8.A2" office:value-type="string">
            <text:p text:style-name="P2">if she returns back now</text:p>
          </table:table-cell>
          <table:table-cell table:style-name="Table8.B2" office:value-type="string">
            <text:p text:style-name="P2">if she returns now</text:p>
          </table:table-cell>
        </table:table-row>
        <table:table-row table:style-name="Table8.1">
          <table:table-cell table:style-name="Table8.A2" office:value-type="string">
            <text:p text:style-name="P2">we saw it while we were returning back to the house</text:p>
          </table:table-cell>
          <table:table-cell table:style-name="Table8.B2" office:value-type="string">
            <text:p text:style-name="P2">we saw it while we were returning to the house</text:p>
          </table:table-cell>
        </table:table-row>
      </table:table>
      <text:p text:style-name="Standard"/>
      <text:p text:style-name="Standard">// honest truth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test</text:p>
          </table:table-cell>
          <table:table-cell table:style-name="Table9.B1" office:value-type="string">
            <text:p text:style-name="P1">expected</text:p>
          </table:table-cell>
        </table:table-row>
        <table:table-row table:style-name="Table9.1">
          <table:table-cell table:style-name="Table9.A2" office:value-type="string">
            <text:p text:style-name="P2">that's the honest truth</text:p>
          </table:table-cell>
          <table:table-cell table:style-name="Table9.B2" office:value-type="string">
            <text:p text:style-name="P2">that's the truth</text:p>
          </table:table-cell>
        </table:table-row>
      </table:table>
      <text:p text:style-name="Standard"/>
      <text:p text:style-name="Standard">// true fact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test</text:p>
          </table:table-cell>
          <table:table-cell table:style-name="Table10.B1" office:value-type="string">
            <text:p text:style-name="P1">expected</text:p>
          </table:table-cell>
        </table:table-row>
        <table:table-row table:style-name="Table10.1">
          <table:table-cell table:style-name="Table10.A2" office:value-type="string">
            <text:p text:style-name="P2">it's a true fact that the true facts of the case are true</text:p>
          </table:table-cell>
          <table:table-cell table:style-name="Table10.B2" office:value-type="string">
            <text:p text:style-name="P2">it's a fact that the facts of the case are true</text:p>
          </table:table-cell>
        </table:table-row>
        <table:table-row table:style-name="Table10.1">
          <table:table-cell table:style-name="Table10.A2" office:value-type="string">
            <text:p text:style-name="P2">I agree with the fact that it's better than it used to be.</text:p>
          </table:table-cell>
          <table:table-cell table:style-name="Table10.B2" office:value-type="string">
            <text:p text:style-name="P2">I agree that it's better than it used to be.</text:p>
          </table:table-cell>
        </table:table-row>
      </table:table>
      <text:p text:style-name="Standard"/>
      <text:p text:style-name="Standard">// (dis)agree with the fact that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">test</text:p>
          </table:table-cell>
          <table:table-cell table:style-name="Table11.B1" office:value-type="string">
            <text:p text:style-name="P1">expected</text:p>
          </table:table-cell>
        </table:table-row>
        <table:table-row table:style-name="Table11.1">
          <table:table-cell table:style-name="Table11.A2" office:value-type="string">
            <text:p text:style-name="P2">If you disagree with the fact that black is white.</text:p>
          </table:table-cell>
          <table:table-cell table:style-name="Table11.B2" office:value-type="string">
            <text:p text:style-name="P2">If you disagree that black is white.</text:p>
          </table:table-cell>
        </table:table-row>
      </table:table>
      <text:p text:style-name="Standard"/>
      <text:p text:style-name="Standard">// from whence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">test</text:p>
          </table:table-cell>
          <table:table-cell table:style-name="Table12.B1" office:value-type="string">
            <text:p text:style-name="P1">expected</text:p>
          </table:table-cell>
        </table:table-row>
        <table:table-row table:style-name="Table12.1">
          <table:table-cell table:style-name="Table12.A2" office:value-type="string">
            <text:p text:style-name="P2">he returned from whence he had come</text:p>
          </table:table-cell>
          <table:table-cell table:style-name="Table12.B2" office:value-type="string">
            <text:p text:style-name="P2">he returned whence he had come</text:p>
          </table:table-cell>
        </table:table-row>
      </table:table>
      <text:p text:style-name="Standard"/>
      <text:p text:style-name="Standard">// start first with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>test</text:p>
          </table:table-cell>
          <table:table-cell table:style-name="Table13.B1" office:value-type="string">
            <text:p text:style-name="P1">expected</text:p>
          </table:table-cell>
        </table:table-row>
        <table:table-row table:style-name="Table13.1">
          <table:table-cell table:style-name="Table13.A2" office:value-type="string">
            <text:p text:style-name="P2">we will start first with the minutes of the previous meeting</text:p>
          </table:table-cell>
          <table:table-cell table:style-name="Table13.B2" office:value-type="string">
            <text:p text:style-name="P2">we will start with the minutes of the previous meeting</text:p>
          </table:table-cell>
        </table:table-row>
        <table:table-row table:style-name="Table13.1">
          <table:table-cell table:style-name="Table13.A2" office:value-type="string">
            <text:p text:style-name="P2">they will be starting first with a song</text:p>
          </table:table-cell>
          <table:table-cell table:style-name="Table13.B2" office:value-type="string">
            <text:p text:style-name="P2">they will be starting with a song</text:p>
          </table:table-cell>
        </table:table-row>
        <table:table-row table:style-name="Table13.1">
          <table:table-cell table:style-name="Table13.A2" office:value-type="string">
            <text:p text:style-name="P2">it started first in 2001</text:p>
          </table:table-cell>
          <table:table-cell table:style-name="Table13.B2" office:value-type="string">
            <text:p text:style-name="P2">it started in 2001</text:p>
          </table:table-cell>
        </table:table-row>
        <table:table-row table:style-name="Table13.1">
          <table:table-cell table:style-name="Table13.A2" office:value-type="string">
            <text:p text:style-name="P2">may I start first by saying</text:p>
          </table:table-cell>
          <table:table-cell table:style-name="Table13.B2" office:value-type="string">
            <text:p text:style-name="P2">may I start by saying</text:p>
          </table:table-cell>
        </table:table-row>
      </table:table>
      <text:p text:style-name="Standard"/>
      <text:p text:style-name="Standard">// first (be)(start(ed|ing))(by|in|with)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">test</text:p>
          </table:table-cell>
          <table:table-cell table:style-name="Table14.B1" office:value-type="string">
            <text:p text:style-name="P1">expected</text:p>
          </table:table-cell>
        </table:table-row>
        <table:table-row table:style-name="Table14.1">
          <table:table-cell table:style-name="Table14.A2" office:value-type="string">
            <text:p text:style-name="P2">we will first start with the minutes of the previous meeting</text:p>
          </table:table-cell>
          <table:table-cell table:style-name="Table14.B2" office:value-type="string">
            <text:p text:style-name="P2">we will start with the minutes of the previous meeting</text:p>
          </table:table-cell>
        </table:table-row>
        <text:soft-page-break/>
        <table:table-row table:style-name="Table14.1">
          <table:table-cell table:style-name="Table14.A2" office:value-type="string">
            <text:p text:style-name="P2">they will first be starting with a song</text:p>
          </table:table-cell>
          <table:table-cell table:style-name="Table14.B2" office:value-type="string">
            <text:p text:style-name="P2">they will be starting with a song</text:p>
          </table:table-cell>
        </table:table-row>
        <table:table-row table:style-name="Table14.1">
          <table:table-cell table:style-name="Table14.A2" office:value-type="string">
            <text:p text:style-name="P2">it first started in 2001</text:p>
          </table:table-cell>
          <table:table-cell table:style-name="Table14.B2" office:value-type="string">
            <text:p text:style-name="P2">it started in 2001</text:p>
          </table:table-cell>
        </table:table-row>
        <table:table-row table:style-name="Table14.1">
          <table:table-cell table:style-name="Table14.A2" office:value-type="string">
            <text:p text:style-name="P2">may I first start by saying</text:p>
          </table:table-cell>
          <table:table-cell table:style-name="Table14.B2" office:value-type="string">
            <text:p text:style-name="P2">may I start by saying</text:p>
          </table:table-cell>
        </table:table-row>
      </table:table>
      <text:p text:style-name="Standard"/>
      <text:p text:style-name="Standard">// (repeat(ed|ing|s))(it) again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">test</text:p>
          </table:table-cell>
          <table:table-cell table:style-name="Table15.B1" office:value-type="string">
            <text:p text:style-name="P1">expected</text:p>
          </table:table-cell>
        </table:table-row>
        <table:table-row table:style-name="Table15.1">
          <table:table-cell table:style-name="Table15.A2" office:value-type="string">
            <text:p text:style-name="P2">although the command was repeated again, he did not obey</text:p>
          </table:table-cell>
          <table:table-cell table:style-name="Table15.B2" office:value-type="string">
            <text:p text:style-name="P2">although the command was repeated, he did not obey</text:p>
          </table:table-cell>
        </table:table-row>
        <table:table-row table:style-name="Table15.1">
          <table:table-cell table:style-name="Table15.A2" office:value-type="string">
            <text:p text:style-name="P2">we will be repeating it again on Tuesday</text:p>
          </table:table-cell>
          <table:table-cell table:style-name="Table15.B2" office:value-type="string">
            <text:p text:style-name="P2">we will be repeating it on Tuesday</text:p>
          </table:table-cell>
        </table:table-row>
        <table:table-row table:style-name="Table15.1">
          <table:table-cell table:style-name="Table15.A2" office:value-type="string">
            <text:p text:style-name="P2">tell me if it repeats again</text:p>
          </table:table-cell>
          <table:table-cell table:style-name="Table15.B2" office:value-type="string">
            <text:p text:style-name="P2">tell me if it repeats</text:p>
          </table:table-cell>
        </table:table-row>
      </table:table>
      <text:p text:style-name="Standard"/>
      <text:p text:style-name="Standard">// already has been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">test</text:p>
          </table:table-cell>
          <table:table-cell table:style-name="Table16.B1" office:value-type="string">
            <text:p text:style-name="P1">expected</text:p>
          </table:table-cell>
        </table:table-row>
        <table:table-row table:style-name="Table16.1">
          <table:table-cell table:style-name="Table16.A2" office:value-type="string">
            <text:p text:style-name="P2">it already has been done</text:p>
          </table:table-cell>
          <table:table-cell table:style-name="Table16.B2" office:value-type="string">
            <text:p text:style-name="P2">it has been done</text:p>
          </table:table-cell>
        </table:table-row>
      </table:table>
      <text:p text:style-name="Standard"/>
      <text:p text:style-name="Standard">// consensus of opinion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">test</text:p>
          </table:table-cell>
          <table:table-cell table:style-name="Table17.B1" office:value-type="string">
            <text:p text:style-name="P1">expected</text:p>
          </table:table-cell>
        </table:table-row>
        <table:table-row table:style-name="Table17.1">
          <table:table-cell table:style-name="Table17.A2" office:value-type="string">
            <text:p text:style-name="P2">the consensus of opinion is that it is a good idea</text:p>
          </table:table-cell>
          <table:table-cell table:style-name="Table17.B2" office:value-type="string">
            <text:p text:style-name="P2">the consensus is that it is a good idea</text:p>
          </table:table-cell>
        </table:table-row>
      </table:table>
      <text:p text:style-name="Standard"/>
      <text:p text:style-name="Standard">// (join(ed|ing)) together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">test</text:p>
          </table:table-cell>
          <table:table-cell table:style-name="Table18.B1" office:value-type="string">
            <text:p text:style-name="P1">expected</text:p>
          </table:table-cell>
        </table:table-row>
        <table:table-row table:style-name="Table18.1">
          <table:table-cell table:style-name="Table18.A2" office:value-type="string">
            <text:p text:style-name="P2">this will be the joining together of two great enterprises</text:p>
          </table:table-cell>
          <table:table-cell table:style-name="Table18.B2" office:value-type="string">
            <text:p text:style-name="P2">this will be the joining of two great enterprises</text:p>
          </table:table-cell>
        </table:table-row>
        <table:table-row table:style-name="Table18.1">
          <table:table-cell table:style-name="Table18.A2" office:value-type="string">
            <text:p text:style-name="P2">they were joined together at the edges</text:p>
          </table:table-cell>
          <table:table-cell table:style-name="Table18.B2" office:value-type="string">
            <text:p text:style-name="P2">they were joined at the edges</text:p>
          </table:table-cell>
        </table:table-row>
        <table:table-row table:style-name="Table18.1">
          <table:table-cell table:style-name="Table18.A2" office:value-type="string">
            <text:p text:style-name="P2">join together the separate parts</text:p>
          </table:table-cell>
          <table:table-cell table:style-name="Table18.B2" office:value-type="string">
            <text:p text:style-name="P2">join the separate parts</text:p>
          </table:table-cell>
        </table:table-row>
      </table:table>
      <text:p text:style-name="Standard"/>
      <text:p text:style-name="Standard">// might (perhaps|possibly)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">test</text:p>
          </table:table-cell>
          <table:table-cell table:style-name="Table19.B1" office:value-type="string">
            <text:p text:style-name="P1">expected</text:p>
          </table:table-cell>
        </table:table-row>
        <table:table-row table:style-name="Table19.1">
          <table:table-cell table:style-name="Table19.A2" office:value-type="string">
            <text:p text:style-name="P2">this might possibly work</text:p>
          </table:table-cell>
          <table:table-cell table:style-name="Table19.B2" office:value-type="string">
            <text:p text:style-name="P2">this might work</text:p>
          </table:table-cell>
        </table:table-row>
      </table:table>
      <text:p text:style-name="Standard"/>
      <text:p text:style-name="Standard">// must (definitely|inevitably|necessarily)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">test</text:p>
          </table:table-cell>
          <table:table-cell table:style-name="Table20.B1" office:value-type="string">
            <text:p text:style-name="P1">expected</text:p>
          </table:table-cell>
        </table:table-row>
        <table:table-row table:style-name="Table20.1">
          <table:table-cell table:style-name="Table20.A2" office:value-type="string">
            <text:p text:style-name="P2">this must definitely happen by Tuesday</text:p>
          </table:table-cell>
          <table:table-cell table:style-name="Table20.B2" office:value-type="string">
            <text:p text:style-name="P2">this must happen by Tuesday</text:p>
          </table:table-cell>
        </table:table-row>
        <table:table-row table:style-name="Table20.1">
          <table:table-cell table:style-name="Table20.A2" office:value-type="string">
            <text:p text:style-name="P2">this must inevitably happen by Tuesday</text:p>
          </table:table-cell>
          <table:table-cell table:style-name="Table20.B2" office:value-type="string">
            <text:p text:style-name="P2">this must happen by Tuesday</text:p>
          </table:table-cell>
        </table:table-row>
        <table:table-row table:style-name="Table20.1">
          <table:table-cell table:style-name="Table20.A2" office:value-type="string">
            <text:p text:style-name="P2">this must necessarily happen by Tuesday</text:p>
          </table:table-cell>
          <table:table-cell table:style-name="Table20.B2" office:value-type="string">
            <text:p text:style-name="P2">this must happen by Tuesday</text:p>
          </table:table-cell>
        </table:table-row>
      </table:table>
      <text:p text:style-name="Standard"/>
      <text:p text:style-name="Standard">// previous/prior experience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">test</text:p>
          </table:table-cell>
          <table:table-cell table:style-name="Table21.B1" office:value-type="string">
            <text:p text:style-name="P1">expected</text:p>
          </table:table-cell>
        </table:table-row>
        <table:table-row table:style-name="Table21.1">
          <table:table-cell table:style-name="Table21.A2" office:value-type="string">
            <text:p text:style-name="P2">You must learn from prior experience.</text:p>
          </table:table-cell>
          <table:table-cell table:style-name="Table21.B2" office:value-type="string">
            <text:p text:style-name="P2">You must learn from experience.</text:p>
          </table:table-cell>
        </table:table-row>
        <text:soft-page-break/>
        <table:table-row table:style-name="Table21.1">
          <table:table-cell table:style-name="Table21.A2" office:value-type="string">
            <text:p text:style-name="P2">Our previous experiences lead us to believe that it will fail.</text:p>
          </table:table-cell>
          <table:table-cell table:style-name="Table21.B2" office:value-type="string">
            <text:p text:style-name="P2">Our experiences lead us to believe that it will fail.</text:p>
          </table:table-cell>
        </table:table-row>
      </table:table>
      <text:p text:style-name="Standard"/>
      <text:p text:style-name="Standard">// will, in the future,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">test</text:p>
          </table:table-cell>
          <table:table-cell table:style-name="Table22.B1" office:value-type="string">
            <text:p text:style-name="P1">expected</text:p>
          </table:table-cell>
        </table:table-row>
        <table:table-row table:style-name="Table22.1">
          <table:table-cell table:style-name="Table22.A2" office:value-type="string">
            <text:p text:style-name="P2">We will in the future reduce our prices.</text:p>
          </table:table-cell>
          <table:table-cell table:style-name="Table22.B2" office:value-type="string">
            <text:p text:style-name="P2">We will reduce our prices.</text:p>
          </table:table-cell>
        </table:table-row>
        <table:table-row table:style-name="Table22.1">
          <table:table-cell table:style-name="Table22.A2" office:value-type="string">
            <text:p text:style-name="P2">We will, in the future, raise our prices.</text:p>
          </table:table-cell>
          <table:table-cell table:style-name="Table22.B2" office:value-type="string">
            <text:p text:style-name="P2">We will raise our prices.</text:p>
          </table:table-cell>
        </table:table-row>
      </table:table>
      <text:p text:style-name="Standard"/>
      <text:p text:style-name="Standard">// work colleague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">test</text:p>
          </table:table-cell>
          <table:table-cell table:style-name="Table23.B1" office:value-type="string">
            <text:p text:style-name="P1">expected</text:p>
          </table:table-cell>
        </table:table-row>
        <table:table-row table:style-name="Table23.1">
          <table:table-cell table:style-name="Table23.A2" office:value-type="string">
            <text:p text:style-name="P2">I am meeting my work colleagues for a drink.</text:p>
          </table:table-cell>
          <table:table-cell table:style-name="Table23.B2" office:value-type="string">
            <text:p text:style-name="P2">I am meeting my colleagues for a drink.</text:p>
          </table:table-cell>
        </table:table-row>
        <table:table-row table:style-name="Table23.1">
          <table:table-cell table:style-name="Table23.A2" office:value-type="string">
            <text:p text:style-name="P2">She is my work colleague.</text:p>
          </table:table-cell>
          <table:table-cell table:style-name="Table23.B2" office:value-type="string">
            <text:p text:style-name="P2">She is my colleague</text:p>
          </table:table-cell>
        </table:table-row>
      </table:table>
      <text:h text:style-name="Heading_20_2" text:outline-level="2">homophones.xml</text:h>
      <text:p text:style-name="Standard">// lets (have|go...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">test</text:p>
          </table:table-cell>
          <table:table-cell table:style-name="Table24.B1" office:value-type="string">
            <text:p text:style-name="P1">expect</text:p>
          </table:table-cell>
        </table:table-row>
        <table:table-row table:style-name="Table24.1">
          <table:table-cell table:style-name="Table24.A2" office:value-type="string">
            <text:p text:style-name="P2">she lets the cottage</text:p>
          </table:table-cell>
          <table:table-cell table:style-name="Table24.B2" office:value-type="string">
            <text:p text:style-name="P2">she lets the cottage</text:p>
          </table:table-cell>
        </table:table-row>
        <table:table-row table:style-name="Table24.1">
          <table:table-cell table:style-name="Table24.A2" office:value-type="string">
            <text:p text:style-name="P2">he lets beach huts</text:p>
          </table:table-cell>
          <table:table-cell table:style-name="Table24.B2" office:value-type="string">
            <text:p text:style-name="P2">he lets beach huts</text:p>
          </table:table-cell>
        </table:table-row>
        <table:table-row table:style-name="Table24.1">
          <table:table-cell table:style-name="Table24.A2" office:value-type="string">
            <text:p text:style-name="P2">the toilets have been blocked</text:p>
          </table:table-cell>
          <table:table-cell table:style-name="Table24.B2" office:value-type="string">
            <text:p text:style-name="P2">the toilets have been blocked</text:p>
          </table:table-cell>
        </table:table-row>
        <table:table-row table:style-name="Table24.1">
          <table:table-cell table:style-name="Table24.A2" office:value-type="string">
            <text:p text:style-name="P2">lets go into town</text:p>
          </table:table-cell>
          <table:table-cell table:style-name="Table24.B2" office:value-type="string">
            <text:p text:style-name="P2">let's go into town</text:p>
          </table:table-cell>
        </table:table-row>
      </table:table>
      <text:p text:style-name="Standard"/>
      <text:p text:style-name="Standard">// let's (me|you|him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">test</text:p>
          </table:table-cell>
          <table:table-cell table:style-name="Table25.B1" office:value-type="string">
            <text:p text:style-name="P1">expect</text:p>
          </table:table-cell>
        </table:table-row>
        <table:table-row table:style-name="Table25.1">
          <table:table-cell table:style-name="Table25.A2" office:value-type="string">
            <text:p text:style-name="P2">it let's you</text:p>
          </table:table-cell>
          <table:table-cell table:style-name="Table25.B2" office:value-type="string">
            <text:p text:style-name="P2">it lets you</text:p>
          </table:table-cell>
        </table:table-row>
      </table:table>
      <text:p text:style-name="Standard"/>
      <text:p text:style-name="Standard">// cause and affect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">test</text:p>
          </table:table-cell>
          <table:table-cell table:style-name="Table26.B1" office:value-type="string">
            <text:p text:style-name="P1">expect</text:p>
          </table:table-cell>
        </table:table-row>
        <table:table-row table:style-name="Table26.1">
          <table:table-cell table:style-name="Table26.A2" office:value-type="string">
            <text:p text:style-name="P2">cause and affect</text:p>
          </table:table-cell>
          <table:table-cell table:style-name="Table26.B2" office:value-type="string">
            <text:p text:style-name="P2">cause and effect</text:p>
          </table:table-cell>
        </table:table-row>
      </table:table>
      <text:p text:style-name="Standard"/>
      <text:p text:style-name="Standard">// (an|into|the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">test</text:p>
          </table:table-cell>
          <table:table-cell table:style-name="Table27.B1" office:value-type="string">
            <text:p text:style-name="P1">expect</text:p>
          </table:table-cell>
        </table:table-row>
        <table:table-row table:style-name="Table27.1">
          <table:table-cell table:style-name="Table27.A2" office:value-type="string">
            <text:p text:style-name="P2">it will have an immediate affect</text:p>
          </table:table-cell>
          <table:table-cell table:style-name="Table27.B2" office:value-type="string">
            <text:p text:style-name="P2">it will have an immediate effect</text:p>
          </table:table-cell>
        </table:table-row>
        <table:table-row table:style-name="Table27.1">
          <table:table-cell table:style-name="Table27.A2" office:value-type="string">
            <text:p text:style-name="P2">the overall affects are hard to determine</text:p>
          </table:table-cell>
          <table:table-cell table:style-name="Table27.B2" office:value-type="string">
            <text:p text:style-name="P2">the overall effects are hard to determine</text:p>
          </table:table-cell>
        </table:table-row>
        <table:table-row table:style-name="Table27.1">
          <table:table-cell table:style-name="Table27.A2" office:value-type="string">
            <text:p text:style-name="P2">the initial affects will combine to form an overall affect</text:p>
          </table:table-cell>
          <table:table-cell table:style-name="Table27.B2" office:value-type="string">
            <text:p text:style-name="P2">the initial effects will combine to form an overall effect</text:p>
          </table:table-cell>
        </table:table-row>
      </table:table>
      <text:p text:style-name="Standard"/>
      <text:p text:style-name="Standard">// (a|the|business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">test</text:p>
          </table:table-cell>
          <table:table-cell table:style-name="Table28.B1" office:value-type="string">
            <text:p text:style-name="P1">expect</text:p>
          </table:table-cell>
        </table:table-row>
        <table:table-row table:style-name="Table28.1">
          <table:table-cell table:style-name="Table28.A2" office:value-type="string">
            <text:p text:style-name="P2">standard business practises</text:p>
          </table:table-cell>
          <table:table-cell table:style-name="Table28.B2" office:value-type="string">
            <text:p text:style-name="P2">standard business practices</text:p>
          </table:table-cell>
        </table:table-row>
        <text:soft-page-break/>
        <table:table-row table:style-name="Table28.1">
          <table:table-cell table:style-name="Table28.A2" office:value-type="string">
            <text:p text:style-name="P2">the practise of a skill</text:p>
          </table:table-cell>
          <table:table-cell table:style-name="Table28.B2" office:value-type="string">
            <text:p text:style-name="P2">the practice of a skill</text:p>
          </table:table-cell>
        </table:table-row>
        <table:table-row table:style-name="Table28.1">
          <table:table-cell table:style-name="Table28.A2" office:value-type="string">
            <text:p text:style-name="P2">this is best practise</text:p>
          </table:table-cell>
          <table:table-cell table:style-name="Table28.B2" office:value-type="string">
            <text:p text:style-name="P2">this is best practice</text:p>
          </table:table-cell>
        </table:table-row>
      </table:table>
      <text:p text:style-name="Standard"/>
      <text:p text:style-name="Standard">// (I|s?he|we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">test</text:p>
          </table:table-cell>
          <table:table-cell table:style-name="Table29.B1" office:value-type="string">
            <text:p text:style-name="P1">expect</text:p>
          </table:table-cell>
        </table:table-row>
        <table:table-row table:style-name="Table29.1">
          <table:table-cell table:style-name="Table29.A2" office:value-type="string">
            <text:p text:style-name="P2">I practiced the piano</text:p>
          </table:table-cell>
          <table:table-cell table:style-name="Table29.B2" office:value-type="string">
            <text:p text:style-name="P2">I practised the piano</text:p>
          </table:table-cell>
        </table:table-row>
        <table:table-row table:style-name="Table29.1">
          <table:table-cell table:style-name="Table29.A2" office:value-type="string">
            <text:p text:style-name="P2">I practice every night</text:p>
          </table:table-cell>
          <table:table-cell table:style-name="Table29.B2" office:value-type="string">
            <text:p text:style-name="P2">I practise every night</text:p>
          </table:table-cell>
        </table:table-row>
        <table:table-row table:style-name="Table29.1">
          <table:table-cell table:style-name="Table29.A2" office:value-type="string">
            <text:p text:style-name="P2">She practiced for two hours</text:p>
          </table:table-cell>
          <table:table-cell table:style-name="Table29.B2" office:value-type="string">
            <text:p text:style-name="P2">She practised for two hours</text:p>
          </table:table-cell>
        </table:table-row>
        <table:table-row table:style-name="Table29.1">
          <table:table-cell table:style-name="Table29.A2" office:value-type="string">
            <text:p text:style-name="P2">When he practices, the noise is unbearable</text:p>
          </table:table-cell>
          <table:table-cell table:style-name="Table29.B2" office:value-type="string">
            <text:p text:style-name="P2">When he practises, the noise is unbearable</text:p>
          </table:table-cell>
        </table:table-row>
      </table:table>
      <text:p text:style-name="Standard"/>
      <text:p text:style-name="Standard">// ([Ppracti)c(ing|ed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">test</text:p>
          </table:table-cell>
          <table:table-cell table:style-name="Table30.B1" office:value-type="string">
            <text:p text:style-name="P1">expect</text:p>
          </table:table-cell>
        </table:table-row>
        <table:table-row table:style-name="Table30.1">
          <table:table-cell table:style-name="Table30.A2" office:value-type="string">
            <text:p text:style-name="P2">We were practicing skiing.</text:p>
          </table:table-cell>
          <table:table-cell table:style-name="Table30.B2" office:value-type="string">
            <text:p text:style-name="P2">We were practising skiing.</text:p>
          </table:table-cell>
        </table:table-row>
        <table:table-row table:style-name="Table30.1">
          <table:table-cell table:style-name="Table30.A2" office:value-type="string">
            <text:p text:style-name="P2">I practiced playing the piano.</text:p>
          </table:table-cell>
          <table:table-cell table:style-name="Table30.B2" office:value-type="string">
            <text:p text:style-name="P2">I practised playing the piano.</text:p>
          </table:table-cell>
        </table:table-row>
        <table:table-row table:style-name="Table30.1">
          <table:table-cell table:style-name="Table30.A2" office:value-type="string">
            <text:p text:style-name="P2">She practices singing for three hours a night.</text:p>
          </table:table-cell>
          <table:table-cell table:style-name="Table30.B2" office:value-type="string">
            <text:p text:style-name="P2">She practises singing for three hours a night.</text:p>
          </table:table-cell>
        </table:table-row>
        <table:table-row table:style-name="Table30.1">
          <table:table-cell table:style-name="Table30.A2" office:value-type="string">
            <text:p text:style-name="P2">Practice throwing before the next match.</text:p>
          </table:table-cell>
          <table:table-cell table:style-name="Table30.B2" office:value-type="string">
            <text:p text:style-name="P2">Practise throwing before the next match.</text:p>
          </table:table-cell>
        </table:table-row>
        <table:table-row table:style-name="Table30.1">
          <table:table-cell table:style-name="Table30.A2" office:value-type="string">
            <text:p text:style-name="P2">I practise typing.</text:p>
          </table:table-cell>
          <table:table-cell table:style-name="Table30.B2" office:value-type="string">
            <text:p text:style-name="P2">I practise typing.</text:p>
          </table:table-cell>
        </table:table-row>
        <table:table-row table:style-name="Table30.1">
          <table:table-cell table:style-name="Table30.A2" office:value-type="string">
            <text:p text:style-name="P2">Practice makes perfect.</text:p>
          </table:table-cell>
          <table:table-cell table:style-name="Table30.B2" office:value-type="string">
            <text:p text:style-name="P2">Practice makes perfect.</text:p>
          </table:table-cell>
        </table:table-row>
        <table:table-row table:style-name="Table30.1">
          <table:table-cell table:style-name="Table30.A2" office:value-type="string">
            <text:p text:style-name="P2">Practice mingles with experience.</text:p>
          </table:table-cell>
          <table:table-cell table:style-name="Table30.B2" office:value-type="string">
            <text:p text:style-name="P2">Practice mingles with experience.</text:p>
          </table:table-cell>
        </table:table-row>
      </table:table>
      <text:p text:style-name="Standard"/>
      <text:p text:style-name="Standard">// its not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">test</text:p>
          </table:table-cell>
          <table:table-cell table:style-name="Table31.B1" office:value-type="string">
            <text:p text:style-name="P1">expect</text:p>
          </table:table-cell>
        </table:table-row>
        <table:table-row table:style-name="Table31.1">
          <table:table-cell table:style-name="Table31.A2" office:value-type="string">
            <text:p text:style-name="P2">its not correct</text:p>
          </table:table-cell>
          <table:table-cell table:style-name="Table31.B2" office:value-type="string">
            <text:p text:style-name="P2">it's not correct</text:p>
          </table:table-cell>
        </table:table-row>
      </table:table>
      <text:p text:style-name="Standard"/>
      <text:p text:style-name="Standard">// (about|around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">test</text:p>
          </table:table-cell>
          <table:table-cell table:style-name="Table32.B1" office:value-type="string">
            <text:p text:style-name="P1">expect</text:p>
          </table:table-cell>
        </table:table-row>
        <table:table-row table:style-name="Table32.1">
          <table:table-cell table:style-name="Table32.A2" office:value-type="string">
            <text:p text:style-name="P2">look at it's shape</text:p>
          </table:table-cell>
          <table:table-cell table:style-name="Table32.B2" office:value-type="string">
            <text:p text:style-name="P2">look at its shape</text:p>
          </table:table-cell>
        </table:table-row>
      </table:table>
      <text:p text:style-name="Standard"/>
      <text:p text:style-name="Standard">// your not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">test</text:p>
          </table:table-cell>
          <table:table-cell table:style-name="Table33.B1" office:value-type="string">
            <text:p text:style-name="P1">expect</text:p>
          </table:table-cell>
        </table:table-row>
        <table:table-row table:style-name="Table33.1">
          <table:table-cell table:style-name="Table33.A2" office:value-type="string">
            <text:p text:style-name="P2">if your not careful</text:p>
          </table:table-cell>
          <table:table-cell table:style-name="Table33.B2" office:value-type="string">
            <text:p text:style-name="P2">if you're not careful</text:p>
          </table:table-cell>
        </table:table-row>
      </table:table>
      <text:p text:style-name="Standard"/>
      <text:p text:style-name="Standard">//(about|around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">test</text:p>
          </table:table-cell>
          <table:table-cell table:style-name="Table34.B1" office:value-type="string">
            <text:p text:style-name="P1">expect</text:p>
          </table:table-cell>
        </table:table-row>
        <table:table-row table:style-name="Table34.1">
          <table:table-cell table:style-name="Table34.A2" office:value-type="string">
            <text:p text:style-name="P2">at you're discretion</text:p>
          </table:table-cell>
          <table:table-cell table:style-name="Table34.B2" office:value-type="string">
            <text:p text:style-name="P2">at your discretion</text:p>
          </table:table-cell>
        </table:table-row>
        <table:table-row table:style-name="Table34.1">
          <table:table-cell table:style-name="Table34.A2" office:value-type="string">
            <text:p text:style-name="P2">IN OVER YOU'RE HEAD</text:p>
          </table:table-cell>
          <table:table-cell table:style-name="Table34.B2" office:value-type="string">
            <text:p text:style-name="P2">IN OVER YOUR HEAD</text:p>
          </table:table-cell>
        </table:table-row>
        <table:table-row table:style-name="Table34.1">
          <table:table-cell table:style-name="Table34.A2" office:value-type="string">
            <text:p text:style-name="P2">Time of You're Life</text:p>
          </table:table-cell>
          <table:table-cell table:style-name="Table34.B2" office:value-type="string">
            <text:p text:style-name="P2">Time of Your Life</text:p>
          </table:table-cell>
        </table:table-row>
      </table:table>
      <text:p text:style-name="Standard"/>
      <text:p text:style-name="Standard"><text:soft-page-break/>// ([^]+<text:tab/>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">test</text:p>
          </table:table-cell>
          <table:table-cell table:style-name="Table35.B1" office:value-type="string">
            <text:p text:style-name="P1">expect</text:p>
          </table:table-cell>
        </table:table-row>
        <table:table-row table:style-name="Table35.1">
          <table:table-cell table:style-name="Table35.A2" office:value-type="string">
            <text:p text:style-name="P2">I swim everyday</text:p>
          </table:table-cell>
          <table:table-cell table:style-name="Table35.B2" office:value-type="string">
            <text:p text:style-name="P2">I swim every day</text:p>
          </table:table-cell>
        </table:table-row>
        <table:table-row table:style-name="Table35.1">
          <table:table-cell table:style-name="Table35.A2" office:value-type="string">
            <text:p text:style-name="P2">excellent performance everyday</text:p>
          </table:table-cell>
          <table:table-cell table:style-name="Table35.B2" office:value-type="string">
            <text:p text:style-name="P2">excellent performance every day</text:p>
          </table:table-cell>
        </table:table-row>
        <table:table-row table:style-name="Table35.1">
          <table:table-cell table:style-name="Table35.A2" office:value-type="string">
            <text:p text:style-name="P2">it was not an everyday event</text:p>
          </table:table-cell>
          <table:table-cell table:style-name="Table35.B2" office:value-type="string">
            <text:p text:style-name="P2">it was not an everyday event</text:p>
          </table:table-cell>
        </table:table-row>
        <table:table-row table:style-name="Table35.1">
          <table:table-cell table:style-name="Table35.A2" office:value-type="string">
            <text:p text:style-name="P2">things that the everyday folks leave behind</text:p>
          </table:table-cell>
          <table:table-cell table:style-name="Table35.B2" office:value-type="string">
            <text:p text:style-name="P2">things that the everyday folks leave behind</text:p>
          </table:table-cell>
        </table:table-row>
        <table:table-row table:style-name="Table35.1">
          <table:table-cell table:style-name="Table35.A2" office:value-type="string">
            <text:p text:style-name="P2">that doesn't happen everyday</text:p>
          </table:table-cell>
          <table:table-cell table:style-name="Table35.B2" office:value-type="string">
            <text:p text:style-name="P2">that doesn't happen every day</text:p>
          </table:table-cell>
        </table:table-row>
      </table:table>
      <text:p text:style-name="Standard"/>
      <text:p text:style-name="Standard">// their (is|are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">test</text:p>
          </table:table-cell>
          <table:table-cell table:style-name="Table36.B1" office:value-type="string">
            <text:p text:style-name="P1">expect</text:p>
          </table:table-cell>
        </table:table-row>
        <table:table-row table:style-name="Table36.1">
          <table:table-cell table:style-name="Table36.A2" office:value-type="string">
            <text:p text:style-name="P2">their is one mistake</text:p>
          </table:table-cell>
          <table:table-cell table:style-name="Table36.B2" office:value-type="string">
            <text:p text:style-name="P2">there is one mistake</text:p>
          </table:table-cell>
        </table:table-row>
        <table:table-row table:style-name="Table36.1">
          <table:table-cell table:style-name="Table36.A2" office:value-type="string">
            <text:p text:style-name="P2">their are two mistakes</text:p>
          </table:table-cell>
          <table:table-cell table:style-name="Table36.B2" office:value-type="string">
            <text:p text:style-name="P2">there are two mistakes</text:p>
          </table:table-cell>
        </table:table-row>
      </table:table>
      <text:p text:style-name="Standard"/>
      <text:p text:style-name="Standard">// there([^]+)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">test</text:p>
          </table:table-cell>
          <table:table-cell table:style-name="Table37.B1" office:value-type="string">
            <text:p text:style-name="P1">expect</text:p>
          </table:table-cell>
        </table:table-row>
        <table:table-row table:style-name="Table37.1">
          <table:table-cell table:style-name="Table37.A2" office:value-type="string">
            <text:p text:style-name="P2">there grammar is bad</text:p>
          </table:table-cell>
          <table:table-cell table:style-name="Table37.B2" office:value-type="string">
            <text:p text:style-name="P2">their grammar is bad</text:p>
          </table:table-cell>
        </table:table-row>
        <table:table-row table:style-name="Table37.1">
          <table:table-cell table:style-name="Table37.A2" office:value-type="string">
            <text:p text:style-name="P2">there houses are stone</text:p>
          </table:table-cell>
          <table:table-cell table:style-name="Table37.B2" office:value-type="string">
            <text:p text:style-name="P2">their houses are stone</text:p>
          </table:table-cell>
        </table:table-row>
        <table:table-row table:style-name="Table37.1">
          <table:table-cell table:style-name="Table37.A2" office:value-type="string">
            <text:p text:style-name="P2">there dog has no nose</text:p>
          </table:table-cell>
          <table:table-cell table:style-name="Table37.B2" office:value-type="string">
            <text:p text:style-name="P2">their dog has no nose</text:p>
          </table:table-cell>
        </table:table-row>
        <table:table-row table:style-name="Table37.1">
          <table:table-cell table:style-name="Table37.A2" office:value-type="string">
            <text:p text:style-name="P2">there it is</text:p>
          </table:table-cell>
          <table:table-cell table:style-name="Table37.B2" office:value-type="string">
            <text:p text:style-name="P2">there it is</text:p>
          </table:table-cell>
        </table:table-row>
        <table:table-row table:style-name="Table37.1">
          <table:table-cell table:style-name="Table37.A2" office:value-type="string">
            <text:p text:style-name="P2">there you have it</text:p>
          </table:table-cell>
          <table:table-cell table:style-name="Table37.B2" office:value-type="string">
            <text:p text:style-name="P2">there you have it</text:p>
          </table:table-cell>
        </table:table-row>
      </table:table>
      <text:p text:style-name="Standard"/>
      <text:p text:style-name="Standard">// (to|will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">test</text:p>
          </table:table-cell>
          <table:table-cell table:style-name="Table38.B1" office:value-type="string">
            <text:p text:style-name="P1">expect</text:p>
          </table:table-cell>
        </table:table-row>
        <table:table-row table:style-name="Table38.1">
          <table:table-cell table:style-name="Table38.A2" office:value-type="string">
            <text:p text:style-name="P2">he hoped they would loose</text:p>
          </table:table-cell>
          <table:table-cell table:style-name="Table38.B2" office:value-type="string">
            <text:p text:style-name="P2">he hoped they would lose</text:p>
          </table:table-cell>
        </table:table-row>
        <table:table-row table:style-name="Table38.1">
          <table:table-cell table:style-name="Table38.A2" office:value-type="string">
            <text:p text:style-name="P2">they could not afford to loose</text:p>
          </table:table-cell>
          <table:table-cell table:style-name="Table38.B2" office:value-type="string">
            <text:p text:style-name="P2">they could not afford to lose</text:p>
          </table:table-cell>
        </table:table-row>
        <table:table-row table:style-name="Table38.1">
          <table:table-cell table:style-name="Table38.A2" office:value-type="string">
            <text:p text:style-name="P2">it is loose</text:p>
          </table:table-cell>
          <table:table-cell table:style-name="Table38.B2" office:value-type="string">
            <text:p text:style-name="P2">it is loose</text:p>
          </table:table-cell>
        </table:table-row>
        <table:table-row table:style-name="Table38.1">
          <table:table-cell table:style-name="Table38.A2" office:value-type="string">
            <text:p text:style-name="P2">try to loosen it</text:p>
          </table:table-cell>
          <table:table-cell table:style-name="Table38.B2" office:value-type="string">
            <text:p text:style-name="P2">try to loosen it</text:p>
          </table:table-cell>
        </table:table-row>
      </table:table>
      <text:p text:style-name="Standard"/>
      <text:p text:style-name="Standard">// (for|in|takes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">test</text:p>
          </table:table-cell>
          <table:table-cell table:style-name="Table39.B1" office:value-type="string">
            <text:p text:style-name="P1">expect</text:p>
          </table:table-cell>
        </table:table-row>
        <table:table-row table:style-name="Table39.1">
          <table:table-cell table:style-name="Table39.A2" office:value-type="string">
            <text:p text:style-name="P2">stay for awhile</text:p>
          </table:table-cell>
          <table:table-cell table:style-name="Table39.B2" office:value-type="string">
            <text:p text:style-name="P2">stay for a while</text:p>
          </table:table-cell>
        </table:table-row>
        <table:table-row table:style-name="Table39.1">
          <table:table-cell table:style-name="Table39.A2" office:value-type="string">
            <text:p text:style-name="P2">she did that once in awhile</text:p>
          </table:table-cell>
          <table:table-cell table:style-name="Table39.B2" office:value-type="string">
            <text:p text:style-name="P2">she did that once in a while</text:p>
          </table:table-cell>
        </table:table-row>
        <table:table-row table:style-name="Table39.1">
          <table:table-cell table:style-name="Table39.A2" office:value-type="string">
            <text:p text:style-name="P2">stay awhile</text:p>
          </table:table-cell>
          <table:table-cell table:style-name="Table39.B2" office:value-type="string">
            <text:p text:style-name="P2">stay awhile</text:p>
          </table:table-cell>
        </table:table-row>
        <table:table-row table:style-name="Table39.1">
          <table:table-cell table:style-name="Table39.A2" office:value-type="string">
            <text:p text:style-name="P2">it might take awhile</text:p>
          </table:table-cell>
          <table:table-cell table:style-name="Table39.B2" office:value-type="string">
            <text:p text:style-name="P2">it might take a while</text:p>
          </table:table-cell>
        </table:table-row>
        <table:table-row table:style-name="Table39.1">
          <table:table-cell table:style-name="Table39.A2" office:value-type="string">
            <text:p text:style-name="P2">he takes awhile to get ready</text:p>
          </table:table-cell>
          <table:table-cell table:style-name="Table39.B2" office:value-type="string">
            <text:p text:style-name="P2">he takes a while to get ready</text:p>
          </table:table-cell>
        </table:table-row>
      </table:table>
      <text:p text:style-name="Standard"/>
      <text:p text:style-name="Standard">// faint ruled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">test</text:p>
          </table:table-cell>
          <table:table-cell table:style-name="Table40.B1" office:value-type="string">
            <text:p text:style-name="P1">expected</text:p>
          </table:table-cell>
        </table:table-row>
        <text:soft-page-break/>
        <table:table-row table:style-name="Table40.1">
          <table:table-cell table:style-name="Table40.A2" office:value-type="string">
            <text:p text:style-name="P2">this is faint ruled paper</text:p>
          </table:table-cell>
          <table:table-cell table:style-name="Table40.B2" office:value-type="string">
            <text:p text:style-name="P2">this is feint ruled paper</text:p>
          </table:table-cell>
        </table:table-row>
      </table:table>
      <text:p text:style-name="Standard"/>
      <text:p text:style-name="Standard">// before hand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">test</text:p>
          </table:table-cell>
          <table:table-cell table:style-name="Table41.B1" office:value-type="string">
            <text:p text:style-name="P1">expect</text:p>
          </table:table-cell>
        </table:table-row>
        <table:table-row table:style-name="Table41.1">
          <table:table-cell table:style-name="Table41.A2" office:value-type="string">
            <text:p text:style-name="P2">I would like it before hand, if possible.</text:p>
          </table:table-cell>
          <table:table-cell table:style-name="Table41.B2" office:value-type="string">
            <text:p text:style-name="P2">I would like it beforehand, if possible.</text:p>
          </table:table-cell>
        </table:table-row>
        <table:table-row table:style-name="Table41.1">
          <table:table-cell table:style-name="Table41.A2" office:value-type="string">
            <text:p text:style-name="P2">I need to see it before hand.</text:p>
          </table:table-cell>
          <table:table-cell table:style-name="Table41.B2" office:value-type="string">
            <text:p text:style-name="P2">I need to see it beforehand.</text:p>
          </table:table-cell>
        </table:table-row>
        <table:table-row table:style-name="Table41.1">
          <table:table-cell table:style-name="Table41.A2" office:value-type="string">
            <text:p text:style-name="P2">I read it before handing it to you.</text:p>
          </table:table-cell>
          <table:table-cell table:style-name="Table41.B2" office:value-type="string">
            <text:p text:style-name="P2">I read it before handing it to you.</text:p>
          </table:table-cell>
        </table:table-row>
        <table:table-row table:style-name="Table41.1">
          <table:table-cell table:style-name="Table41.A2" office:value-type="string">
            <text:p text:style-name="P2">It needs testing before hand-over.</text:p>
          </table:table-cell>
          <table:table-cell table:style-name="Table41.B2" office:value-type="string">
            <text:p text:style-name="P2">It needs testing before hand-over.</text:p>
          </table:table-cell>
        </table:table-row>
      </table:table>
      <text:p text:style-name="Standard"/>
      <text:p text:style-name="Standard">// end-product<text:tab/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">test</text:p>
          </table:table-cell>
          <table:table-cell table:style-name="Table42.B1" office:value-type="string">
            <text:p text:style-name="P1">expect</text:p>
          </table:table-cell>
        </table:table-row>
        <table:table-row table:style-name="Table42.1">
          <table:table-cell table:style-name="Table42.A2" office:value-type="string">
            <text:p text:style-name="P2">This is the end-product.</text:p>
          </table:table-cell>
          <table:table-cell table:style-name="Table42.B2" office:value-type="string">
            <text:p text:style-name="P2">This is the end product.</text:p>
          </table:table-cell>
        </table:table-row>
        <table:table-row table:style-name="Table42.1">
          <table:table-cell table:style-name="Table42.A2" office:value-type="string">
            <text:p text:style-name="P2">The process has two end-products.</text:p>
          </table:table-cell>
          <table:table-cell table:style-name="Table42.B2" office:value-type="string">
            <text:p text:style-name="P2">The process has two end products.</text:p>
          </table:table-cell>
        </table:table-row>
      </table:table>
      <text:p text:style-name="Standard"/>
      <text:p text:style-name="Standard">// everyone of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">test</text:p>
          </table:table-cell>
          <table:table-cell table:style-name="Table43.B1" office:value-type="string">
            <text:p text:style-name="P1">expect</text:p>
          </table:table-cell>
        </table:table-row>
        <table:table-row table:style-name="Table43.1">
          <table:table-cell table:style-name="Table43.A2" office:value-type="string">
            <text:p text:style-name="P2">It's true that everyone was unchanged.</text:p>
          </table:table-cell>
          <table:table-cell table:style-name="Table43.B2" office:value-type="string">
            <text:p text:style-name="P2">It's true that everyone was unchanged.</text:p>
          </table:table-cell>
        </table:table-row>
        <table:table-row table:style-name="Table43.1">
          <table:table-cell table:style-name="Table43.A2" office:value-type="string">
            <text:p text:style-name="P2">I would like to thank everyone of you.</text:p>
          </table:table-cell>
          <table:table-cell table:style-name="Table43.B2" office:value-type="string">
            <text:p text:style-name="P2">I would like to thank every one of you.</text:p>
          </table:table-cell>
        </table:table-row>
      </table:table>
      <text:p text:style-name="Standard"/>
      <text:p text:style-name="Standard">// an other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">test</text:p>
          </table:table-cell>
          <table:table-cell table:style-name="Table44.B1" office:value-type="string">
            <text:p text:style-name="P1">expect</text:p>
          </table:table-cell>
        </table:table-row>
        <table:table-row table:style-name="Table44.1">
          <table:table-cell table:style-name="Table44.A2" office:value-type="string">
            <text:p text:style-name="P2">I saw an other one.</text:p>
          </table:table-cell>
          <table:table-cell table:style-name="Table44.B2" office:value-type="string">
            <text:p text:style-name="P2">I saw another one.</text:p>
          </table:table-cell>
        </table:table-row>
      </table:table>
      <text:p text:style-name="Standard"/>
      <text:h text:style-name="P21" text:outline-level="2">en-punctuation.xml</text:h>
      <text:p text:style-name="Standard">//:[-]+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">test</text:p>
          </table:table-cell>
          <table:table-cell table:style-name="Table45.B1" office:value-type="string">
            <text:p text:style-name="P1">expect</text:p>
          </table:table-cell>
        </table:table-row>
        <table:table-row table:style-name="Table45.1">
          <table:table-cell table:style-name="Table45.A2" office:value-type="string">
            <text:p text:style-name="P2">List: a, b, c.</text:p>
          </table:table-cell>
          <table:table-cell table:style-name="Table45.B2" office:value-type="string">
            <text:p text:style-name="P2">List: a, b, c.</text:p>
          </table:table-cell>
        </table:table-row>
        <table:table-row table:style-name="Table45.1">
          <table:table-cell table:style-name="Table45.A2" office:value-type="string">
            <text:p text:style-name="P2">List:- a, b, c.</text:p>
          </table:table-cell>
          <table:table-cell table:style-name="Table45.B2" office:value-type="string">
            <text:p text:style-name="P2">List: a, b, c.</text:p>
          </table:table-cell>
        </table:table-row>
        <table:table-row table:style-name="Table45.1">
          <table:table-cell table:style-name="Table45.A2" office:value-type="string">
            <text:p text:style-name="P2">List:-- a, b, c.</text:p>
          </table:table-cell>
          <table:table-cell table:style-name="Table45.B2" office:value-type="string">
            <text:p text:style-name="P2">List: a, b, c.</text:p>
          </table:table-cell>
        </table:table-row>
      </table:table>
      <text:p text:style-name="Standard"/>
      <text:p text:style-name="Standard">// (([a-z]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">test</text:p>
          </table:table-cell>
          <table:table-cell table:style-name="Table46.B1" office:value-type="string">
            <text:p text:style-name="P1">expect</text:p>
          </table:table-cell>
        </table:table-row>
        <table:table-row table:style-name="Table46.1">
          <table:table-cell table:style-name="Table46.A2" office:value-type="string">
            <text:p text:style-name="P2">fully-functional</text:p>
          </table:table-cell>
          <table:table-cell table:style-name="Table46.B2" office:value-type="string">
            <text:p text:style-name="P2">fully functional</text:p>
          </table:table-cell>
        </table:table-row>
        <table:table-row table:style-name="Table46.1">
          <table:table-cell table:style-name="Table46.A2" office:value-type="string">
            <text:p text:style-name="P2">fully functional</text:p>
          </table:table-cell>
          <table:table-cell table:style-name="Table46.B2" office:value-type="string">
            <text:p text:style-name="P2">fully functional</text:p>
          </table:table-cell>
        </table:table-row>
        <table:table-row table:style-name="Table46.1">
          <table:table-cell table:style-name="Table46.A2" office:value-type="string">
            <text:p text:style-name="P2">say TALLY-HO.</text:p>
          </table:table-cell>
          <table:table-cell table:style-name="Table46.B2" office:value-type="string">
            <text:p text:style-name="P2">say TALLY-HO</text:p>
          </table:table-cell>
        </table:table-row>
        <table:table-row table:style-name="Table46.1">
          <table:table-cell table:style-name="Table46.A2" office:value-type="string">
            <text:p text:style-name="P2">tally-ho!</text:p>
          </table:table-cell>
          <table:table-cell table:style-name="Table46.B2" office:value-type="string">
            <text:p text:style-name="P2">tally-ho!</text:p>
          </table:table-cell>
        </table:table-row>
        <table:table-row table:style-name="Table46.1">
          <table:table-cell table:style-name="Table46.A2" office:value-type="string">
            <text:p text:style-name="P2">a family-run, family-owned business</text:p>
          </table:table-cell>
          <table:table-cell table:style-name="Table46.B2" office:value-type="string">
            <text:p text:style-name="P2">a family-run, family-owned business</text:p>
          </table:table-cell>
        </table:table-row>
        <table:table-row table:style-name="Table46.1">
          <table:table-cell table:style-name="Table46.A2" office:value-type="string">
            <text:p text:style-name="P2">a supply-focussed organisation</text:p>
          </table:table-cell>
          <table:table-cell table:style-name="Table46.B2" office:value-type="string">
            <text:p text:style-name="P2">a supply-focussed organisation</text:p>
          </table:table-cell>
        </table:table-row>
        <table:table-row table:style-name="Table46.1">
          <table:table-cell table:style-name="Table46.A2" office:value-type="string">
            <text:p text:style-name="P2">it was an underbelly-containing cut of meat</text:p>
          </table:table-cell>
          <table:table-cell table:style-name="Table46.B2" office:value-type="string">
            <text:p text:style-name="P2">it was an underbelly-containing cut of meat</text:p>
          </table:table-cell>
        </table:table-row>
      </table:table>
      <text:p text:style-name="Standard"/>
      <text:p text:style-name="Standard">// old fashioned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">test</text:p>
          </table:table-cell>
          <table:table-cell table:style-name="Table47.B1" office:value-type="string">
            <text:p text:style-name="P1">expect</text:p>
          </table:table-cell>
        </table:table-row>
        <table:table-row table:style-name="Table47.1">
          <table:table-cell table:style-name="Table47.A2" office:value-type="string">
            <text:p text:style-name="P2">It was done in the old fashioned way.</text:p>
          </table:table-cell>
          <table:table-cell table:style-name="Table47.B2" office:value-type="string">
            <text:p text:style-name="P2">It was done in the old-fashioned way.</text:p>
          </table:table-cell>
        </table:table-row>
        <table:table-row table:style-name="Table47.3">
          <table:table-cell table:style-name="Table47.A2" office:value-type="string">
            <text:p text:style-name="P2">It was done in the old fashion.</text:p>
          </table:table-cell>
          <table:table-cell table:style-name="Table47.B2" office:value-type="string">
            <text:p text:style-name="P2">It was done in the old fashion.</text:p>
          </table:table-cell>
        </table:table-row>
      </table:table>
      <text:p text:style-name="Standard"/>
      <text:p text:style-name="Standard">// the ((1\d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">test</text:p>
          </table:table-cell>
          <table:table-cell table:style-name="Table48.B1" office:value-type="string">
            <text:p text:style-name="P1">expect</text:p>
          </table:table-cell>
        </table:table-row>
        <table:table-row table:style-name="Table48.1">
          <table:table-cell table:style-name="Table48.A2" office:value-type="string">
            <text:p text:style-name="P2">during the 60's</text:p>
          </table:table-cell>
          <table:table-cell table:style-name="Table48.B2" office:value-type="string">
            <text:p text:style-name="P2">during the 60s</text:p>
          </table:table-cell>
        </table:table-row>
        <table:table-row table:style-name="Table48.1">
          <table:table-cell table:style-name="Table48.A2" office:value-type="string">
            <text:p text:style-name="P2">throughout the 1840's</text:p>
          </table:table-cell>
          <table:table-cell table:style-name="Table48.B2" office:value-type="string">
            <text:p text:style-name="P2">throughout the 1840s</text:p>
          </table:table-cell>
        </table:table-row>
      </table:table>
      <text:h text:style-name="Heading_20_2" text:outline-level="2">en-misc.xml</text:h>
      <text:p text:style-name="Standard">// ([a-z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">test</text:p>
          </table:table-cell>
          <table:table-cell table:style-name="Table49.B1" office:value-type="string">
            <text:p text:style-name="P1">expect</text:p>
          </table:table-cell>
        </table:table-row>
        <table:table-row table:style-name="Table49.1">
          <table:table-cell table:style-name="Table49.A2" office:value-type="string">
            <text:p text:style-name="P2">go to the the park</text:p>
          </table:table-cell>
          <table:table-cell table:style-name="Table49.B2" office:value-type="string">
            <text:p text:style-name="P2">go to the park</text:p>
          </table:table-cell>
        </table:table-row>
        <table:table-row table:style-name="Table49.1">
          <table:table-cell table:style-name="Table49.A2" office:value-type="string">
            <text:p text:style-name="P2">find an angle</text:p>
          </table:table-cell>
          <table:table-cell table:style-name="Table49.B2" office:value-type="string">
            <text:p text:style-name="P2">find an angle</text:p>
          </table:table-cell>
        </table:table-row>
        <table:table-row table:style-name="Table49.1">
          <table:table-cell table:style-name="Table49.A2" office:value-type="string">
            <text:p text:style-name="P2">FIND AN AN ANGLE</text:p>
          </table:table-cell>
          <table:table-cell table:style-name="Table49.B2" office:value-type="string">
            <text:p text:style-name="P2">FIND AN ANGLE</text:p>
          </table:table-cell>
        </table:table-row>
      </table:table>
      <text:p text:style-name="Standard"/>
      <text:p text:style-name="Standard">// \bdifferent(ly)?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">test</text:p>
          </table:table-cell>
          <table:table-cell table:style-name="Table50.B1" office:value-type="string">
            <text:p text:style-name="P1">expect</text:p>
          </table:table-cell>
        </table:table-row>
        <table:table-row table:style-name="Table50.1">
          <table:table-cell table:style-name="Table50.A2" office:value-type="string">
            <text:p text:style-name="P2">this is different than that</text:p>
          </table:table-cell>
          <table:table-cell table:style-name="Table50.B2" office:value-type="string">
            <text:p text:style-name="P2">this is different from that</text:p>
          </table:table-cell>
        </table:table-row>
        <text:soft-page-break/>
        <table:table-row table:style-name="Table50.1">
          <table:table-cell table:style-name="Table50.A2" office:value-type="string">
            <text:p text:style-name="P2">this is different from that</text:p>
          </table:table-cell>
          <table:table-cell table:style-name="Table50.B2" office:value-type="string">
            <text:p text:style-name="P2">this is different from that</text:p>
          </table:table-cell>
        </table:table-row>
        <table:table-row table:style-name="Table50.1">
          <table:table-cell table:style-name="Table50.A2" office:value-type="string">
            <text:p text:style-name="P2">this is a different color than that</text:p>
          </table:table-cell>
          <table:table-cell table:style-name="Table50.B2" office:value-type="string">
            <text:p text:style-name="P2">this is a different color from that</text:p>
          </table:table-cell>
        </table:table-row>
        <table:table-row table:style-name="Table50.1">
          <table:table-cell table:style-name="Table50.A2" office:value-type="string">
            <text:p text:style-name="P2">this operates differently than that</text:p>
          </table:table-cell>
          <table:table-cell table:style-name="Table50.B2" office:value-type="string">
            <text:p text:style-name="P2">this operates differently from that</text:p>
          </table:table-cell>
        </table:table-row>
      </table:table>
      <text:p text:style-name="Standard"/>
      <text:p text:style-name="Standard">// (man|woman|girl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">test</text:p>
          </table:table-cell>
          <table:table-cell table:style-name="Table51.B1" office:value-type="string">
            <text:p text:style-name="P1">expected</text:p>
          </table:table-cell>
        </table:table-row>
        <table:table-row table:style-name="Table51.1">
          <table:table-cell table:style-name="Table51.A2" office:value-type="string">
            <text:p text:style-name="P2">The girl that was here yesterday.</text:p>
          </table:table-cell>
          <table:table-cell table:style-name="Table51.B2" office:value-type="string">
            <text:p text:style-name="P2">The girl who was here yesterday.</text:p>
          </table:table-cell>
        </table:table-row>
        <table:table-row table:style-name="Table51.1">
          <table:table-cell table:style-name="Table51.A2" office:value-type="string">
            <text:p text:style-name="P2">People that know their grammar.</text:p>
          </table:table-cell>
          <table:table-cell table:style-name="Table51.B2" office:value-type="string">
            <text:p text:style-name="P2">People who know their grammar.</text:p>
          </table:table-cell>
        </table:table-row>
      </table:table>
      <text:p text:style-name="Standard"/>
      <text:p text:style-name="Standard">// if(only )?</text:p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">test</text:p>
          </table:table-cell>
          <table:table-cell table:style-name="Table52.B1" office:value-type="string">
            <text:p text:style-name="P1">expected</text:p>
          </table:table-cell>
        </table:table-row>
        <table:table-row table:style-name="Table52.1">
          <table:table-cell table:style-name="Table52.A2" office:value-type="string">
            <text:p text:style-name="P2">if I was a rich man</text:p>
          </table:table-cell>
          <table:table-cell table:style-name="Table52.B2" office:value-type="string">
            <text:p text:style-name="P2">if I were a rich man</text:p>
          </table:table-cell>
        </table:table-row>
        <table:table-row table:style-name="Table52.1">
          <table:table-cell table:style-name="Table52.A2" office:value-type="string">
            <text:p text:style-name="P2">if only it was faster</text:p>
          </table:table-cell>
          <table:table-cell table:style-name="Table52.B2" office:value-type="string">
            <text:p text:style-name="P2">if only it were faster</text:p>
          </table:table-cell>
        </table:table-row>
        <table:table-row table:style-name="Table52.1">
          <table:table-cell table:style-name="Table52.A2" office:value-type="string">
            <text:p text:style-name="P2">I wouldn't do that if I was you!</text:p>
          </table:table-cell>
          <table:table-cell table:style-name="Table52.B2" office:value-type="string">
            <text:p text:style-name="P2">I wouldn't do that if I were you!</text:p>
          </table:table-cell>
        </table:table-row>
      </table:table>
      <text:p text:style-name="Standard"/>
      <text:p text:style-name="Standard">// wish(e[ds])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">test</text:p>
          </table:table-cell>
          <table:table-cell table:style-name="Table53.B1" office:value-type="string">
            <text:p text:style-name="P1">expected</text:p>
          </table:table-cell>
        </table:table-row>
        <table:table-row table:style-name="Table53.1">
          <table:table-cell table:style-name="Table53.A2" office:value-type="string">
            <text:p text:style-name="P2">I wish it was different</text:p>
          </table:table-cell>
          <table:table-cell table:style-name="Table53.B2" office:value-type="string">
            <text:p text:style-name="P2">I wish it were different </text:p>
          </table:table-cell>
        </table:table-row>
        <table:table-row table:style-name="Table53.1">
          <table:table-cell table:style-name="Table53.A2" office:value-type="string">
            <text:p text:style-name="P2">she wishes he was more careful</text:p>
          </table:table-cell>
          <table:table-cell table:style-name="Table53.B2" office:value-type="string">
            <text:p text:style-name="P2">she wishes he were more careful</text:p>
          </table:table-cell>
        </table:table-row>
        <table:table-row table:style-name="Table53.1">
          <table:table-cell table:style-name="Table53.A2" office:value-type="string">
            <text:p text:style-name="P2">they wished that it was Sunday</text:p>
          </table:table-cell>
          <table:table-cell table:style-name="Table53.B2" office:value-type="string">
            <text:p text:style-name="P2">they wished that it were Sunday</text:p>
          </table:table-cell>
        </table:table-row>
      </table:table>
      <text:p text:style-name="Standard"/>
      <text:p text:style-name="Standard">// is comprised of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1">test</text:p>
          </table:table-cell>
          <table:table-cell table:style-name="Table54.B1" office:value-type="string">
            <text:p text:style-name="P1">expected</text:p>
          </table:table-cell>
        </table:table-row>
        <table:table-row table:style-name="Table54.1">
          <table:table-cell table:style-name="Table54.A2" office:value-type="string">
            <text:p text:style-name="P2">the whole is comprised of the parts</text:p>
          </table:table-cell>
          <table:table-cell table:style-name="Table54.B2" office:value-type="string">
            <text:p text:style-name="P2">the whole comprises the parts</text:p>
          </table:table-cell>
        </table:table-row>
      </table:table>
      <text:p text:style-name="Standard"/>
      <text:p text:style-name="Standard">// ([Aa])(([\$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1">test</text:p>
          </table:table-cell>
          <table:table-cell table:style-name="Table55.B1" office:value-type="string">
            <text:p text:style-name="P1">expected</text:p>
          </table:table-cell>
        </table:table-row>
        <table:table-row table:style-name="Table55.1">
          <table:table-cell table:style-name="Table55.A2" office:value-type="string">
            <text:p text:style-name="P2">it was a elegant construction</text:p>
          </table:table-cell>
          <table:table-cell table:style-name="Table55.B2" office:value-type="string">
            <text:p text:style-name="P2">it was an elegant construction</text:p>
          </table:table-cell>
        </table:table-row>
        <table:table-row table:style-name="Table55.1">
          <table:table-cell table:style-name="Table55.A2" office:value-type="string">
            <text:p text:style-name="P2">this is a elephant</text:p>
          </table:table-cell>
          <table:table-cell table:style-name="Table55.B2" office:value-type="string">
            <text:p text:style-name="P2">this is an elephant</text:p>
          </table:table-cell>
        </table:table-row>
        <table:table-row table:style-name="Table55.1">
          <table:table-cell table:style-name="Table55.A2" office:value-type="string">
            <text:p text:style-name="P2">plug in a 808 module</text:p>
          </table:table-cell>
          <table:table-cell table:style-name="Table55.B2" office:value-type="string">
            <text:p text:style-name="P2">plug in an 808 module</text:p>
          </table:table-cell>
        </table:table-row>
        <table:table-row table:style-name="Table55.1">
          <table:table-cell table:style-name="Table55.A2" office:value-type="string">
            <text:p text:style-name="P2">he won a million from a $8 ticket</text:p>
          </table:table-cell>
          <table:table-cell table:style-name="Table55.B2" office:value-type="string">
            <text:p text:style-name="P2">he won a million from an $8 ticket</text:p>
          </table:table-cell>
        </table:table-row>
        <table:table-row table:style-name="Table55.1">
          <table:table-cell table:style-name="Table55.A2" office:value-type="string">
            <text:p text:style-name="P2">they each bought a MP3 player</text:p>
          </table:table-cell>
          <table:table-cell table:style-name="Table55.B2" office:value-type="string">
            <text:p text:style-name="P2">they each bought an MP3 player</text:p>
          </table:table-cell>
        </table:table-row>
        <table:table-row table:style-name="Table55.1">
          <table:table-cell table:style-name="Table55.A2" office:value-type="string">
            <text:p text:style-name="P2">he was a RAF pilot during the war</text:p>
          </table:table-cell>
          <table:table-cell table:style-name="Table55.B2" office:value-type="string">
            <text:p text:style-name="P2">he was an RAF pilot during the war</text:p>
          </table:table-cell>
        </table:table-row>
        <table:table-row table:style-name="Table55.1">
          <table:table-cell table:style-name="Table55.A2" office:value-type="string">
            <text:p text:style-name="P2">she had been a MP for 20 years</text:p>
          </table:table-cell>
          <table:table-cell table:style-name="Table55.B2" office:value-type="string">
            <text:p text:style-name="P2">she had been an MP for 20 years</text:p>
          </table:table-cell>
        </table:table-row>
        <table:table-row table:style-name="Table55.1">
          <table:table-cell table:style-name="Table55.A2" office:value-type="string">
            <text:p text:style-name="P2">the doctor took a X-ray</text:p>
          </table:table-cell>
          <table:table-cell table:style-name="Table55.B2" office:value-type="string">
            <text:p text:style-name="P2">the doctor took an X-ray</text:p>
          </table:table-cell>
        </table:table-row>
        <table:table-row table:style-name="Table55.1">
          <table:table-cell table:style-name="Table55.A2" office:value-type="string">
            <text:p text:style-name="P2">she was a EU Commissioner</text:p>
          </table:table-cell>
          <table:table-cell table:style-name="Table55.B2" office:value-type="string">
            <text:p text:style-name="P2">she was an EU Commissioner</text:p>
          </table:table-cell>
        </table:table-row>
        <table:table-row table:style-name="Table55.1">
          <table:table-cell table:style-name="Table55.A2" office:value-type="string">
            <text:p text:style-name="P2">I bought a $11 ticket</text:p>
          </table:table-cell>
          <table:table-cell table:style-name="Table55.B2" office:value-type="string">
            <text:p text:style-name="P2">I bought an $11 ticket</text:p>
          </table:table-cell>
        </table:table-row>
        <text:soft-page-break/>
        <table:table-row table:style-name="Table55.1">
          <table:table-cell table:style-name="Table55.A2" office:value-type="string">
            <text:p text:style-name="P2">I used a 18p stamp</text:p>
          </table:table-cell>
          <table:table-cell table:style-name="Table55.B2" office:value-type="string">
            <text:p text:style-name="P2">I used an 18p stamp</text:p>
          </table:table-cell>
        </table:table-row>
        <table:table-row table:style-name="Table55.1">
          <table:table-cell table:style-name="Table55.A2" office:value-type="string">
            <text:p text:style-name="P2">she caught a 80-pound catfish</text:p>
          </table:table-cell>
          <table:table-cell table:style-name="Table55.B2" office:value-type="string">
            <text:p text:style-name="P2">she caught an 80-pound catfish</text:p>
          </table:table-cell>
        </table:table-row>
        <table:table-row table:style-name="Table55.1">
          <table:table-cell table:style-name="Table55.A2" office:value-type="string">
            <text:p text:style-name="P2">he considered himself to be a European</text:p>
          </table:table-cell>
          <table:table-cell table:style-name="Table55.B2" office:value-type="string">
            <text:p text:style-name="P2">he considered himself to be a European</text:p>
          </table:table-cell>
        </table:table-row>
        <table:table-row table:style-name="Table55.1">
          <table:table-cell table:style-name="Table55.A2" office:value-type="string">
            <text:p text:style-name="P2">they were a eunomic society</text:p>
          </table:table-cell>
          <table:table-cell table:style-name="Table55.B2" office:value-type="string">
            <text:p text:style-name="P2">they were a eunomic society</text:p>
          </table:table-cell>
        </table:table-row>
        <table:table-row table:style-name="Table55.1">
          <table:table-cell table:style-name="Table55.A2" office:value-type="string">
            <text:p text:style-name="P2">they bought a kitchen clock</text:p>
          </table:table-cell>
          <table:table-cell table:style-name="Table55.B2" office:value-type="string">
            <text:p text:style-name="P2">they bought a kitchen clock</text:p>
          </table:table-cell>
        </table:table-row>
        <table:table-row table:style-name="Table55.1">
          <table:table-cell table:style-name="Table55.A2" office:value-type="string">
            <text:p text:style-name="P2">it was just a normal day</text:p>
          </table:table-cell>
          <table:table-cell table:style-name="Table55.B2" office:value-type="string">
            <text:p text:style-name="P2">it was just a normal day</text:p>
          </table:table-cell>
        </table:table-row>
        <table:table-row table:style-name="Table55.1">
          <table:table-cell table:style-name="Table55.A2" office:value-type="string">
            <text:p text:style-name="P2">they came to a unanimous decision</text:p>
          </table:table-cell>
          <table:table-cell table:style-name="Table55.B2" office:value-type="string">
            <text:p text:style-name="P2">they came to a unanimous decision</text:p>
          </table:table-cell>
        </table:table-row>
        <table:table-row table:style-name="Table55.1">
          <table:table-cell table:style-name="Table55.A2" office:value-type="string">
            <text:p text:style-name="P2">the Watt is a unit of power</text:p>
          </table:table-cell>
          <table:table-cell table:style-name="Table55.B2" office:value-type="string">
            <text:p text:style-name="P2">the Watt is a unit of power</text:p>
          </table:table-cell>
        </table:table-row>
        <table:table-row table:style-name="Table55.1">
          <table:table-cell table:style-name="Table55.A2" office:value-type="string">
            <text:p text:style-name="P2">it was a Unicef initiative</text:p>
          </table:table-cell>
          <table:table-cell table:style-name="Table55.B2" office:value-type="string">
            <text:p text:style-name="P2">it was a Unicef initiative</text:p>
          </table:table-cell>
        </table:table-row>
        <table:table-row table:style-name="Table55.1">
          <table:table-cell table:style-name="Table55.A2" office:value-type="string">
            <text:p text:style-name="P2">it was a UNHCO initiative</text:p>
          </table:table-cell>
          <table:table-cell table:style-name="Table55.B2" office:value-type="string">
            <text:p text:style-name="P2">it was a UNHCO initiative</text:p>
          </table:table-cell>
        </table:table-row>
        <table:table-row table:style-name="Table55.1">
          <table:table-cell table:style-name="Table55.A2" office:value-type="string">
            <text:p text:style-name="P2">it formed a U shape</text:p>
          </table:table-cell>
          <table:table-cell table:style-name="Table55.B2" office:value-type="string">
            <text:p text:style-name="P2">it formed a U shape</text:p>
          </table:table-cell>
        </table:table-row>
        <table:table-row table:style-name="Table55.1">
          <table:table-cell table:style-name="Table55.A2" office:value-type="string">
            <text:p text:style-name="P2">they thought they saw a UFO</text:p>
          </table:table-cell>
          <table:table-cell table:style-name="Table55.B2" office:value-type="string">
            <text:p text:style-name="P2">they thought they saw a UFO</text:p>
          </table:table-cell>
        </table:table-row>
        <table:table-row table:style-name="Table55.1">
          <table:table-cell table:style-name="Table55.A2" office:value-type="string">
            <text:p text:style-name="P2">he entered a euchre tournament</text:p>
          </table:table-cell>
          <table:table-cell table:style-name="Table55.B2" office:value-type="string">
            <text:p text:style-name="P2">he entered a euchre tournament</text:p>
          </table:table-cell>
        </table:table-row>
        <table:table-row table:style-name="Table55.1">
          <table:table-cell table:style-name="Table55.A2" office:value-type="string">
            <text:p text:style-name="P2">it is a once-in-a-lifetime offer</text:p>
          </table:table-cell>
          <table:table-cell table:style-name="Table55.B2" office:value-type="string">
            <text:p text:style-name="P2">it is a once-in-a-lifetime offer</text:p>
          </table:table-cell>
        </table:table-row>
        <table:table-row table:style-name="Table55.1">
          <table:table-cell table:style-name="Table55.A2" office:value-type="string">
            <text:p text:style-name="P2">find out a unit's worth</text:p>
          </table:table-cell>
          <table:table-cell table:style-name="Table55.B2" office:value-type="string">
            <text:p text:style-name="P2">find out a unit's worth</text:p>
          </table:table-cell>
        </table:table-row>
        <table:table-row table:style-name="Table55.1">
          <table:table-cell table:style-name="Table55.A2" office:value-type="string">
            <text:p text:style-name="P2">A use must be found for it!</text:p>
          </table:table-cell>
          <table:table-cell table:style-name="Table55.B2" office:value-type="string">
            <text:p text:style-name="P2">A use must be found for it!</text:p>
          </table:table-cell>
        </table:table-row>
        <table:table-row table:style-name="Table55.1">
          <table:table-cell table:style-name="Table55.A2" office:value-type="string">
            <text:p text:style-name="P2">I bought a $10 ticket</text:p>
          </table:table-cell>
          <table:table-cell table:style-name="Table55.B2" office:value-type="string">
            <text:p text:style-name="P2">I bought a $10 ticket</text:p>
          </table:table-cell>
        </table:table-row>
        <table:table-row table:style-name="Table55.1">
          <table:table-cell table:style-name="Table55.A2" office:value-type="string">
            <text:p text:style-name="P2">I used a 17p stamp</text:p>
          </table:table-cell>
          <table:table-cell table:style-name="Table55.B2" office:value-type="string">
            <text:p text:style-name="P2">I used a 17p stamp</text:p>
          </table:table-cell>
        </table:table-row>
        <table:table-row table:style-name="Table55.1">
          <table:table-cell table:style-name="Table55.A2" office:value-type="string">
            <text:p text:style-name="P2">A NATO committee</text:p>
          </table:table-cell>
          <table:table-cell table:style-name="Table55.B2" office:value-type="string">
            <text:p text:style-name="P2">A NATO committee</text:p>
          </table:table-cell>
        </table:table-row>
        <table:table-row table:style-name="Table55.1">
          <table:table-cell table:style-name="Table55.A2" office:value-type="string">
            <text:p text:style-name="P2">A Nato committee</text:p>
          </table:table-cell>
          <table:table-cell table:style-name="Table55.B2" office:value-type="string">
            <text:p text:style-name="P2">A Nato committee</text:p>
          </table:table-cell>
        </table:table-row>
        <table:table-row table:style-name="Table55.1">
          <table:table-cell table:style-name="Table55.A2" office:value-type="string">
            <text:p text:style-name="P2">A European success</text:p>
          </table:table-cell>
          <table:table-cell table:style-name="Table55.B2" office:value-type="string">
            <text:p text:style-name="P2">A European success</text:p>
          </table:table-cell>
        </table:table-row>
      </table:table>
      <text:p text:style-name="Standard"/>
      <text:p text:style-name="Standard">\b([An]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1">test</text:p>
          </table:table-cell>
          <table:table-cell table:style-name="Table56.B1" office:value-type="string">
            <text:p text:style-name="P1">expected</text:p>
          </table:table-cell>
        </table:table-row>
        <table:table-row table:style-name="Table56.1">
          <table:table-cell table:style-name="Table56.A2" office:value-type="string">
            <text:p text:style-name="P2">an once-in-a-lifetime offer</text:p>
          </table:table-cell>
          <table:table-cell table:style-name="Table56.B2" office:value-type="string">
            <text:p text:style-name="P2">a once-in-a-lifetime offer</text:p>
          </table:table-cell>
        </table:table-row>
        <table:table-row table:style-name="Table56.1">
          <table:table-cell table:style-name="Table56.A2" office:value-type="string">
            <text:p text:style-name="P2">I saw an elephant</text:p>
          </table:table-cell>
          <table:table-cell table:style-name="Table56.B2" office:value-type="string">
            <text:p text:style-name="P2">I saw an elephant</text:p>
          </table:table-cell>
        </table:table-row>
        <table:table-row table:style-name="Table56.1">
          <table:table-cell table:style-name="Table56.A2" office:value-type="string">
            <text:p text:style-name="P2">an user's fingers caused the problem</text:p>
          </table:table-cell>
          <table:table-cell table:style-name="Table56.B2" office:value-type="string">
            <text:p text:style-name="P2">a user's fingers caused the problem</text:p>
          </table:table-cell>
        </table:table-row>
        <table:table-row table:style-name="Table56.1">
          <table:table-cell table:style-name="Table56.A2" office:value-type="string">
            <text:p text:style-name="P2">He embarked forthwith on an eulogy of his late playmate.</text:p>
          </table:table-cell>
          <table:table-cell table:style-name="Table56.B2" office:value-type="string">
            <text:p text:style-name="P2">He embarked forthwith on a eulogy of his late playmate.</text:p>
          </table:table-cell>
        </table:table-row>
        <table:table-row table:style-name="Table56.1">
          <table:table-cell table:style-name="Table56.A2" office:value-type="string">
            <text:p text:style-name="P2">An user manual must be written.</text:p>
          </table:table-cell>
          <table:table-cell table:style-name="Table56.B2" office:value-type="string">
            <text:p text:style-name="P2">A user manual must be written.</text:p>
          </table:table-cell>
        </table:table-row>
        <table:table-row table:style-name="Table56.1">
          <table:table-cell table:style-name="Table56.A2" office:value-type="string">
            <text:p text:style-name="P2">An aardvark!</text:p>
          </table:table-cell>
          <table:table-cell table:style-name="Table56.B2" office:value-type="string">
            <text:p text:style-name="P2">An aardvark!</text:p>
          </table:table-cell>
        </table:table-row>
        <table:table-row table:style-name="Table56.1">
          <table:table-cell table:style-name="Table56.A2" office:value-type="string">
            <text:p text:style-name="P2">I bought an $10 ticket</text:p>
          </table:table-cell>
          <table:table-cell table:style-name="Table56.B2" office:value-type="string">
            <text:p text:style-name="P2">I bought a $10 ticket</text:p>
          </table:table-cell>
        </table:table-row>
        <table:table-row table:style-name="Table56.1">
          <table:table-cell table:style-name="Table56.A2" office:value-type="string">
            <text:p text:style-name="P2">I used an 17p stamp</text:p>
          </table:table-cell>
          <table:table-cell table:style-name="Table56.B2" office:value-type="string">
            <text:p text:style-name="P2">I used a 17p stamp</text:p>
          </table:table-cell>
        </table:table-row>
        <table:table-row table:style-name="Table56.1">
          <table:table-cell table:style-name="Table56.A2" office:value-type="string">
            <text:p text:style-name="P2">I bought an $11 ticket</text:p>
          </table:table-cell>
          <table:table-cell table:style-name="Table56.B2" office:value-type="string">
            <text:p text:style-name="P2">I bought an $11 ticket</text:p>
          </table:table-cell>
        </table:table-row>
        <table:table-row table:style-name="Table56.1">
          <table:table-cell table:style-name="Table56.A2" office:value-type="string">
            <text:p text:style-name="P2">I used an 18p stamp</text:p>
          </table:table-cell>
          <table:table-cell table:style-name="Table56.B2" office:value-type="string">
            <text:p text:style-name="P2">I used an 18p stamp</text:p>
          </table:table-cell>
        </table:table-row>
        <text:soft-page-break/>
        <table:table-row table:style-name="Table56.1">
          <table:table-cell table:style-name="Table56.A2" office:value-type="string">
            <text:p text:style-name="P2">An NATO committee</text:p>
          </table:table-cell>
          <table:table-cell table:style-name="Table56.B2" office:value-type="string">
            <text:p text:style-name="P2">A NATO committee</text:p>
          </table:table-cell>
        </table:table-row>
        <table:table-row table:style-name="Table56.1">
          <table:table-cell table:style-name="Table56.A2" office:value-type="string">
            <text:p text:style-name="P2">An European success</text:p>
          </table:table-cell>
          <table:table-cell table:style-name="Table56.B2" office:value-type="string">
            <text:p text:style-name="P2">A European success</text:p>
          </table:table-cell>
        </table:table-row>
      </table:table>
      <text:p text:style-name="Standard"/>
      <text:p text:style-name="Standard">// \b([An])n ([bcd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">test</text:p>
          </table:table-cell>
          <table:table-cell table:style-name="Table57.B1" office:value-type="string">
            <text:p text:style-name="P1">expected</text:p>
          </table:table-cell>
        </table:table-row>
        <table:table-row table:style-name="Table57.1">
          <table:table-cell table:style-name="Table57.A2" office:value-type="string">
            <text:p text:style-name="P2">it was an terrible shame</text:p>
          </table:table-cell>
          <table:table-cell table:style-name="Table57.B2" office:value-type="string">
            <text:p text:style-name="P2">it was a terrible shame</text:p>
          </table:table-cell>
        </table:table-row>
        <table:table-row table:style-name="Table57.1">
          <table:table-cell table:style-name="Table57.A2" office:value-type="string">
            <text:p text:style-name="P2">we went to an hospital</text:p>
          </table:table-cell>
          <table:table-cell table:style-name="Table57.B2" office:value-type="string">
            <text:p text:style-name="P2">we went to a hospital</text:p>
          </table:table-cell>
        </table:table-row>
        <table:table-row table:style-name="Table57.1">
          <table:table-cell table:style-name="Table57.A2" office:value-type="string">
            <text:p text:style-name="P2">there is an CCTV camera on the wall</text:p>
          </table:table-cell>
          <table:table-cell table:style-name="Table57.B2" office:value-type="string">
            <text:p text:style-name="P2">there is a CCTV camera on the wall</text:p>
          </table:table-cell>
        </table:table-row>
        <table:table-row table:style-name="Table57.1">
          <table:table-cell table:style-name="Table57.A2" office:value-type="string">
            <text:p text:style-name="P2">An TV producer came to stay.</text:p>
          </table:table-cell>
          <table:table-cell table:style-name="Table57.B2" office:value-type="string">
            <text:p text:style-name="P2">A TV producer came to stay.</text:p>
          </table:table-cell>
        </table:table-row>
        <table:table-row table:style-name="Table57.1">
          <table:table-cell table:style-name="Table57.A2" office:value-type="string">
            <text:p text:style-name="P2">It is an UK problem</text:p>
          </table:table-cell>
          <table:table-cell table:style-name="Table57.B2" office:value-type="string">
            <text:p text:style-name="P2">It is a UK problem</text:p>
          </table:table-cell>
        </table:table-row>
        <table:table-row table:style-name="Table57.1">
          <table:table-cell table:style-name="Table57.A2" office:value-type="string">
            <text:p text:style-name="P2">An Nato committee</text:p>
          </table:table-cell>
          <table:table-cell table:style-name="Table57.B2" office:value-type="string">
            <text:p text:style-name="P2">A Nato committee</text:p>
          </table:table-cell>
        </table:table-row>
        <table:table-row table:style-name="Table57.1">
          <table:table-cell table:style-name="Table57.A2" office:value-type="string">
            <text:p text:style-name="P2">it was an absolute triumph</text:p>
          </table:table-cell>
          <table:table-cell table:style-name="Table57.B2" office:value-type="string">
            <text:p text:style-name="P2">it was an absolute triumph</text:p>
          </table:table-cell>
        </table:table-row>
        <table:table-row table:style-name="Table57.1">
          <table:table-cell table:style-name="Table57.A2" office:value-type="string">
            <text:p text:style-name="P2">she has an enigmatic smile</text:p>
          </table:table-cell>
          <table:table-cell table:style-name="Table57.B2" office:value-type="string">
            <text:p text:style-name="P2">she has an enigmatic smile</text:p>
          </table:table-cell>
        </table:table-row>
        <table:table-row table:style-name="Table57.1">
          <table:table-cell table:style-name="Table57.A2" office:value-type="string">
            <text:p text:style-name="P2">no man is an island</text:p>
          </table:table-cell>
          <table:table-cell table:style-name="Table57.B2" office:value-type="string">
            <text:p text:style-name="P2">no man is an island</text:p>
          </table:table-cell>
        </table:table-row>
        <table:table-row table:style-name="Table57.1">
          <table:table-cell table:style-name="Table57.A2" office:value-type="string">
            <text:p text:style-name="P2">I saw an octopus</text:p>
          </table:table-cell>
          <table:table-cell table:style-name="Table57.B2" office:value-type="string">
            <text:p text:style-name="P2">I saw an octopus</text:p>
          </table:table-cell>
        </table:table-row>
        <table:table-row table:style-name="Table57.1">
          <table:table-cell table:style-name="Table57.A2" office:value-type="string">
            <text:p text:style-name="P2">what an ugly building</text:p>
          </table:table-cell>
          <table:table-cell table:style-name="Table57.B2" office:value-type="string">
            <text:p text:style-name="P2">what an ugly building</text:p>
          </table:table-cell>
        </table:table-row>
        <table:table-row table:style-name="Table57.1">
          <table:table-cell table:style-name="Table57.A2" office:value-type="string">
            <text:p text:style-name="P2">it was an honour to attend</text:p>
          </table:table-cell>
          <table:table-cell table:style-name="Table57.B2" office:value-type="string">
            <text:p text:style-name="P2">it was an honour to attend</text:p>
          </table:table-cell>
        </table:table-row>
        <table:table-row table:style-name="Table57.1">
          <table:table-cell table:style-name="Table57.A2" office:value-type="string">
            <text:p text:style-name="P2">the rate is $5 an hour</text:p>
          </table:table-cell>
          <table:table-cell table:style-name="Table57.B2" office:value-type="string">
            <text:p text:style-name="P2">the rate is $5 an hour</text:p>
          </table:table-cell>
        </table:table-row>
        <table:table-row table:style-name="Table57.1">
          <table:table-cell table:style-name="Table57.A2" office:value-type="string">
            <text:p text:style-name="P2">he was an heir with a hereditary title</text:p>
          </table:table-cell>
          <table:table-cell table:style-name="Table57.B2" office:value-type="string">
            <text:p text:style-name="P2">he was an heir with a hereditary title</text:p>
          </table:table-cell>
        </table:table-row>
        <table:table-row table:style-name="Table57.1">
          <table:table-cell table:style-name="Table57.A2" office:value-type="string">
            <text:p text:style-name="P2">it is an LCD monitor</text:p>
          </table:table-cell>
          <table:table-cell table:style-name="Table57.B2" office:value-type="string">
            <text:p text:style-name="P2">it is an LCD monitor</text:p>
          </table:table-cell>
        </table:table-row>
        <table:table-row table:style-name="Table57.1">
          <table:table-cell table:style-name="Table57.A2" office:value-type="string">
            <text:p text:style-name="P2">rules in an XML file</text:p>
          </table:table-cell>
          <table:table-cell table:style-name="Table57.B2" office:value-type="string">
            <text:p text:style-name="P2">rules in an XML file</text:p>
          </table:table-cell>
        </table:table-row>
        <table:table-row table:style-name="Table57.1">
          <table:table-cell table:style-name="Table57.A2" office:value-type="string">
            <text:p text:style-name="P2">I think it's an hors d'oeuvre</text:p>
          </table:table-cell>
          <table:table-cell table:style-name="Table57.B2" office:value-type="string">
            <text:p text:style-name="P2">I think it's an hors d'oeuvre</text:p>
          </table:table-cell>
        </table:table-row>
        <table:table-row table:style-name="Table57.1">
          <table:table-cell table:style-name="Table57.A2" office:value-type="string">
            <text:p text:style-name="P2">an haute couture collection</text:p>
          </table:table-cell>
          <table:table-cell table:style-name="Table57.B2" office:value-type="string">
            <text:p text:style-name="P2">an haute couture collection</text:p>
          </table:table-cell>
        </table:table-row>
        <table:table-row table:style-name="Table57.1">
          <table:table-cell table:style-name="Table57.A2" office:value-type="string">
            <text:p text:style-name="P2">he wore an FBI jacket</text:p>
          </table:table-cell>
          <table:table-cell table:style-name="Table57.B2" office:value-type="string">
            <text:p text:style-name="P2">he wore an FBI jacket</text:p>
          </table:table-cell>
        </table:table-row>
      </table:table>
      <text:p text:style-name="Standard"/>
      <text:p text:style-name="Standard">// \b([Aa])(haute</text:p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1">test</text:p>
          </table:table-cell>
          <table:table-cell table:style-name="Table58.B1" office:value-type="string">
            <text:p text:style-name="P1">expected</text:p>
          </table:table-cell>
        </table:table-row>
        <table:table-row table:style-name="Table58.1">
          <table:table-cell table:style-name="Table58.A2" office:value-type="string">
            <text:p text:style-name="P2">she had a hourglass figure</text:p>
          </table:table-cell>
          <table:table-cell table:style-name="Table58.B2" office:value-type="string">
            <text:p text:style-name="P2">she had an hourglass figure</text:p>
          </table:table-cell>
        </table:table-row>
        <table:table-row table:style-name="Table58.1">
          <table:table-cell table:style-name="Table58.A2" office:value-type="string">
            <text:p text:style-name="P2">they agreed a hourly rate</text:p>
          </table:table-cell>
          <table:table-cell table:style-name="Table58.B2" office:value-type="string">
            <text:p text:style-name="P2">they agreed an hourly rate</text:p>
          </table:table-cell>
        </table:table-row>
        <table:table-row table:style-name="Table58.1">
          <table:table-cell table:style-name="Table58.A2" office:value-type="string">
            <text:p text:style-name="P2">they waited for over an hour</text:p>
          </table:table-cell>
          <table:table-cell table:style-name="Table58.B2" office:value-type="string">
            <text:p text:style-name="P2">they waited for over an hour</text:p>
          </table:table-cell>
        </table:table-row>
        <table:table-row table:style-name="Table58.1">
          <table:table-cell table:style-name="Table58.A2" office:value-type="string">
            <text:p text:style-name="P2">A honest crook is hard to find.</text:p>
          </table:table-cell>
          <table:table-cell table:style-name="Table58.B2" office:value-type="string">
            <text:p text:style-name="P2">An honest crook is hard to find.</text:p>
          </table:table-cell>
        </table:table-row>
        <table:table-row table:style-name="Table58.1">
          <table:table-cell table:style-name="Table58.A2" office:value-type="string">
            <text:p text:style-name="P2">A crook is easy to find.</text:p>
          </table:table-cell>
          <table:table-cell table:style-name="Table58.B2" office:value-type="string">
            <text:p text:style-name="P2">A crook is easy to find.</text:p>
          </table:table-cell>
        </table:table-row>
        <table:table-row table:style-name="Table58.1">
          <table:table-cell table:style-name="Table58.A2" office:value-type="string">
            <text:p text:style-name="P2">Here, have a hors d'oeuvre!</text:p>
          </table:table-cell>
          <table:table-cell table:style-name="Table58.B2" office:value-type="string">
            <text:p text:style-name="P2">Here, have an hors d'oeuvre!</text:p>
          </table:table-cell>
        </table:table-row>
        <table:table-row table:style-name="Table58.1">
          <table:table-cell table:style-name="Table58.A2" office:value-type="string">
            <text:p text:style-name="P2">What a haute couture collection!</text:p>
          </table:table-cell>
          <table:table-cell table:style-name="Table58.B2" office:value-type="string">
            <text:p text:style-name="P2">What an haute couture collection!</text:p>
          </table:table-cell>
        </table:table-row>
      </table:table>
      <text:p text:style-name="Standard"/>
      <text:p text:style-name="Standard">// \b(((centi|milli|kilo</text:p>
      <table:table table:name="Table59" table:style-name="Table59">
        <table:table-column table:style-name="Table59.A"/>
        <table:table-column table:style-name="Table59.B"/>
        <text:soft-page-break/>
        <table:table-row table:style-name="Table59.1">
          <table:table-cell table:style-name="Table59.A1" office:value-type="string">
            <text:p text:style-name="P1">test</text:p>
          </table:table-cell>
          <table:table-cell table:style-name="Table59.B1" office:value-type="string">
            <text:p text:style-name="P1">expected</text:p>
          </table:table-cell>
        </table:table-row>
        <table:table-row table:style-name="Table59.1">
          <table:table-cell table:style-name="Table59.A2" office:value-type="string">
            <text:p text:style-name="P2">The hole is one meter squared.</text:p>
          </table:table-cell>
          <table:table-cell table:style-name="Table59.B2" office:value-type="string">
            <text:p text:style-name="P2">The hole is one square meter.</text:p>
          </table:table-cell>
        </table:table-row>
        <table:table-row table:style-name="Table59.1">
          <table:table-cell table:style-name="Table59.A2" office:value-type="string">
            <text:p text:style-name="P2">The hole is two meters squared.</text:p>
          </table:table-cell>
          <table:table-cell table:style-name="Table59.B2" office:value-type="string">
            <text:p text:style-name="P2">The hole is two square meters.</text:p>
          </table:table-cell>
        </table:table-row>
        <table:table-row table:style-name="Table59.1">
          <table:table-cell table:style-name="Table59.A2" office:value-type="string">
            <text:p text:style-name="P2">The paper is five centimeters square.</text:p>
          </table:table-cell>
          <table:table-cell table:style-name="Table59.B2" office:value-type="string">
            <text:p text:style-name="P2">The paper is five square centimeters.</text:p>
          </table:table-cell>
        </table:table-row>
        <table:table-row table:style-name="Table59.1">
          <table:table-cell table:style-name="Table59.A2" office:value-type="string">
            <text:p text:style-name="P2">The patio is ten yards squared.</text:p>
          </table:table-cell>
          <table:table-cell table:style-name="Table59.B2" office:value-type="string">
            <text:p text:style-name="P2">The patio is ten square yards.</text:p>
          </table:table-cell>
        </table:table-row>
      </table:table>
      <text:p text:style-name="Standard"/>
      <text:p text:style-name="Standard">\b(((centi\milli|kilo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">test</text:p>
          </table:table-cell>
          <table:table-cell table:style-name="Table60.B1" office:value-type="string">
            <text:p text:style-name="P1">expected</text:p>
          </table:table-cell>
        </table:table-row>
        <table:table-row table:style-name="Table60.1">
          <table:table-cell table:style-name="Table60.A2" office:value-type="string">
            <text:p text:style-name="P2">The hole is one meter cubed.</text:p>
          </table:table-cell>
          <table:table-cell table:style-name="Table60.B2" office:value-type="string">
            <text:p text:style-name="P2">The hole is one cubic meter.</text:p>
          </table:table-cell>
        </table:table-row>
        <table:table-row table:style-name="Table60.1">
          <table:table-cell table:style-name="Table60.A2" office:value-type="string">
            <text:p text:style-name="P2">The hole is two meters cubed.</text:p>
          </table:table-cell>
          <table:table-cell table:style-name="Table60.B2" office:value-type="string">
            <text:p text:style-name="P2">The hole is two cubic meters.</text:p>
          </table:table-cell>
        </table:table-row>
        <table:table-row table:style-name="Table60.1">
          <table:table-cell table:style-name="Table60.A2" office:value-type="string">
            <text:p text:style-name="P2">It is five centimeters cube.</text:p>
          </table:table-cell>
          <table:table-cell table:style-name="Table60.B2" office:value-type="string">
            <text:p text:style-name="P2">It is five cubic centimeters.</text:p>
          </table:table-cell>
        </table:table-row>
        <table:table-row table:style-name="Table60.1">
          <table:table-cell table:style-name="Table60.A2" office:value-type="string">
            <text:p text:style-name="P2">The sculpture is ten yards cubed.</text:p>
          </table:table-cell>
          <table:table-cell table:style-name="Table60.B2" office:value-type="string">
            <text:p text:style-name="P2">The sculpture is ten cubic yards.</text:p>
          </table:table-cell>
        </table:table-row>
      </table:table>
      <text:h text:style-name="Heading_20_2" text:outline-level="2">rules.xml</text:h>
      <text:p text:style-name="Standard">// come on-?board</text:p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1">test</text:p>
          </table:table-cell>
          <table:table-cell table:style-name="Table61.B1" office:value-type="string">
            <text:p text:style-name="P1">expect</text:p>
          </table:table-cell>
        </table:table-row>
        <table:table-row table:style-name="Table61.1">
          <table:table-cell table:style-name="Table61.A2" office:value-type="string">
            <text:p text:style-name="P2">we hope you come on-board</text:p>
          </table:table-cell>
          <table:table-cell table:style-name="Table61.B2" office:value-type="string">
            <text:p text:style-name="P2">we hope you come on board</text:p>
          </table:table-cell>
        </table:table-row>
        <table:table-row table:style-name="Table61.1">
          <table:table-cell table:style-name="Table61.A2" office:value-type="string">
            <text:p text:style-name="P2">we hope you come onboard</text:p>
          </table:table-cell>
          <table:table-cell table:style-name="Table61.B2" office:value-type="string">
            <text:p text:style-name="P2">we hope you come on board</text:p>
          </table:table-cell>
        </table:table-row>
      </table:table>
      <text:p text:style-name="Standard"/>
      <text:p text:style-name="Standard">// onboard</text:p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office:value-type="string">
            <text:p text:style-name="P1">test</text:p>
          </table:table-cell>
          <table:table-cell table:style-name="Table62.B1" office:value-type="string">
            <text:p text:style-name="P1">expect</text:p>
          </table:table-cell>
        </table:table-row>
        <table:table-row table:style-name="Table62.1">
          <table:table-cell table:style-name="Table62.A2" office:value-type="string">
            <text:p text:style-name="P2">the onboard computer was on board</text:p>
          </table:table-cell>
          <table:table-cell table:style-name="Table62.B2" office:value-type="string">
            <text:p text:style-name="P2">the on-board computer was on board</text:p>
          </table:table-cell>
        </table:table-row>
      </table:table>
      <text:p text:style-name="Standard"/>
      <text:p text:style-name="Standard">// passer(s) by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1">test</text:p>
          </table:table-cell>
          <table:table-cell table:style-name="Table63.B1" office:value-type="string">
            <text:p text:style-name="P1">expect</text:p>
          </table:table-cell>
        </table:table-row>
        <table:table-row table:style-name="Table63.1">
          <table:table-cell table:style-name="Table63.A2" office:value-type="string">
            <text:p text:style-name="P2">look at all the passers by</text:p>
          </table:table-cell>
          <table:table-cell table:style-name="Table63.B2" office:value-type="string">
            <text:p text:style-name="P2">look at all the passers-by</text:p>
          </table:table-cell>
        </table:table-row>
        <table:table-row table:style-name="Table63.1">
          <table:table-cell table:style-name="Table63.A2" office:value-type="string">
            <text:p text:style-name="P2">don't be a passerby</text:p>
          </table:table-cell>
          <table:table-cell table:style-name="Table63.B2" office:value-type="string">
            <text:p text:style-name="P2">don't be a passer-by</text:p>
          </table:table-cell>
        </table:table-row>
      </table:table>
      <text:p text:style-name="Standard"/>
      <text:p text:style-name="Standard">//([.!?]</text:p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1">test</text:p>
          </table:table-cell>
          <table:table-cell table:style-name="Table64.B1" office:value-type="string">
            <text:p text:style-name="P1">expect</text:p>
          </table:table-cell>
        </table:table-row>
        <table:table-row table:style-name="Table64.1">
          <table:table-cell table:style-name="Table64.A2" office:value-type="string">
            <text:p text:style-name="P2">You might ask 'Why?'.</text:p>
          </table:table-cell>
          <table:table-cell table:style-name="Table64.B2" office:value-type="string">
            <text:p text:style-name="P2">You might ask 'Why?'</text:p>
          </table:table-cell>
        </table:table-row>
      </table:table>
      <text:p text:style-name="Standard"/>
      <text:h text:style-name="Heading_20_1" text:outline-level="1">Richard Nordquist<text:span text:style-name="T2">'s 200 Common Redundancies</text:span></text:h>
      <text:p text:style-name="P23"><text:span text:style-name="T2">(see also http://grammar.about.com/od/words/a/redundancies.htm)</text:span></text:p>
      <text:p text:style-name="P26"/>
      <table:table table:name="Table65" table:style-name="Table65">
        <table:table-column table:style-name="Table65.A" table:number-columns-repeated="2"/>
        <table:table-row>
          <table:table-cell table:style-name="Table65.A1" office:value-type="string">
            <text:p text:style-name="P6"><text:span text:style-name="T3">test</text:span></text:p>
          </table:table-cell>
          <table:table-cell table:style-name="Table65.B1" office:value-type="string">
            <text:p text:style-name="P6"><text:span text:style-name="T3">expected</text:span></text:p>
          </table:table-cell>
        </table:table-row>
        <table:table-row>
          <table:table-cell table:style-name="Table65.A2" office:value-type="string">
            <text:p text:style-name="P24">absolutely essential </text:p>
            <text:p text:style-name="P24">absolutely necessary </text:p>
            <text:p text:style-name="P24">actual facts </text:p>
            <text:p text:style-name="P24">advance forward </text:p>
            <text:p text:style-name="P24">advance planning </text:p>
            <text:p text:style-name="P24">advance preview </text:p>
            <text:p text:style-name="P24">advance reservations </text:p>
            <text:p text:style-name="P24">advance warning </text:p>
            <text:p text:style-name="P24">add an additional </text:p>
            <text:p text:style-name="P24">add up </text:p>
            <text:p text:style-name="P24">added bonus </text:p>
            <text:p text:style-name="P24">affirmative yes </text:p>
            <text:p text:style-name="P24">aid and abet </text:p>
            <text:p text:style-name="P24">all-time record </text:p>
            <text:p text:style-name="P24">alternative choice </text:p>
            <text:p text:style-name="P24">A.M. in the morning </text:p>
            <text:p text:style-name="P24">anonymous stranger </text:p>
            <text:p text:style-name="P24">annual anniversary </text:p>
            <text:p text:style-name="P8"><text:span text:style-name="T4">and etc.</text:span></text:p>
            <text:p text:style-name="P24">armed gunman </text:p>
            <text:p text:style-name="P24">artificial prosthesis </text:p>
            <text:p text:style-name="P24">ascend up </text:p>
            <text:p text:style-name="P24">ask the question </text:p>
            <text:p text:style-name="P24">assemble together </text:p>
            <text:p text:style-name="P24">attach together </text:p>
            <text:p text:style-name="P24">ATM machine </text:p>
            <text:p text:style-name="P24">autobiography of his own life</text:p>
            <text:p text:style-name="P24">autobiography of her own life</text:p>
            <text:p text:style-name="P24">bald-headed </text:p>
            <text:p text:style-name="P24">balsa wood </text:p>
            <text:p text:style-name="P24">basic fundamentals </text:p>
            <text:p text:style-name="P24">basic necessities </text:p>
            <text:p text:style-name="P24">best ever </text:p>
            <text:p text:style-name="P24">biography of his life </text:p>
            <text:p text:style-name="P24">biography of her life </text:p>
            <text:p text:style-name="P24">blend together </text:p>
            <text:p text:style-name="P24">boat marina </text:p>
            <text:p text:style-name="P24">bouquet of flowers </text:p>
            <text:p text:style-name="P24">brief in duration </text:p>
            <text:p text:style-name="P24">brief moment </text:p>
            <text:p text:style-name="P24">brief summary </text:p>
            <text:p text:style-name="P24">burning embers</text:p>
            <text:p text:style-name="P24">cacophony of sound </text:p>
            <text:p text:style-name="P24">cameo appearance </text:p>
            <text:p text:style-name="P24">cancel out </text:p>
            <text:p text:style-name="P24">careful scrutiny </text:p>
            <text:p text:style-name="P24"><text:soft-page-break/>cash money </text:p>
            <text:p text:style-name="P24">cease and desist </text:p>
            <text:p text:style-name="P24">circle around </text:p>
            <text:p text:style-name="P24">circulate around </text:p>
            <text:p text:style-name="P24">classify into groups </text:p>
            <text:p text:style-name="P24">close proximity </text:p>
            <text:p text:style-name="P24">closed fist </text:p>
            <text:p text:style-name="P24">collaborate together </text:p>
            <text:p text:style-name="P24">combine together </text:p>
            <text:p text:style-name="P24">commute back and forth </text:p>
            <text:p text:style-name="P24">compete with each other </text:p>
            <text:p text:style-name="P24">completely annihilate </text:p>
            <text:p text:style-name="P24">completely destroyed </text:p>
            <text:p text:style-name="P24">completely eliminate </text:p>
            <text:p text:style-name="P24">completely engulfed </text:p>
            <text:p text:style-name="P24">completely filled </text:p>
            <text:p text:style-name="P24">completely surround </text:p>
            <text:p text:style-name="P24">component parts </text:p>
            <text:p text:style-name="P24">confer together </text:p>
            <text:p text:style-name="P24">connect together </text:p>
            <text:p text:style-name="P24">connect up </text:p>
            <text:p text:style-name="P24">confused state </text:p>
            <text:p text:style-name="P24">constantly maintained </text:p>
            <text:p text:style-name="P24">cooperate together </text:p>
            <text:p text:style-name="P24">could possibly </text:p>
            <text:p text:style-name="P24">crisis situation </text:p>
            <text:p text:style-name="P24">curative process </text:p>
            <text:p text:style-name="P24">current incumbent </text:p>
            <text:p text:style-name="P24">current trend</text:p>
            <text:p text:style-name="P24">depreciate in value </text:p>
            <text:p text:style-name="P24">descend down </text:p>
            <text:p text:style-name="P24">desirable benefits </text:p>
            <text:p text:style-name="P24">different kinds </text:p>
            <text:p text:style-name="P24">disappear from sight </text:p>
            <text:p text:style-name="P24">drop down </text:p>
            <text:p text:style-name="P24">during the course of </text:p>
            <text:p text:style-name="P24">dwindle down</text:p>
            <text:p text:style-name="P24">each and every </text:p>
            <text:p text:style-name="P24">earlier in time </text:p>
            <text:p text:style-name="P24">eliminate altogether </text:p>
            <text:p text:style-name="P24">emergency situation </text:p>
            <text:p text:style-name="P24">empty hole </text:p>
            <text:p text:style-name="P24">empty out </text:p>
            <text:p text:style-name="P24">empty space </text:p>
            <text:p text:style-name="P24">enclosed herein </text:p>
            <text:p text:style-name="P24">end result </text:p>
            <text:p text:style-name="P24">enter in </text:p>
            <text:p text:style-name="P24">entirely eliminate </text:p>
            <text:p text:style-name="P24"><text:soft-page-break/>equal to one another </text:p>
            <text:p text:style-name="P24">eradicate completely </text:p>
            <text:p text:style-name="P24">estimated at about </text:p>
            <text:p text:style-name="P24">evolve over time </text:p>
            <text:p text:style-name="P24">exact same </text:p>
            <text:p text:style-name="P24">exposed opening </text:p>
            <text:p text:style-name="P24">extradite back</text:p>
            <text:p text:style-name="P24">face mask </text:p>
            <text:p text:style-name="P24">fall down </text:p>
            <text:p text:style-name="P24">favorable approval </text:p>
            <text:p text:style-name="P24">fellow classmates </text:p>
            <text:p text:style-name="P24">fellow colleague </text:p>
            <text:p text:style-name="P24">few in number </text:p>
            <text:p text:style-name="P24">filled to capacity </text:p>
            <text:p text:style-name="P24">final conclusion</text:p>
            <text:p text:style-name="P24">final end </text:p>
            <text:p text:style-name="P24">final outcome </text:p>
            <text:p text:style-name="P24">final ultimatum </text:p>
            <text:p text:style-name="P24">first and foremost </text:p>
            <text:p text:style-name="P24">first conceived </text:p>
            <text:p text:style-name="P24">first of all </text:p>
            <text:p text:style-name="P24">fly through the air </text:p>
            <text:p text:style-name="P24">follow after </text:p>
            <text:p text:style-name="P24">foreign imports </text:p>
            <text:p text:style-name="P24">former graduate </text:p>
            <text:p text:style-name="P24">former veteran </text:p>
            <text:p text:style-name="P24">free gift </text:p>
            <text:p text:style-name="P24">frozen ice </text:p>
            <text:p text:style-name="P24">frozen tundra </text:p>
            <text:p text:style-name="P24">full to capacity </text:p>
            <text:p text:style-name="P24">full satisfaction </text:p>
            <text:p text:style-name="P24">fuse together </text:p>
            <text:p text:style-name="P24">future plans </text:p>
            <text:p text:style-name="P24">future recurrence</text:p>
            <text:p text:style-name="P24">gather together </text:p>
            <text:p text:style-name="P24">general public </text:p>
            <text:p text:style-name="P24">GOP party </text:p>
            <text:p text:style-name="P24">GRE exam </text:p>
            <text:p text:style-name="P24">grow in size</text:p>
            <text:p text:style-name="P24">had done previously </text:p>
            <text:p text:style-name="P24">harmful injuries </text:p>
            <text:p text:style-name="P24">head honcho </text:p>
            <text:p text:style-name="P24">heat up </text:p>
            <text:p text:style-name="P24">HIV virus </text:p>
            <text:p text:style-name="P24">hoist up </text:p>
            <text:p text:style-name="P24">hollow tube </text:p>
            <text:p text:style-name="P24">hurry up</text:p>
            <text:p text:style-name="P24">illustrated drawing </text:p>
            <text:p text:style-name="P24"><text:soft-page-break/>incredible to believe </text:p>
            <text:p text:style-name="P24">indicted on a charge </text:p>
            <text:p text:style-name="P24">input into </text:p>
            <text:p text:style-name="P24">integrate together </text:p>
            <text:p text:style-name="P24">integrate with each other </text:p>
            <text:p text:style-name="P24">interdependent on each other </text:p>
            <text:p text:style-name="P24">introduced a new </text:p>
            <text:p text:style-name="P24">introduced for the first time </text:p>
            <text:p text:style-name="P24">irregardless </text:p>
            <text:p text:style-name="P24">ISBN number</text:p>
            <text:p text:style-name="P24">joint collaboration</text:p>
            <text:p text:style-name="P24">kneel down </text:p>
            <text:p text:style-name="P24">knowledgeable experts</text:p>
            <text:p text:style-name="P24">lag behind </text:p>
            <text:p text:style-name="P24">later time </text:p>
            <text:p text:style-name="P24">LCD display </text:p>
            <text:p text:style-name="P24">lift up </text:p>
            <text:p text:style-name="P24">little baby </text:p>
            <text:p text:style-name="P24">live studio audience </text:p>
            <text:p text:style-name="P24">live witness </text:p>
            <text:p text:style-name="P24">local residents </text:p>
            <text:p text:style-name="P24">look back in retrospect</text:p>
            <text:p text:style-name="P17"><text:span text:style-name="T4">look ahead to the future</text:span></text:p>
            <text:p text:style-name="P18"><text:span text:style-name="T4">made out of</text:span></text:p>
            <text:p text:style-name="P24">major breakthrough </text:p>
            <text:p text:style-name="P24">major feat </text:p>
            <text:p text:style-name="P24">manually by hand </text:p>
            <text:p text:style-name="P24">may possibly </text:p>
            <text:p text:style-name="P24">meet together </text:p>
            <text:p text:style-name="P24">meet with each other </text:p>
            <text:p text:style-name="P24">mental telepathy </text:p>
            <text:p text:style-name="P24">merge together </text:p>
            <text:p text:style-name="P24">minestrone soup </text:p>
            <text:p text:style-name="P24">mix together </text:p>
            <text:p text:style-name="P24">mutual cooperation </text:p>
            <text:p text:style-name="P24">mutually interdependent </text:p>
            <text:p text:style-name="P24">mutual respect for each other </text:p>
            <text:p text:style-name="P24">nape of her neck </text:p>
            <text:p text:style-name="P24">native habitat </text:p>
            <text:p text:style-name="P24">natural instinct </text:p>
            <text:p text:style-name="P24">never before </text:p>
            <text:p text:style-name="P24">new beginning </text:p>
            <text:p text:style-name="P24">new construction </text:p>
            <text:p text:style-name="P24">new innovation </text:p>
            <text:p text:style-name="P24">new invention </text:p>
            <text:p text:style-name="P24">new recruit </text:p>
            <text:p text:style-name="P24">none at all </text:p>
            <text:p text:style-name="P24">nostalgia for the past </text:p>
            <text:p text:style-name="P24"><text:soft-page-break/>now pending</text:p>
            <text:p text:style-name="P24">off of </text:p>
            <text:p text:style-name="P24">old adage </text:p>
            <text:p text:style-name="P24">old cliche </text:p>
            <text:p text:style-name="P24">old custom </text:p>
            <text:p text:style-name="P24">old proverb </text:p>
            <text:p text:style-name="P24">open trench </text:p>
            <text:p text:style-name="P24">open up </text:p>
            <text:p text:style-name="P24">oral conversation </text:p>
            <text:p text:style-name="P24">originally created </text:p>
            <text:p text:style-name="P24">output out of </text:p>
            <text:p text:style-name="P24">outside in the yard </text:p>
            <text:p text:style-name="P24">outside of </text:p>
            <text:p text:style-name="P24">over exaggerate </text:p>
            <text:p text:style-name="P24">over with </text:p>
            <text:p text:style-name="P24">overused cliche</text:p>
            <text:p text:style-name="P24">pair of twins </text:p>
            <text:p text:style-name="P24">palm of the hand </text:p>
            <text:p text:style-name="P24">passing fad </text:p>
            <text:p text:style-name="P24">past experience </text:p>
            <text:p text:style-name="P24">past history </text:p>
            <text:p text:style-name="P24">past memories </text:p>
            <text:p text:style-name="P24">past records </text:p>
            <text:p text:style-name="P24">penetrate into </text:p>
            <text:p text:style-name="P24">period of time </text:p>
            <text:p text:style-name="P24">personal friend </text:p>
            <text:p text:style-name="P24">personal opinion </text:p>
            <text:p text:style-name="P24">pick and choose </text:p>
            <text:p text:style-name="P24">PIN number </text:p>
            <text:p text:style-name="P24">pizza pie </text:p>
            <text:p text:style-name="P24">plan ahead </text:p>
            <text:p text:style-name="P24">plan in advance </text:p>
            <text:p text:style-name="P24">Please RSVP </text:p>
            <text:p text:style-name="P24">plunge down </text:p>
            <text:p text:style-name="P24">polar opposites </text:p>
            <text:p text:style-name="P24">positive identification </text:p>
            <text:p text:style-name="P24">postpone until later </text:p>
            <text:p text:style-name="P19"><text:span text:style-name="T4">pouring down rain</text:span></text:p>
            <text:p text:style-name="P24">preheat </text:p>
            <text:p text:style-name="P24">prerecord </text:p>
            <text:p text:style-name="P24">private industry </text:p>
            <text:p text:style-name="P24">present incumbent </text:p>
            <text:p text:style-name="P24">present time </text:p>
            <text:p text:style-name="P24">previously listed above </text:p>
            <text:p text:style-name="P24">proceed ahead </text:p>
            <text:p text:style-name="P24">proposed plan </text:p>
            <text:p text:style-name="P24">protest against </text:p>
            <text:p text:style-name="P24">pursue after</text:p>
            <text:p text:style-name="P24"><text:soft-page-break/>raise up </text:p>
            <text:p text:style-name="P24">RAM memory </text:p>
            <text:p text:style-name="P24">reason is because </text:p>
            <text:p text:style-name="P24">reason why </text:p>
            <text:p text:style-name="P24">recur again </text:p>
            <text:p text:style-name="P24">re-elect for another term </text:p>
            <text:p text:style-name="P24">refer back </text:p>
            <text:p text:style-name="P24">reflect back </text:p>
            <text:p text:style-name="P24">regular routine </text:p>
            <text:p text:style-name="P24">reply back </text:p>
            <text:p text:style-name="P24">retreat back </text:p>
            <text:p text:style-name="P24">revert back </text:p>
            <text:p text:style-name="P24">rise up </text:p>
            <text:p text:style-name="P24">round in shape</text:p>
            <text:p text:style-name="P24">safe haven </text:p>
            <text:p text:style-name="P24">safe sanctuary </text:p>
            <text:p text:style-name="P24">same exact </text:p>
            <text:p text:style-name="P24">sand dune </text:p>
            <text:p text:style-name="P24">scrutinize in detail </text:p>
            <text:p text:style-name="P24">separated apart from each other </text:p>
            <text:p text:style-name="P24">serious danger </text:p>
            <text:p text:style-name="P24">share together </text:p>
            <text:p text:style-name="P24">sharp point </text:p>
            <text:p text:style-name="P24">shiny in appearance </text:p>
            <text:p text:style-name="P24">shut down </text:p>
            <text:p text:style-name="P24">single unit </text:p>
            <text:p text:style-name="P24">skipped over </text:p>
            <text:p text:style-name="P24">slow speed </text:p>
            <text:p text:style-name="P24">small size </text:p>
            <text:p text:style-name="P24">small speck </text:p>
            <text:p text:style-name="P24">soft in texture</text:p>
            <text:p text:style-name="P24">soft to the touch</text:p>
            <text:p text:style-name="P24">sole of the foot </text:p>
            <text:p text:style-name="P24">spell out in detail </text:p>
            <text:p text:style-name="P24">spliced together </text:p>
            <text:p text:style-name="P24">start off</text:p>
            <text:p text:style-name="P24">start out</text:p>
            <text:p text:style-name="P24">still persists </text:p>
            <text:p text:style-name="P24">still remains </text:p>
            <text:p text:style-name="P24">sudden impulse </text:p>
            <text:p text:style-name="P24">sum total </text:p>
            <text:p text:style-name="P24">surrounded on all sides</text:p>
            <text:p text:style-name="P24">tall in height </text:p>
            <text:p text:style-name="P24">tall in stature </text:p>
            <text:p text:style-name="P24">temper tantrum </text:p>
            <text:p text:style-name="P24">three-way love triangle </text:p>
            <text:p text:style-name="P24">time period </text:p>
            <text:p text:style-name="P24">tiny bit </text:p>
            <text:p text:style-name="P24"><text:soft-page-break/>total destruction </text:p>
            <text:p text:style-name="P24">truly sincere </text:p>
            <text:p text:style-name="P24">tuna fish </text:p>
            <text:p text:style-name="P24">twelve noon</text:p>
            <text:p text:style-name="P24">twelve midnight</text:p>
            <text:p text:style-name="P24">two equal halves</text:p>
            <text:p text:style-name="P24">ultimate goal </text:p>
            <text:p text:style-name="P24">undergraduate student </text:p>
            <text:p text:style-name="P24">underground subway </text:p>
            <text:p text:style-name="P24">unexpected emergency </text:p>
            <text:p text:style-name="P24">unexpected surprise </text:p>
            <text:p text:style-name="P24">unintentional mistake </text:p>
            <text:p text:style-name="P24">universal panacea </text:p>
            <text:p text:style-name="P24">unnamed anonymous </text:p>
            <text:p text:style-name="P24">UPC code </text:p>
            <text:p text:style-name="P24">usual custom</text:p>
            <text:p text:style-name="P24">vacillate back and forth </text:p>
            <text:p text:style-name="P24">veiled ambush </text:p>
            <text:p text:style-name="P24">very unique </text:p>
            <text:p text:style-name="P24">visible to the eye</text:p>
            <text:p text:style-name="P24">wall mural </text:p>
            <text:p text:style-name="P24">warn in advance </text:p>
            <text:p text:style-name="P24">weather conditions </text:p>
            <text:p text:style-name="P24">weather situation </text:p>
            <text:p text:style-name="P24">whether or not </text:p>
            <text:p text:style-name="P24">white snow </text:p>
            <text:p text:style-name="P24">write down</text:p>
          </table:table-cell>
          <table:table-cell table:style-name="Table65.B2" office:value-type="string">
            <text:p text:style-name="P7"><text:span text:style-name="T4">essential</text:span></text:p>
            <text:p text:style-name="P7"><text:span text:style-name="T4">necessary</text:span></text:p>
            <text:p text:style-name="P7"><text:span text:style-name="T4">facts</text:span></text:p>
            <text:p text:style-name="P7"><text:span text:style-name="T4">advance</text:span></text:p>
            <text:p text:style-name="P7"><text:span text:style-name="T4">planning</text:span></text:p>
            <text:p text:style-name="P7"><text:span text:style-name="T4">preview</text:span></text:p>
            <text:p text:style-name="P7"><text:span text:style-name="T4">reservations</text:span></text:p>
            <text:p text:style-name="P7"><text:span text:style-name="T4">warning</text:span></text:p>
            <text:p text:style-name="P7"><text:span text:style-name="T4">add</text:span></text:p>
            <text:p text:style-name="P7"><text:span text:style-name="T4">add</text:span></text:p>
            <text:p text:style-name="P7"><text:span text:style-name="T4">bonus</text:span></text:p>
            <text:p text:style-name="P7"><text:span text:style-name="T4">yes</text:span></text:p>
            <text:p text:style-name="P7"><text:span text:style-name="T4">abet</text:span></text:p>
            <text:p text:style-name="P7"><text:span text:style-name="T4">record</text:span></text:p>
            <text:p text:style-name="P7"><text:span text:style-name="T4">alternative</text:span></text:p>
            <text:p text:style-name="P7"><text:span text:style-name="T4">A.M.</text:span></text:p>
            <text:p text:style-name="P7"><text:span text:style-name="T4">stranger</text:span></text:p>
            <text:p text:style-name="P7"><text:span text:style-name="T4">anniversary</text:span></text:p>
            <text:p text:style-name="P7"><text:span text:style-name="T4">etc. </text:span></text:p>
            <text:p text:style-name="P7"><text:span text:style-name="T4">gunman</text:span></text:p>
            <text:p text:style-name="P7"><text:span text:style-name="T4">prosthesis</text:span></text:p>
            <text:p text:style-name="P7"><text:span text:style-name="T4">ascend</text:span></text:p>
            <text:p text:style-name="P7"><text:span text:style-name="T4">ask</text:span></text:p>
            <text:p text:style-name="P7"><text:span text:style-name="T4">assemble</text:span></text:p>
            <text:p text:style-name="P7"><text:span text:style-name="T4">attach</text:span></text:p>
            <text:p text:style-name="P7"><text:span text:style-name="T4">ATM</text:span></text:p>
            <text:p text:style-name="P7"><text:span text:style-name="T4">autobiography</text:span></text:p>
            <text:p text:style-name="P7"><text:span text:style-name="T4">autobiography</text:span></text:p>
            <text:p text:style-name="P7"><text:span text:style-name="T4">bald</text:span></text:p>
            <text:p text:style-name="P7"><text:span text:style-name="T4">balsa</text:span></text:p>
            <text:p text:style-name="P7"><text:span text:style-name="T4">fundamentals</text:span></text:p>
            <text:p text:style-name="P7"><text:span text:style-name="T4">necessities</text:span></text:p>
            <text:p text:style-name="P7"><text:span text:style-name="T4">best</text:span></text:p>
            <text:p text:style-name="P7"><text:span text:style-name="T4">biography</text:span></text:p>
            <text:p text:style-name="P7"><text:span text:style-name="T4">biography</text:span></text:p>
            <text:p text:style-name="P7"><text:span text:style-name="T4">blend</text:span></text:p>
            <text:p text:style-name="P7"><text:span text:style-name="T4">marina</text:span></text:p>
            <text:p text:style-name="P7"><text:span text:style-name="T4">bouquet</text:span></text:p>
            <text:p text:style-name="P7"><text:span text:style-name="T4">brief</text:span></text:p>
            <text:p text:style-name="P7"><text:span text:style-name="T4">moment</text:span></text:p>
            <text:p text:style-name="P7"><text:span text:style-name="T4">summary</text:span></text:p>
            <text:p text:style-name="P7"><text:span text:style-name="T4">embers</text:span></text:p>
            <text:p text:style-name="P7"><text:span text:style-name="T4">cacophony</text:span></text:p>
            <text:p text:style-name="P7"><text:span text:style-name="T4">cameo</text:span></text:p>
            <text:p text:style-name="P7"><text:span text:style-name="T4">cancel</text:span></text:p>
            <text:p text:style-name="P7"><text:span text:style-name="T4">scrutiny</text:span></text:p>
            <text:p text:style-name="P7"><text:soft-page-break/><text:span text:style-name="T4">cash</text:span></text:p>
            <text:p text:style-name="P7"><text:span text:style-name="T4">cease</text:span></text:p>
            <text:p text:style-name="P7"><text:span text:style-name="T4">circle</text:span></text:p>
            <text:p text:style-name="P7"><text:span text:style-name="T4">circulate</text:span></text:p>
            <text:p text:style-name="P7"><text:span text:style-name="T4">classify</text:span></text:p>
            <text:p text:style-name="P7"><text:span text:style-name="T4">proximity</text:span></text:p>
            <text:p text:style-name="P7"><text:span text:style-name="T4">fist</text:span></text:p>
            <text:p text:style-name="P7"><text:span text:style-name="T4">collaborate</text:span></text:p>
            <text:p text:style-name="P7"><text:span text:style-name="T4">combine</text:span></text:p>
            <text:p text:style-name="P7"><text:span text:style-name="T4">commute</text:span></text:p>
            <text:p text:style-name="P7"><text:span text:style-name="T4">compete</text:span></text:p>
            <text:p text:style-name="P7"><text:span text:style-name="T4">annihilate</text:span></text:p>
            <text:p text:style-name="P7"><text:span text:style-name="T4">destroyed</text:span></text:p>
            <text:p text:style-name="P7"><text:span text:style-name="T4">eliminate</text:span></text:p>
            <text:p text:style-name="P7"><text:span text:style-name="T4">engulfed</text:span></text:p>
            <text:p text:style-name="P7"><text:span text:style-name="T4">filled</text:span></text:p>
            <text:p text:style-name="P7"><text:span text:style-name="T4">surround</text:span></text:p>
            <text:p text:style-name="P7"><text:span text:style-name="T4">parts</text:span></text:p>
            <text:p text:style-name="P7"><text:span text:style-name="T4">confer</text:span></text:p>
            <text:p text:style-name="P7"><text:span text:style-name="T4">connect</text:span></text:p>
            <text:p text:style-name="P7"><text:span text:style-name="T4">connect</text:span></text:p>
            <text:p text:style-name="P7"><text:span text:style-name="T4">confused</text:span></text:p>
            <text:p text:style-name="P7"><text:span text:style-name="T4">maintained</text:span></text:p>
            <text:p text:style-name="P7"><text:span text:style-name="T4">cooperate</text:span></text:p>
            <text:p text:style-name="P7"><text:span text:style-name="T4">could</text:span></text:p>
            <text:p text:style-name="P7"><text:span text:style-name="T4">crisis</text:span></text:p>
            <text:p text:style-name="P7"><text:span text:style-name="T4">curative</text:span></text:p>
            <text:p text:style-name="P7"><text:span text:style-name="T4">incumbent</text:span></text:p>
            <text:p text:style-name="P7"><text:span text:style-name="T4">trend</text:span></text:p>
            <text:p text:style-name="P7"><text:span text:style-name="T4">depreciate</text:span></text:p>
            <text:p text:style-name="P7"><text:span text:style-name="T4">descend </text:span></text:p>
            <text:p text:style-name="P7"><text:span text:style-name="T4">benefits</text:span></text:p>
            <text:p text:style-name="P7"><text:span text:style-name="T4">kinds</text:span></text:p>
            <text:p text:style-name="P7"><text:span text:style-name="T4">disappear</text:span></text:p>
            <text:p text:style-name="P7"><text:span text:style-name="T4">drop</text:span></text:p>
            <text:p text:style-name="P7"><text:span text:style-name="T4">during</text:span></text:p>
            <text:p text:style-name="P7"><text:span text:style-name="T4">dwindle</text:span></text:p>
            <text:p text:style-name="P7"><text:span text:style-name="T4">each</text:span></text:p>
            <text:p text:style-name="P7"><text:span text:style-name="T4">earlier</text:span></text:p>
            <text:p text:style-name="P7"><text:span text:style-name="T4">eliminate</text:span></text:p>
            <text:p text:style-name="P7"><text:span text:style-name="T4">emergency</text:span></text:p>
            <text:p text:style-name="P7"><text:span text:style-name="T4">hole</text:span></text:p>
            <text:p text:style-name="P7"><text:span text:style-name="T4">empty</text:span></text:p>
            <text:p text:style-name="P7"><text:span text:style-name="T4">space</text:span></text:p>
            <text:p text:style-name="P7"><text:span text:style-name="T4">enclosed</text:span></text:p>
            <text:p text:style-name="P7"><text:span text:style-name="T4">result</text:span></text:p>
            <text:p text:style-name="P9"><text:span text:style-name="T4">enter</text:span></text:p>
            <text:p text:style-name="P9"><text:span text:style-name="T4">eliminate</text:span></text:p>
            <text:p text:style-name="P7"><text:soft-page-break/><text:span text:style-name="T4">equal</text:span></text:p>
            <text:p text:style-name="P7"><text:span text:style-name="T4">eradicate</text:span></text:p>
            <text:p text:style-name="P7"><text:span text:style-name="T4">estimated at</text:span></text:p>
            <text:p text:style-name="P7"><text:span text:style-name="T4">evolve</text:span></text:p>
            <text:p text:style-name="P7"><text:span text:style-name="T4">same</text:span></text:p>
            <text:p text:style-name="P7"><text:span text:style-name="T4">opening</text:span></text:p>
            <text:p text:style-name="P7"><text:span text:style-name="T4">extradite</text:span></text:p>
            <text:p text:style-name="P7"><text:span text:style-name="T4">mask</text:span></text:p>
            <text:p text:style-name="P7"><text:span text:style-name="T4">fall</text:span></text:p>
            <text:p text:style-name="P7"><text:span text:style-name="T4">approval</text:span></text:p>
            <text:p text:style-name="P7"><text:span text:style-name="T4">classmates</text:span></text:p>
            <text:p text:style-name="P7"><text:span text:style-name="T4">colleague </text:span></text:p>
            <text:p text:style-name="P7"><text:span text:style-name="T4">few</text:span></text:p>
            <text:p text:style-name="P7"><text:span text:style-name="T4">filled</text:span></text:p>
            <text:p text:style-name="P7"><text:span text:style-name="T4">conclusion</text:span></text:p>
            <text:p text:style-name="P7"><text:span text:style-name="T4">end</text:span></text:p>
            <text:p text:style-name="P7"><text:span text:style-name="T4">outcome</text:span></text:p>
            <text:p text:style-name="P7"><text:span text:style-name="T4">ultimatum</text:span></text:p>
            <text:p text:style-name="P7"><text:span text:style-name="T4">foremost</text:span></text:p>
            <text:p text:style-name="P7"><text:span text:style-name="T4">conceived</text:span></text:p>
            <text:p text:style-name="P7"><text:span text:style-name="T4">first</text:span></text:p>
            <text:p text:style-name="P7"><text:span text:style-name="T4">fly</text:span></text:p>
            <text:p text:style-name="P7"><text:span text:style-name="T4">follow</text:span></text:p>
            <text:p text:style-name="P7"><text:span text:style-name="T4">imports</text:span></text:p>
            <text:p text:style-name="P7"><text:span text:style-name="T4">graduate</text:span></text:p>
            <text:p text:style-name="P7"><text:span text:style-name="T4">veteran</text:span></text:p>
            <text:p text:style-name="P7"><text:span text:style-name="T4">gift</text:span></text:p>
            <text:p text:style-name="P7"><text:span text:style-name="T4">ice</text:span></text:p>
            <text:p text:style-name="P7"><text:span text:style-name="T4">tundra</text:span></text:p>
            <text:p text:style-name="P7"><text:span text:style-name="T4">full</text:span></text:p>
            <text:p text:style-name="P7"><text:span text:style-name="T4">satisfaction</text:span></text:p>
            <text:p text:style-name="P7"><text:span text:style-name="T4">fuse</text:span></text:p>
            <text:p text:style-name="P7"><text:span text:style-name="T4">plans</text:span></text:p>
            <text:p text:style-name="P7"><text:span text:style-name="T4">recurrence</text:span></text:p>
            <text:p text:style-name="P7"><text:span text:style-name="T4">gather</text:span></text:p>
            <text:p text:style-name="P7"><text:span text:style-name="T4">public</text:span></text:p>
            <text:p text:style-name="P7"><text:span text:style-name="T4">GOP</text:span></text:p>
            <text:p text:style-name="P7"><text:span text:style-name="T4">GRE</text:span></text:p>
            <text:p text:style-name="P7"><text:span text:style-name="T4">grow</text:span></text:p>
            <text:p text:style-name="P7"><text:span text:style-name="T4">had done</text:span></text:p>
            <text:p text:style-name="P7"><text:span text:style-name="T4">injuries</text:span></text:p>
            <text:p text:style-name="P7"><text:span text:style-name="T4">honcho</text:span></text:p>
            <text:p text:style-name="P7"><text:span text:style-name="T4">heat</text:span></text:p>
            <text:p text:style-name="P7"><text:span text:style-name="T4">HIV</text:span></text:p>
            <text:p text:style-name="P7"><text:span text:style-name="T4">hoist</text:span></text:p>
            <text:p text:style-name="P10"><text:span text:style-name="T4">tube</text:span></text:p>
            <text:p text:style-name="P10"><text:span text:style-name="T4">hurry</text:span></text:p>
            <text:p text:style-name="P13"><text:span text:style-name="T4">drawing</text:span></text:p>
            <text:p text:style-name="P13"><text:soft-page-break/><text:span text:style-name="T4">incredible</text:span></text:p>
            <text:p text:style-name="P7"><text:span text:style-name="T4">indicted</text:span></text:p>
            <text:p text:style-name="P7"><text:span text:style-name="T4">input</text:span></text:p>
            <text:p text:style-name="P7"><text:span text:style-name="T4">integrate</text:span></text:p>
            <text:p text:style-name="P7"><text:span text:style-name="T4">integrate</text:span></text:p>
            <text:p text:style-name="P7"><text:span text:style-name="T4">interdependent</text:span></text:p>
            <text:p text:style-name="P7"><text:span text:style-name="T4">introduced</text:span></text:p>
            <text:p text:style-name="P7"><text:span text:style-name="T4">introduced</text:span></text:p>
            <text:p text:style-name="P7"><text:span text:style-name="T4">regardless</text:span></text:p>
            <text:p text:style-name="P7"><text:span text:style-name="T4">ISBN</text:span></text:p>
            <text:p text:style-name="P7"><text:span text:style-name="T4">collaboration</text:span></text:p>
            <text:p text:style-name="P7"><text:span text:style-name="T4">kneel</text:span></text:p>
            <text:p text:style-name="P7"><text:span text:style-name="T4">experts</text:span></text:p>
            <text:p text:style-name="P7"><text:span text:style-name="T4">lag</text:span></text:p>
            <text:p text:style-name="P7"><text:span text:style-name="T4">later</text:span></text:p>
            <text:p text:style-name="P7"><text:span text:style-name="T4">LCD</text:span></text:p>
            <text:p text:style-name="P7"><text:span text:style-name="T4">lift</text:span></text:p>
            <text:p text:style-name="P7"><text:span text:style-name="T4">baby</text:span></text:p>
            <text:p text:style-name="P7"><text:span text:style-name="T4">studio audience</text:span></text:p>
            <text:p text:style-name="P7"><text:span text:style-name="T4">witness</text:span></text:p>
            <text:p text:style-name="P7"><text:span text:style-name="T4">residents</text:span></text:p>
            <text:p text:style-name="P7"><text:span text:style-name="T4">look back</text:span></text:p>
            <text:p text:style-name="P17"><text:span text:style-name="T4">look to the future</text:span></text:p>
            <text:p text:style-name="P18"><text:span text:style-name="T4">made of</text:span></text:p>
            <text:p text:style-name="P7"><text:span text:style-name="T4">breakthrough</text:span></text:p>
            <text:p text:style-name="P7"><text:span text:style-name="T4">feat</text:span></text:p>
            <text:p text:style-name="P7"><text:span text:style-name="T4">manually</text:span></text:p>
            <text:p text:style-name="P7"><text:span text:style-name="T4">may</text:span></text:p>
            <text:p text:style-name="P7"><text:span text:style-name="T4">meet</text:span></text:p>
            <text:p text:style-name="P7"><text:span text:style-name="T4">meet</text:span></text:p>
            <text:p text:style-name="P7"><text:span text:style-name="T4">telepathy</text:span></text:p>
            <text:p text:style-name="P7"><text:span text:style-name="T4">merge</text:span></text:p>
            <text:p text:style-name="P7"><text:span text:style-name="T4">minestrone</text:span></text:p>
            <text:p text:style-name="P7"><text:span text:style-name="T4">mix</text:span></text:p>
            <text:p text:style-name="P7"><text:span text:style-name="T4">cooperation</text:span></text:p>
            <text:p text:style-name="P7"><text:span text:style-name="T4">interdependent</text:span></text:p>
            <text:p text:style-name="P7"><text:span text:style-name="T4">mutual respect</text:span></text:p>
            <text:p text:style-name="P7"><text:span text:style-name="T4">nape</text:span></text:p>
            <text:p text:style-name="P7"><text:span text:style-name="T4">habitat</text:span></text:p>
            <text:p text:style-name="P7"><text:span text:style-name="T4">instinct</text:span></text:p>
            <text:p text:style-name="P7"><text:span text:style-name="T4">never</text:span></text:p>
            <text:p text:style-name="P7"><text:span text:style-name="T4">beginning</text:span></text:p>
            <text:p text:style-name="P7"><text:span text:style-name="T4">construction</text:span></text:p>
            <text:p text:style-name="P7"><text:span text:style-name="T4">innovation</text:span></text:p>
            <text:p text:style-name="P7"><text:span text:style-name="T4">invention</text:span></text:p>
            <text:p text:style-name="P7"><text:span text:style-name="T4">recruit</text:span></text:p>
            <text:p text:style-name="P13"><text:span text:style-name="T4">none</text:span></text:p>
            <text:p text:style-name="P13"><text:span text:style-name="T4">nostalgia</text:span></text:p>
            <text:p text:style-name="P13"><text:soft-page-break/><text:span text:style-name="T4">pending</text:span></text:p>
            <text:p text:style-name="P13"><text:span text:style-name="T4">off</text:span></text:p>
            <text:p text:style-name="P7"><text:span text:style-name="T4">adage</text:span></text:p>
            <text:p text:style-name="P7"><text:span text:style-name="T4">cliche</text:span></text:p>
            <text:p text:style-name="P7"><text:span text:style-name="T4">custom</text:span></text:p>
            <text:p text:style-name="P7"><text:span text:style-name="T4">proverb</text:span></text:p>
            <text:p text:style-name="P7"><text:span text:style-name="T4">trench</text:span></text:p>
            <text:p text:style-name="P7"><text:span text:style-name="T4">open</text:span></text:p>
            <text:p text:style-name="P7"><text:span text:style-name="T4">conversation</text:span></text:p>
            <text:p text:style-name="P7"><text:span text:style-name="T4">created</text:span></text:p>
            <text:p text:style-name="P7"><text:span text:style-name="T4">output</text:span></text:p>
            <text:p text:style-name="P7"><text:span text:style-name="T4">in the yard</text:span></text:p>
            <text:p text:style-name="P7"><text:span text:style-name="T4">outside</text:span></text:p>
            <text:p text:style-name="P7"><text:span text:style-name="T4">exaggerate</text:span></text:p>
            <text:p text:style-name="P7"><text:span text:style-name="T4">over</text:span></text:p>
            <text:p text:style-name="P7"><text:span text:style-name="T4">cliche</text:span></text:p>
            <text:p text:style-name="P7"><text:span text:style-name="T4">twins</text:span></text:p>
            <text:p text:style-name="P7"><text:span text:style-name="T4">palm</text:span></text:p>
            <text:p text:style-name="P7"><text:span text:style-name="T4">fad</text:span></text:p>
            <text:p text:style-name="P7"><text:span text:style-name="T4">experience</text:span></text:p>
            <text:p text:style-name="P7"><text:span text:style-name="T4">history</text:span></text:p>
            <text:p text:style-name="P7"><text:span text:style-name="T4">memories</text:span></text:p>
            <text:p text:style-name="P7"><text:span text:style-name="T4">records </text:span></text:p>
            <text:p text:style-name="P7"><text:span text:style-name="T4">penetrate</text:span></text:p>
            <text:p text:style-name="P7"><text:span text:style-name="T4">period</text:span></text:p>
            <text:p text:style-name="P7"><text:span text:style-name="T4">friend</text:span></text:p>
            <text:p text:style-name="P7"><text:span text:style-name="T4">opinion</text:span></text:p>
            <text:p text:style-name="P7"><text:span text:style-name="T4">pick</text:span></text:p>
            <text:p text:style-name="P7"><text:span text:style-name="T4">PIN</text:span></text:p>
            <text:p text:style-name="P7"><text:span text:style-name="T4">pizza</text:span></text:p>
            <text:p text:style-name="P7"><text:span text:style-name="T4">plan</text:span></text:p>
            <text:p text:style-name="P7"><text:span text:style-name="T4">plan</text:span></text:p>
            <text:p text:style-name="P7"><text:span text:style-name="T4">RSVP</text:span></text:p>
            <text:p text:style-name="P7"><text:span text:style-name="T4">plunge</text:span></text:p>
            <text:p text:style-name="P7"><text:span text:style-name="T4">opposites</text:span></text:p>
            <text:p text:style-name="P7"><text:span text:style-name="T4">identification</text:span></text:p>
            <text:p text:style-name="P7"><text:span text:style-name="T4">postpone</text:span></text:p>
            <text:p text:style-name="P19"><text:span text:style-name="T4">pouring rain</text:span></text:p>
            <text:p text:style-name="P7"><text:span text:style-name="T4">heat</text:span></text:p>
            <text:p text:style-name="P7"><text:span text:style-name="T4">record</text:span></text:p>
            <text:p text:style-name="P7"><text:span text:style-name="T4">industry</text:span></text:p>
            <text:p text:style-name="P7"><text:span text:style-name="T4">incumbent</text:span></text:p>
            <text:p text:style-name="P7"><text:span text:style-name="T4">present</text:span></text:p>
            <text:p text:style-name="P7"><text:span text:style-name="T4">previously listed</text:span></text:p>
            <text:p text:style-name="P7"><text:span text:style-name="T4">proceed</text:span></text:p>
            <text:p text:style-name="P7"><text:span text:style-name="T4">plan</text:span></text:p>
            <text:p text:style-name="P7"><text:span text:style-name="T4">protest</text:span></text:p>
            <text:p text:style-name="P7"><text:span text:style-name="T4">pursue</text:span></text:p>
            <text:p text:style-name="P7"><text:soft-page-break/><text:span text:style-name="T4">raise</text:span></text:p>
            <text:p text:style-name="P14"><text:span text:style-name="T4">RAM</text:span></text:p>
            <text:p text:style-name="P14"><text:span text:style-name="T4">reason is</text:span></text:p>
            <text:p text:style-name="P7"><text:span text:style-name="T4">reason</text:span></text:p>
            <text:p text:style-name="P7"><text:span text:style-name="T4">recur</text:span></text:p>
            <text:p text:style-name="P7"><text:span text:style-name="T4">re-elect</text:span></text:p>
            <text:p text:style-name="P7"><text:span text:style-name="T4">refer</text:span></text:p>
            <text:p text:style-name="P7"><text:span text:style-name="T4">reflect</text:span></text:p>
            <text:p text:style-name="P7"><text:span text:style-name="T4">routine</text:span></text:p>
            <text:p text:style-name="P7"><text:span text:style-name="T4">reply</text:span></text:p>
            <text:p text:style-name="P7"><text:span text:style-name="T4">retreat</text:span></text:p>
            <text:p text:style-name="P7"><text:span text:style-name="T4">revert</text:span></text:p>
            <text:p text:style-name="P7"><text:span text:style-name="T4">rise</text:span></text:p>
            <text:p text:style-name="P7"><text:span text:style-name="T4">round</text:span></text:p>
            <text:p text:style-name="P7"><text:span text:style-name="T4">haven</text:span></text:p>
            <text:p text:style-name="P7"><text:span text:style-name="T4">sanctuary</text:span></text:p>
            <text:p text:style-name="P7"><text:span text:style-name="T4">same</text:span></text:p>
            <text:p text:style-name="P7"><text:span text:style-name="T4">dune</text:span></text:p>
            <text:p text:style-name="P7"><text:span text:style-name="T4">scrutinize</text:span></text:p>
            <text:p text:style-name="P7"><text:span text:style-name="T4">separated</text:span></text:p>
            <text:p text:style-name="P7"><text:span text:style-name="T4">danger</text:span></text:p>
            <text:p text:style-name="P7"><text:span text:style-name="T4">share</text:span></text:p>
            <text:p text:style-name="P7"><text:span text:style-name="T4">point</text:span></text:p>
            <text:p text:style-name="P7"><text:span text:style-name="T4">shiny</text:span></text:p>
            <text:p text:style-name="P7"><text:span text:style-name="T4">shut</text:span></text:p>
            <text:p text:style-name="P7"><text:span text:style-name="T4">unit</text:span></text:p>
            <text:p text:style-name="P7"><text:span text:style-name="T4">skipped</text:span></text:p>
            <text:p text:style-name="P7"><text:span text:style-name="T4">slow</text:span></text:p>
            <text:p text:style-name="P7"><text:span text:style-name="T4">small</text:span></text:p>
            <text:p text:style-name="P7"><text:span text:style-name="T4">speck</text:span></text:p>
            <text:p text:style-name="P7"><text:span text:style-name="T4">soft</text:span></text:p>
            <text:p text:style-name="P7"><text:span text:style-name="T4">soft</text:span></text:p>
            <text:p text:style-name="P7"><text:span text:style-name="T4">sole</text:span></text:p>
            <text:p text:style-name="P7"><text:span text:style-name="T4">spell out</text:span></text:p>
            <text:p text:style-name="P7"><text:span text:style-name="T4">spliced</text:span></text:p>
            <text:p text:style-name="P7"><text:span text:style-name="T4">start</text:span></text:p>
            <text:p text:style-name="P15"><text:span text:style-name="T5">start</text:span></text:p>
            <text:p text:style-name="P7"><text:span text:style-name="T4">persists</text:span></text:p>
            <text:p text:style-name="P7"><text:span text:style-name="T4">remains</text:span></text:p>
            <text:p text:style-name="P7"><text:span text:style-name="T4">impulse</text:span></text:p>
            <text:p text:style-name="P7"><text:span text:style-name="T4">total</text:span></text:p>
            <text:p text:style-name="P7"><text:span text:style-name="T4">surrounded</text:span></text:p>
            <text:p text:style-name="P7"><text:span text:style-name="T4">tall</text:span></text:p>
            <text:p text:style-name="P7"><text:span text:style-name="T4">tall</text:span></text:p>
            <text:p text:style-name="P7"><text:span text:style-name="T4">tantrum</text:span></text:p>
            <text:p text:style-name="P7"><text:span text:style-name="T4">love triangle</text:span></text:p>
            <text:p text:style-name="P7"><text:span text:style-name="T4">time</text:span></text:p>
            <text:p text:style-name="P16"><text:span text:style-name="T4">bit</text:span></text:p>
            <text:p text:style-name="P16"><text:soft-page-break/><text:span text:style-name="T4">destruction</text:span></text:p>
            <text:p text:style-name="P7"><text:span text:style-name="T4">sincere</text:span></text:p>
            <text:p text:style-name="P7"><text:span text:style-name="T4">tuna</text:span></text:p>
            <text:p text:style-name="P7"><text:span text:style-name="T4">noon</text:span></text:p>
            <text:p text:style-name="P16"><text:span text:style-name="T6">midnight</text:span></text:p>
            <text:p text:style-name="P7"><text:span text:style-name="T4">halves</text:span></text:p>
            <text:p text:style-name="P7"><text:span text:style-name="T4">goal</text:span></text:p>
            <text:p text:style-name="P7"><text:span text:style-name="T4">undergraduate</text:span></text:p>
            <text:p text:style-name="P7"><text:span text:style-name="T4">subway</text:span></text:p>
            <text:p text:style-name="P7"><text:span text:style-name="T4">emergency</text:span></text:p>
            <text:p text:style-name="P7"><text:span text:style-name="T4">surprise</text:span></text:p>
            <text:p text:style-name="P7"><text:span text:style-name="T4">mistake</text:span></text:p>
            <text:p text:style-name="P7"><text:span text:style-name="T4">panacea</text:span></text:p>
            <text:p text:style-name="P7"><text:span text:style-name="T4">anonymous</text:span></text:p>
            <text:p text:style-name="P7"><text:span text:style-name="T4">UPC</text:span></text:p>
            <text:p text:style-name="P7"><text:span text:style-name="T4">custom</text:span></text:p>
            <text:p text:style-name="P7"><text:span text:style-name="T4">vacillate</text:span></text:p>
            <text:p text:style-name="P7"><text:span text:style-name="T4">ambush</text:span></text:p>
            <text:p text:style-name="P7"><text:span text:style-name="T4">unique</text:span></text:p>
            <text:p text:style-name="P7"><text:span text:style-name="T4">visible</text:span></text:p>
            <text:p text:style-name="P7"><text:span text:style-name="T4">mural</text:span></text:p>
            <text:p text:style-name="P7"><text:span text:style-name="T4">warn</text:span></text:p>
            <text:p text:style-name="P7"><text:span text:style-name="T4">weather</text:span></text:p>
            <text:p text:style-name="P7"><text:span text:style-name="T4">weather</text:span></text:p>
            <text:p text:style-name="P7"><text:span text:style-name="T4">whether</text:span></text:p>
            <text:p text:style-name="P7"><text:span text:style-name="T4">snow</text:span></text:p>
            <text:p text:style-name="P7"><text:span text:style-name="T4">write</text:span></text:p>
          </table:table-cell>
        </table:table-row>
      </table:table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1" style:next-style-name="Convert_20_1"/>
    <style:master-page style:name="Convert_20_1" style:display-name="Convert 1" style:page-layout-name="Mpm1"/>
    <style:master-page style:name="First_20_convert_20_2" style:display-name="First convert 2" style:page-layout-name="Mpm1" style:next-style-name="Convert_20_2"/>
    <style:master-page style:name="Convert_20_2" style:display-name="Convert 2" style:page-layout-name="Mpm1"/>
    <style:master-page style:name="First_20_convert_20_3" style:display-name="First convert 3" style:page-layout-name="Mpm1" style:next-style-name="Convert_20_3"/>
    <style:master-page style:name="Convert_20_3" style:display-name="Convert 3" style:page-layout-name="Mpm1"/>
    <style:master-page style:name="First_20_convert_20_4" style:display-name="First convert 4" style:page-layout-name="Mpm1" style:next-style-name="Convert_20_4"/>
    <style:master-page style:name="Convert_20_4" style:display-name="Convert 4" style:page-layout-name="Mpm1"/>
    <style:master-page style:name="First_20_convert_20_5" style:display-name="First convert 5" style:page-layout-name="Mpm1" style:next-style-name="Convert_20_5"/>
    <style:master-page style:name="Convert_20_5" style:display-name="Convert 5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Gerspacher</meta:initial-creator>
    <meta:creation-date>2012-02-29T12:24:03</meta:creation-date>
    <meta:editing-duration>P23DT23H41M5S</meta:editing-duration>
    <meta:generator>LibreOffice/3.6$Windows_x86 LibreOffice_project/932b512-69e3009-7a10e5c-fc86223-a55908</meta:generator>
    <dc:date>2012-12-18T16:50:07.10</dc:date>
    <meta:editing-cycles>41</meta:editing-cycles>
    <meta:document-statistic meta:table-count="65" meta:image-count="0" meta:object-count="0" meta:page-count="20" meta:paragraph-count="1295" meta:word-count="3845" meta:character-count="21513" meta:non-whitespace-character-count="18675"/>
    <meta:user-defined meta:name="Info 1"/>
    <meta:user-defined meta:name="Info 2"/>
    <meta:user-defined meta:name="Info 3"/>
    <meta:user-defined meta:name="Info 4"/>
  </office:meta>
</office:document-meta>
</file>